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>
      <style:map style:condition="cell-content()=1" style:apply-style-name="Untitled1" style:base-cell-address="ss2q.R9"/>
      <style:map style:condition="cell-content()=0" style:apply-style-name="Untitled2" style:base-cell-address="ss2q.R9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map style:condition="cell-content()=1" style:apply-style-name="Untitled1" style:base-cell-address="alls1q.P9"/>
      <style:map style:condition="cell-content()=0" style:apply-style-name="Untitled2" style:base-cell-address="alls1q.P9"/>
    </style:style>
    <style:style style:name="ce6" style:family="table-cell" style:parent-style-name="Default" style:data-style-name="N99">
      <style:map style:condition="cell-content()=1" style:apply-style-name="Untitled1" style:base-cell-address="sssq_jsckson.L9"/>
      <style:map style:condition="cell-content()=0" style:apply-style-name="Untitled2" style:base-cell-address="sssq_jsckson.L9"/>
    </style:style>
    <style:style style:name="ce7" style:family="table-cell" style:parent-style-name="Default" style:data-style-name="N99">
      <style:map style:condition="cell-content()=1" style:apply-style-name="Untitled1" style:base-cell-address="sssq_jsckson.O9"/>
      <style:map style:condition="cell-content()=0" style:apply-style-name="Untitled2" style:base-cell-address="sssq_jsckson.O9"/>
    </style:style>
    <style:style style:name="ce9" style:family="table-cell" style:parent-style-name="Default" style:data-style-name="N81"/>
    <style:style style:name="ce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s2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4"/>
        <table:table-column table:style-name="co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5"/>
          <table:table-cell table:style-name="Default"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Tolerance absolute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6"/>
          <table:table-cell office:value-type="string" calcext:value-type="string">
            <text:p>Tolerance percent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17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3"/>
          <table:table-cell table:number-columns-repeated="3"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 office:value-type="string" calcext:value-type="string">
            <text:p>Empirical</text:p>
          </table:table-cell>
          <table:table-cell/>
          <table:table-cell table:number-columns-repeated="3" table:style-name="Default" office:value-type="string" calcext:value-type="string">
            <text:p>Check</text:p>
          </table:table-cell>
          <table:table-cell table:style-name="Default"/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/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Ev lambdas normal</text:p>
          </table:table-cell>
          <table:table-cell office:value-type="string" calcext:value-type="string">
            <text:p>Ev lambdas vip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normal</text:p>
          </table:table-cell>
          <table:table-cell office:value-type="string" calcext:value-type="string">
            <text:p>rho_vip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Vip percents</text:p>
          </table:table-cell>
          <table:table-cell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/>
          <table:table-cell table:style-name="Default" office:value-type="string" calcext:value-type="string">
            <text:p>Rho reconstruction</text:p>
          </table:table-cell>
        </table:table-row>
        <table:table-row table:style-name="ro1">
          <table:table-cell/>
          <table:table-cell table:formula="of:=[Sheet2.B7]" office:value-type="string" office:string-value="The Royal Reception Hall" calcext:value-type="string">
            <text:p>The Royal Reception Hall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7]" office:value-type="float" office:value="4.977639" calcext:value-type="float">
            <text:p>4.977639</text:p>
          </table:table-cell>
          <table:table-cell table:formula="of:=[Sheet2.E7]" office:value-type="float" office:value="0.040908" calcext:value-type="float">
            <text:p>0.040908</text:p>
          </table:table-cell>
          <table:table-cell table:formula="of:=[Sheet2.F7]" office:value-type="float" office:value="0.034594" calcext:value-type="float">
            <text:p>0.034594</text:p>
          </table:table-cell>
          <table:table-cell table:formula="of:=[Sheet2.G7]" office:value-type="float" office:value="0.007098" calcext:value-type="float">
            <text:p>0.007098</text:p>
          </table:table-cell>
          <table:table-cell table:formula="of:=[.F9]*[.E9]" office:value-type="float" office:value="0.203625256212" calcext:value-type="float">
            <text:p>0.203625256212</text:p>
          </table:table-cell>
          <table:table-cell table:formula="of:=[.G9]*[.E9]" office:value-type="float" office:value="0.172196443566" calcext:value-type="float">
            <text:p>0.172196443566</text:p>
          </table:table-cell>
          <table:table-cell table:formula="of:=[.H9]*[.E9]" office:value-type="float" office:value="0.035331281622" calcext:value-type="float">
            <text:p>0.035331281622</text:p>
          </table:table-cell>
          <table:table-cell table:formula="of:=[.I9] * [.E9] / (1- [.K9])" office:value-type="float" office:value="1.05069543294622" calcext:value-type="float">
            <text:p>1.05069543294622</text:p>
          </table:table-cell>
          <table:table-cell table:formula="of:=[Sheet2.D7]" office:value-type="float" office:value="1.140511" calcext:value-type="float">
            <text:p>1.140511</text:p>
          </table:table-cell>
          <table:table-cell table:formula="of:=[.I9] * [.E9] / ((1- [.K9])*(1- [.I9]))" office:value-type="float" office:value="1.31934800939131" calcext:value-type="float">
            <text:p>1.31934800939131</text:p>
          </table:table-cell>
          <table:table-cell table:formula="of:=[Sheet2.C7]" office:value-type="float" office:value="1.377947" calcext:value-type="float">
            <text:p>1.377947</text:p>
          </table:table-cell>
          <table:table-cell table:formula="of:=[Sheet2.I7]" office:value-type="float" office:value="0.154346" calcext:value-type="float">
            <text:p>0.154346</text:p>
          </table:table-cell>
          <table:table-cell/>
          <table:table-cell table:formula="of:=IF(ABS([.D9]-[.E9])/[.D9]&lt;[.$N$3];1;0)" office:value-type="boolean" office:boolean-value="true" calcext:value-type="boolean">
            <text:p>TRUE</text:p>
          </table:table-cell>
          <table:table-cell table:formula="of:=OR(IF((ABS([.L9]-[.M9])/[.L9])&lt;[.$N$3];1;0);IF(ABS([.L9]-[.M9])&lt;[.$N$2];1;0))" office:value-type="boolean" office:boolean-value="true" calcext:value-type="boolean">
            <text:p>TRUE</text:p>
          </table:table-cell>
          <table:table-cell table:formula="of:=OR(IF((ABS([.N9]-[.O9])/[.N9])&lt;[.$N$3];1;0);IF(ABS([.O9]-[.N9])&lt;[.$N$2];1;0))" office:value-type="boolean" office:boolean-value="true" calcext:value-type="boolean">
            <text:p>TRUE</text:p>
          </table:table-cell>
          <table:table-cell/>
          <table:table-cell table:formula="of:=IF(ABS([.P9] * [.K9] + (1- [.P9])*[.J9] - [.I9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8]" office:value-type="string" office:string-value="Toy Soldier Parachute Drop" calcext:value-type="string">
            <text:p>Toy Soldier Parachute Drop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8]" office:value-type="float" office:value="2.00554" calcext:value-type="float">
            <text:p>2.00554</text:p>
          </table:table-cell>
          <table:table-cell table:formula="of:=[Sheet2.E8]" office:value-type="float" office:value="0.040891" calcext:value-type="float">
            <text:p>0.040891</text:p>
          </table:table-cell>
          <table:table-cell table:formula="of:=[Sheet2.F8]" office:value-type="float" office:value="0.03452" calcext:value-type="float">
            <text:p>0.03452</text:p>
          </table:table-cell>
          <table:table-cell table:formula="of:=[Sheet2.G8]" office:value-type="float" office:value="0.007161" calcext:value-type="float">
            <text:p>0.007161</text:p>
          </table:table-cell>
          <table:table-cell table:formula="of:=[.F10]*[.E10]" office:value-type="float" office:value="0.08200853614" calcext:value-type="float">
            <text:p>0.08200853614</text:p>
          </table:table-cell>
          <table:table-cell table:formula="of:=[.G10]*[.E10]" office:value-type="float" office:value="0.0692312408" calcext:value-type="float">
            <text:p>0.0692312408</text:p>
          </table:table-cell>
          <table:table-cell table:formula="of:=[.H10]*[.E10]" office:value-type="float" office:value="0.01436167194" calcext:value-type="float">
            <text:p>0.01436167194</text:p>
          </table:table-cell>
          <table:table-cell table:formula="of:=[.I10] * [.E10] / (1- [.K10])" office:value-type="float" office:value="0.166867901630753" calcext:value-type="float">
            <text:p>0.166867901630753</text:p>
          </table:table-cell>
          <table:table-cell table:formula="of:=[Sheet2.D8]" office:value-type="float" office:value="0.180982" calcext:value-type="float">
            <text:p>0.180982</text:p>
          </table:table-cell>
          <table:table-cell table:formula="of:=[.I10] * [.E10] / ((1- [.K10])*(1- [.I10]))" office:value-type="float" office:value="0.181775003581298" calcext:value-type="float">
            <text:p>0.181775003581298</text:p>
          </table:table-cell>
          <table:table-cell table:formula="of:=[Sheet2.C8]" office:value-type="float" office:value="0.188182" calcext:value-type="float">
            <text:p>0.188182</text:p>
          </table:table-cell>
          <table:table-cell table:formula="of:=[Sheet2.I8]" office:value-type="float" office:value="0.155807" calcext:value-type="float">
            <text:p>0.155807</text:p>
          </table:table-cell>
          <table:table-cell/>
          <table:table-cell table:formula="of:=IF(ABS([.D10]-[.E10])/[.D10]&lt;[.$N$3];1;0)" office:value-type="boolean" office:boolean-value="true" calcext:value-type="boolean">
            <text:p>TRUE</text:p>
          </table:table-cell>
          <table:table-cell table:formula="of:=OR(IF((ABS([.L10]-[.M10])/[.L10])&lt;[.$N$3];1;0);IF(ABS([.L10]-[.M10])&lt;[.$N$2];1;0))" office:value-type="boolean" office:boolean-value="true" calcext:value-type="boolean">
            <text:p>TRUE</text:p>
          </table:table-cell>
          <table:table-cell table:formula="of:=OR(IF((ABS([.N10]-[.O10])/[.N10])&lt;[.$N$3];1;0);IF(ABS([.O10]-[.N10])&lt;[.$N$2];1;0))" office:value-type="boolean" office:boolean-value="true" calcext:value-type="boolean">
            <text:p>TRUE</text:p>
          </table:table-cell>
          <table:table-cell/>
          <table:table-cell table:formula="of:=IF(ABS([.P10] * [.K10] + (1- [.P10])*[.J10] - [.I10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9]" office:value-type="string" office:string-value="Duffy And Friends Play House" calcext:value-type="string">
            <text:p>Duffy And Friends Play Hou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9]" office:value-type="float" office:value="10.007002" calcext:value-type="float">
            <text:p>10.007002</text:p>
          </table:table-cell>
          <table:table-cell table:formula="of:=[Sheet2.E9]" office:value-type="float" office:value="0.040669" calcext:value-type="float">
            <text:p>0.040669</text:p>
          </table:table-cell>
          <table:table-cell table:formula="of:=[Sheet2.F9]" office:value-type="float" office:value="0.034584" calcext:value-type="float">
            <text:p>0.034584</text:p>
          </table:table-cell>
          <table:table-cell table:formula="of:=[Sheet2.G9]" office:value-type="float" office:value="0.006839" calcext:value-type="float">
            <text:p>0.006839</text:p>
          </table:table-cell>
          <table:table-cell table:formula="of:=[.F11]*[.E11]" office:value-type="float" office:value="0.406974764338" calcext:value-type="float">
            <text:p>0.406974764338</text:p>
          </table:table-cell>
          <table:table-cell table:formula="of:=[.G11]*[.E11]" office:value-type="float" office:value="0.346082157168" calcext:value-type="float">
            <text:p>0.346082157168</text:p>
          </table:table-cell>
          <table:table-cell table:formula="of:=[.H11]*[.E11]" office:value-type="float" office:value="0.068437886678" calcext:value-type="float">
            <text:p>0.068437886678</text:p>
          </table:table-cell>
          <table:table-cell table:formula="of:=[.I11] * [.E11] / (1- [.K11])" office:value-type="float" office:value="4.37179359533719" calcext:value-type="float">
            <text:p>4.37179359533719</text:p>
          </table:table-cell>
          <table:table-cell table:formula="of:=[Sheet2.D9]" office:value-type="float" office:value="4.953079" calcext:value-type="float">
            <text:p>4.953079</text:p>
          </table:table-cell>
          <table:table-cell table:formula="of:=[.I11] * [.E11] / ((1- [.K11])*(1- [.I11]))" office:value-type="float" office:value="7.37201948995798" calcext:value-type="float">
            <text:p>7.37201948995798</text:p>
          </table:table-cell>
          <table:table-cell table:formula="of:=[Sheet2.C9]" office:value-type="float" office:value="8.092919" calcext:value-type="float">
            <text:p>8.092919</text:p>
          </table:table-cell>
          <table:table-cell table:formula="of:=[Sheet2.I9]" office:value-type="float" office:value="0.149624" calcext:value-type="float">
            <text:p>0.149624</text:p>
          </table:table-cell>
          <table:table-cell/>
          <table:table-cell table:formula="of:=IF(ABS([.D11]-[.E11])/[.D11]&lt;[.$N$3];1;0)" office:value-type="boolean" office:boolean-value="true" calcext:value-type="boolean">
            <text:p>TRUE</text:p>
          </table:table-cell>
          <table:table-cell table:formula="of:=OR(IF((ABS([.L11]-[.M11])/[.L11])&lt;[.$N$3];1;0);IF(ABS([.L11]-[.M11])&lt;[.$N$2];1;0))" office:value-type="boolean" office:boolean-value="true" calcext:value-type="boolean">
            <text:p>TRUE</text:p>
          </table:table-cell>
          <table:table-cell table:formula="of:=OR(IF((ABS([.N11]-[.O11])/[.N11])&lt;[.$N$3];1;0);IF(ABS([.O11]-[.N11])&lt;[.$N$2];1;0))" office:value-type="boolean" office:boolean-value="true" calcext:value-type="boolean">
            <text:p>TRUE</text:p>
          </table:table-cell>
          <table:table-cell/>
          <table:table-cell table:formula="of:=IF(ABS([.P11] * [.K11] + (1- [.P11])*[.J11] - [.I11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0]" office:value-type="string" office:string-value="RC Racer" calcext:value-type="string">
            <text:p>RC Racer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10]" office:value-type="float" office:value="4.999851" calcext:value-type="float">
            <text:p>4.999851</text:p>
          </table:table-cell>
          <table:table-cell table:formula="of:=[Sheet2.E10]" office:value-type="float" office:value="0.040655" calcext:value-type="float">
            <text:p>0.040655</text:p>
          </table:table-cell>
          <table:table-cell table:formula="of:=[Sheet2.F10]" office:value-type="float" office:value="0.034458" calcext:value-type="float">
            <text:p>0.034458</text:p>
          </table:table-cell>
          <table:table-cell table:formula="of:=[Sheet2.G10]" office:value-type="float" office:value="0.006969" calcext:value-type="float">
            <text:p>0.006969</text:p>
          </table:table-cell>
          <table:table-cell table:formula="of:=[.F12]*[.E12]" office:value-type="float" office:value="0.203268942405" calcext:value-type="float">
            <text:p>0.203268942405</text:p>
          </table:table-cell>
          <table:table-cell table:formula="of:=[.G12]*[.E12]" office:value-type="float" office:value="0.172284865758" calcext:value-type="float">
            <text:p>0.172284865758</text:p>
          </table:table-cell>
          <table:table-cell table:formula="of:=[.H12]*[.E12]" office:value-type="float" office:value="0.034843961619" calcext:value-type="float">
            <text:p>0.034843961619</text:p>
          </table:table-cell>
          <table:table-cell table:formula="of:=[.I12] * [.E12] / (1- [.K12])" office:value-type="float" office:value="1.05300530125408" calcext:value-type="float">
            <text:p>1.05300530125408</text:p>
          </table:table-cell>
          <table:table-cell table:formula="of:=[Sheet2.D10]" office:value-type="float" office:value="1.181578" calcext:value-type="float">
            <text:p>1.181578</text:p>
          </table:table-cell>
          <table:table-cell table:formula="of:=[.I12] * [.E12] / ((1- [.K12])*(1- [.I12]))" office:value-type="float" office:value="1.32165715295782" calcext:value-type="float">
            <text:p>1.32165715295782</text:p>
          </table:table-cell>
          <table:table-cell table:formula="of:=[Sheet2.C10]" office:value-type="float" office:value="1.367577" calcext:value-type="float">
            <text:p>1.367577</text:p>
          </table:table-cell>
          <table:table-cell table:formula="of:=[Sheet2.I10]" office:value-type="float" office:value="0.152436" calcext:value-type="float">
            <text:p>0.152436</text:p>
          </table:table-cell>
          <table:table-cell/>
          <table:table-cell table:formula="of:=IF(ABS([.D12]-[.E12])/[.D12]&lt;[.$N$3];1;0)" office:value-type="boolean" office:boolean-value="true" calcext:value-type="boolean">
            <text:p>TRUE</text:p>
          </table:table-cell>
          <table:table-cell table:formula="of:=OR(IF((ABS([.L12]-[.M12])/[.L12])&lt;[.$N$3];1;0);IF(ABS([.L12]-[.M12])&lt;[.$N$2];1;0))" office:value-type="boolean" office:boolean-value="true" calcext:value-type="boolean">
            <text:p>TRUE</text:p>
          </table:table-cell>
          <table:table-cell table:formula="of:=OR(IF((ABS([.N12]-[.O12])/[.N12])&lt;[.$N$3];1;0);IF(ABS([.O12]-[.N12])&lt;[.$N$2];1;0))" office:value-type="boolean" office:boolean-value="true" calcext:value-type="boolean">
            <text:p>TRUE</text:p>
          </table:table-cell>
          <table:table-cell/>
          <table:table-cell table:formula="of:=IF(ABS([.P12] * [.K12] + (1- [.P12])*[.J12] - [.I12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1]" office:value-type="string" office:string-value="Iron Man Tech Showcase" calcext:value-type="string">
            <text:p>Iron Man Tech Showca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11]" office:value-type="float" office:value="9.950267" calcext:value-type="float">
            <text:p>9.950267</text:p>
          </table:table-cell>
          <table:table-cell table:formula="of:=[Sheet2.E11]" office:value-type="float" office:value="0.04089" calcext:value-type="float">
            <text:p>0.04089</text:p>
          </table:table-cell>
          <table:table-cell table:formula="of:=[Sheet2.F11]" office:value-type="float" office:value="0.034576" calcext:value-type="float">
            <text:p>0.034576</text:p>
          </table:table-cell>
          <table:table-cell table:formula="of:=[Sheet2.G11]" office:value-type="float" office:value="0.007098" calcext:value-type="float">
            <text:p>0.007098</text:p>
          </table:table-cell>
          <table:table-cell table:formula="of:=[.F13]*[.E13]" office:value-type="float" office:value="0.40686641763" calcext:value-type="float">
            <text:p>0.40686641763</text:p>
          </table:table-cell>
          <table:table-cell table:formula="of:=[.G13]*[.E13]" office:value-type="float" office:value="0.344040431792" calcext:value-type="float">
            <text:p>0.344040431792</text:p>
          </table:table-cell>
          <table:table-cell table:formula="of:=[.H13]*[.E13]" office:value-type="float" office:value="0.070626995166" calcext:value-type="float">
            <text:p>0.070626995166</text:p>
          </table:table-cell>
          <table:table-cell table:formula="of:=[.I13] * [.E13] / (1- [.K13])" office:value-type="float" office:value="4.35608681088722" calcext:value-type="float">
            <text:p>4.35608681088722</text:p>
          </table:table-cell>
          <table:table-cell table:formula="of:=[Sheet2.D11]" office:value-type="float" office:value="4.836491" calcext:value-type="float">
            <text:p>4.836491</text:p>
          </table:table-cell>
          <table:table-cell table:formula="of:=[.I13] * [.E13] / ((1- [.K13])*(1- [.I13]))" office:value-type="float" office:value="7.34419183193351" calcext:value-type="float">
            <text:p>7.34419183193351</text:p>
          </table:table-cell>
          <table:table-cell table:formula="of:=[Sheet2.C11]" office:value-type="float" office:value="7.926939" calcext:value-type="float">
            <text:p>7.926939</text:p>
          </table:table-cell>
          <table:table-cell table:formula="of:=[Sheet2.I11]" office:value-type="float" office:value="0.154426" calcext:value-type="float">
            <text:p>0.154426</text:p>
          </table:table-cell>
          <table:table-cell/>
          <table:table-cell table:formula="of:=IF(ABS([.D13]-[.E13])/[.D13]&lt;[.$N$3];1;0)" office:value-type="boolean" office:boolean-value="true" calcext:value-type="boolean">
            <text:p>TRUE</text:p>
          </table:table-cell>
          <table:table-cell table:formula="of:=OR(IF((ABS([.L13]-[.M13])/[.L13])&lt;[.$N$3];1;0);IF(ABS([.L13]-[.M13])&lt;[.$N$2];1;0))" office:value-type="boolean" office:boolean-value="true" calcext:value-type="boolean">
            <text:p>TRUE</text:p>
          </table:table-cell>
          <table:table-cell table:formula="of:=OR(IF((ABS([.N13]-[.O13])/[.N13])&lt;[.$N$3];1;0);IF(ABS([.O13]-[.N13])&lt;[.$N$2];1;0))" office:value-type="boolean" office:boolean-value="true" calcext:value-type="boolean">
            <text:p>TRUE</text:p>
          </table:table-cell>
          <table:table-cell/>
          <table:table-cell table:formula="of:=IF(ABS([.P13] * [.K13] + (1- [.P13])*[.J13] - [.I13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2]" office:value-type="string" office:string-value="Slinky Dog Spin" calcext:value-type="string">
            <text:p>Slinky Dog Spi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12]" office:value-type="float" office:value="2.002479" calcext:value-type="float">
            <text:p>2.002479</text:p>
          </table:table-cell>
          <table:table-cell table:formula="of:=[Sheet2.E12]" office:value-type="float" office:value="0.040666" calcext:value-type="float">
            <text:p>0.040666</text:p>
          </table:table-cell>
          <table:table-cell table:formula="of:=[Sheet2.F12]" office:value-type="float" office:value="0.034459" calcext:value-type="float">
            <text:p>0.034459</text:p>
          </table:table-cell>
          <table:table-cell table:formula="of:=[Sheet2.G12]" office:value-type="float" office:value="0.006978" calcext:value-type="float">
            <text:p>0.006978</text:p>
          </table:table-cell>
          <table:table-cell table:formula="of:=[.F14]*[.E14]" office:value-type="float" office:value="0.081432811014" calcext:value-type="float">
            <text:p>0.081432811014</text:p>
          </table:table-cell>
          <table:table-cell table:formula="of:=[.G14]*[.E14]" office:value-type="float" office:value="0.069003423861" calcext:value-type="float">
            <text:p>0.069003423861</text:p>
          </table:table-cell>
          <table:table-cell table:formula="of:=[.H14]*[.E14]" office:value-type="float" office:value="0.013973298462" calcext:value-type="float">
            <text:p>0.013973298462</text:p>
          </table:table-cell>
          <table:table-cell table:formula="of:=[.I14] * [.E14] / (1- [.K14])" office:value-type="float" office:value="0.165378375364634" calcext:value-type="float">
            <text:p>0.165378375364634</text:p>
          </table:table-cell>
          <table:table-cell table:formula="of:=[Sheet2.D12]" office:value-type="float" office:value="0.185521" calcext:value-type="float">
            <text:p>0.185521</text:p>
          </table:table-cell>
          <table:table-cell table:formula="of:=[.I14] * [.E14] / ((1- [.K14])*(1- [.I14]))" office:value-type="float" office:value="0.180039497760849" calcext:value-type="float">
            <text:p>0.180039497760849</text:p>
          </table:table-cell>
          <table:table-cell table:formula="of:=[Sheet2.C12]" office:value-type="float" office:value="0.192878" calcext:value-type="float">
            <text:p>0.192878</text:p>
          </table:table-cell>
          <table:table-cell table:formula="of:=[Sheet2.I12]" office:value-type="float" office:value="0.152641" calcext:value-type="float">
            <text:p>0.152641</text:p>
          </table:table-cell>
          <table:table-cell/>
          <table:table-cell table:formula="of:=IF(ABS([.D14]-[.E14])/[.D14]&lt;[.$N$3];1;0)" office:value-type="boolean" office:boolean-value="true" calcext:value-type="boolean">
            <text:p>TRUE</text:p>
          </table:table-cell>
          <table:table-cell table:formula="of:=OR(IF((ABS([.L14]-[.M14])/[.L14])&lt;[.$N$3];1;0);IF(ABS([.L14]-[.M14])&lt;[.$N$2];1;0))" office:value-type="boolean" office:boolean-value="true" calcext:value-type="boolean">
            <text:p>TRUE</text:p>
          </table:table-cell>
          <table:table-cell table:formula="of:=OR(IF((ABS([.N14]-[.O14])/[.N14])&lt;[.$N$3];1;0);IF(ABS([.O14]-[.N14])&lt;[.$N$2];1;0))" office:value-type="boolean" office:boolean-value="true" calcext:value-type="boolean">
            <text:p>TRUE</text:p>
          </table:table-cell>
          <table:table-cell/>
          <table:table-cell table:formula="of:=IF(ABS([.P14] * [.K14] + (1- [.P14])*[.J14] - [.I14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3]" office:value-type="string" office:string-value="Big Grizzly Mountain Runaway Mine Cars" calcext:value-type="string">
            <text:p>Big Grizzly Mountain Runaway Mine Cars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3]" office:value-type="float" office:value="3.002536" calcext:value-type="float">
            <text:p>3.002536</text:p>
          </table:table-cell>
          <table:table-cell table:formula="of:=[Sheet2.E13]" office:value-type="float" office:value="0.040354" calcext:value-type="float">
            <text:p>0.040354</text:p>
          </table:table-cell>
          <table:table-cell table:formula="of:=[Sheet2.F13]" office:value-type="float" office:value="0.034249" calcext:value-type="float">
            <text:p>0.034249</text:p>
          </table:table-cell>
          <table:table-cell table:formula="of:=[Sheet2.G13]" office:value-type="float" office:value="0.006863" calcext:value-type="float">
            <text:p>0.006863</text:p>
          </table:table-cell>
          <table:table-cell table:formula="of:=[.F15]*[.E15]" office:value-type="float" office:value="0.121164337744" calcext:value-type="float">
            <text:p>0.121164337744</text:p>
          </table:table-cell>
          <table:table-cell table:formula="of:=[.G15]*[.E15]" office:value-type="float" office:value="0.102833855464" calcext:value-type="float">
            <text:p>0.102833855464</text:p>
          </table:table-cell>
          <table:table-cell table:formula="of:=[.H15]*[.E15]" office:value-type="float" office:value="0.020606404568" calcext:value-type="float">
            <text:p>0.020606404568</text:p>
          </table:table-cell>
          <table:table-cell table:formula="of:=[.I15] * [.E15] / (1- [.K15])" office:value-type="float" office:value="0.371454630384887" calcext:value-type="float">
            <text:p>0.371454630384887</text:p>
          </table:table-cell>
          <table:table-cell table:formula="of:=[Sheet2.D13]" office:value-type="float" office:value="0.390625" calcext:value-type="float">
            <text:p>0.390625</text:p>
          </table:table-cell>
          <table:table-cell table:formula="of:=[.I15] * [.E15] / ((1- [.K15])*(1- [.I15]))" office:value-type="float" office:value="0.422666769611227" calcext:value-type="float">
            <text:p>0.422666769611227</text:p>
          </table:table-cell>
          <table:table-cell table:formula="of:=[Sheet2.C13]" office:value-type="float" office:value="0.458878" calcext:value-type="float">
            <text:p>0.458878</text:p>
          </table:table-cell>
          <table:table-cell table:formula="of:=[Sheet2.I13]" office:value-type="float" office:value="0.151297" calcext:value-type="float">
            <text:p>0.151297</text:p>
          </table:table-cell>
          <table:table-cell/>
          <table:table-cell table:formula="of:=IF(ABS([.D15]-[.E15])/[.D15]&lt;[.$N$3];1;0)" office:value-type="boolean" office:boolean-value="true" calcext:value-type="boolean">
            <text:p>TRUE</text:p>
          </table:table-cell>
          <table:table-cell table:formula="of:=OR(IF((ABS([.L15]-[.M15])/[.L15])&lt;[.$N$3];1;0);IF(ABS([.L15]-[.M15])&lt;[.$N$2];1;0))" office:value-type="boolean" office:boolean-value="true" calcext:value-type="boolean">
            <text:p>TRUE</text:p>
          </table:table-cell>
          <table:table-cell table:formula="of:=OR(IF((ABS([.N15]-[.O15])/[.N15])&lt;[.$N$3];1;0);IF(ABS([.O15]-[.N15])&lt;[.$N$2];1;0))" office:value-type="boolean" office:boolean-value="true" calcext:value-type="boolean">
            <text:p>TRUE</text:p>
          </table:table-cell>
          <table:table-cell/>
          <table:table-cell table:formula="of:=IF(ABS([.P15] * [.K15] + (1- [.P15])*[.J15] - [.I15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4]" office:value-type="string" office:string-value="Dumbo The Flying Elephant" calcext:value-type="string">
            <text:p>Dumbo The Flying Elephant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4]" office:value-type="float" office:value="2.999225" calcext:value-type="float">
            <text:p>2.999225</text:p>
          </table:table-cell>
          <table:table-cell table:formula="of:=[Sheet2.E14]" office:value-type="float" office:value="0.040742" calcext:value-type="float">
            <text:p>0.040742</text:p>
          </table:table-cell>
          <table:table-cell table:formula="of:=[Sheet2.F14]" office:value-type="float" office:value="0.034493" calcext:value-type="float">
            <text:p>0.034493</text:p>
          </table:table-cell>
          <table:table-cell table:formula="of:=[Sheet2.G14]" office:value-type="float" office:value="0.007025" calcext:value-type="float">
            <text:p>0.007025</text:p>
          </table:table-cell>
          <table:table-cell table:formula="of:=[.F16]*[.E16]" office:value-type="float" office:value="0.12219442495" calcext:value-type="float">
            <text:p>0.12219442495</text:p>
          </table:table-cell>
          <table:table-cell table:formula="of:=[.G16]*[.E16]" office:value-type="float" office:value="0.103452267925" calcext:value-type="float">
            <text:p>0.103452267925</text:p>
          </table:table-cell>
          <table:table-cell table:formula="of:=[.H16]*[.E16]" office:value-type="float" office:value="0.021069555625" calcext:value-type="float">
            <text:p>0.021069555625</text:p>
          </table:table-cell>
          <table:table-cell table:formula="of:=[.I16] * [.E16] / (1- [.K16])" office:value-type="float" office:value="0.374376521106818" calcext:value-type="float">
            <text:p>0.374376521106818</text:p>
          </table:table-cell>
          <table:table-cell table:formula="of:=[Sheet2.D14]" office:value-type="float" office:value="0.369312" calcext:value-type="float">
            <text:p>0.369312</text:p>
          </table:table-cell>
          <table:table-cell table:formula="of:=[.I16] * [.E16] / ((1- [.K16])*(1- [.I16]))" office:value-type="float" office:value="0.426491391428556" calcext:value-type="float">
            <text:p>0.426491391428556</text:p>
          </table:table-cell>
          <table:table-cell table:formula="of:=[Sheet2.C14]" office:value-type="float" office:value="0.445369" calcext:value-type="float">
            <text:p>0.445369</text:p>
          </table:table-cell>
          <table:table-cell table:formula="of:=[Sheet2.I14]" office:value-type="float" office:value="0.153391" calcext:value-type="float">
            <text:p>0.153391</text:p>
          </table:table-cell>
          <table:table-cell/>
          <table:table-cell table:formula="of:=IF(ABS([.D16]-[.E16])/[.D16]&lt;[.$N$3];1;0)" office:value-type="boolean" office:boolean-value="true" calcext:value-type="boolean">
            <text:p>TRUE</text:p>
          </table:table-cell>
          <table:table-cell table:formula="of:=OR(IF((ABS([.L16]-[.M16])/[.L16])&lt;[.$N$3];1;0);IF(ABS([.L16]-[.M16])&lt;[.$N$2];1;0))" office:value-type="boolean" office:boolean-value="true" calcext:value-type="boolean">
            <text:p>TRUE</text:p>
          </table:table-cell>
          <table:table-cell table:formula="of:=OR(IF((ABS([.N16]-[.O16])/[.N16])&lt;[.$N$3];1;0);IF(ABS([.O16]-[.N16])&lt;[.$N$2];1;0))" office:value-type="boolean" office:boolean-value="true" calcext:value-type="boolean">
            <text:p>TRUE</text:p>
          </table:table-cell>
          <table:table-cell/>
          <table:table-cell table:formula="of:=IF(ABS([.P16] * [.K16] + (1- [.P16])*[.J16] - [.I16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5]" office:value-type="string" office:string-value="Jungle River Cruise" calcext:value-type="string">
            <text:p>Jungle River Cruise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5]" office:value-type="float" office:value="6.924312" calcext:value-type="float">
            <text:p>6.924312</text:p>
          </table:table-cell>
          <table:table-cell table:formula="of:=[Sheet2.E15]" office:value-type="float" office:value="0.040812" calcext:value-type="float">
            <text:p>0.040812</text:p>
          </table:table-cell>
          <table:table-cell table:formula="of:=[Sheet2.F15]" office:value-type="float" office:value="0.034606" calcext:value-type="float">
            <text:p>0.034606</text:p>
          </table:table-cell>
          <table:table-cell table:formula="of:=[Sheet2.G15]" office:value-type="float" office:value="0.006977" calcext:value-type="float">
            <text:p>0.006977</text:p>
          </table:table-cell>
          <table:table-cell table:formula="of:=[.F17]*[.E17]" office:value-type="float" office:value="0.282595021344" calcext:value-type="float">
            <text:p>0.282595021344</text:p>
          </table:table-cell>
          <table:table-cell table:formula="of:=[.G17]*[.E17]" office:value-type="float" office:value="0.239622741072" calcext:value-type="float">
            <text:p>0.239622741072</text:p>
          </table:table-cell>
          <table:table-cell table:formula="of:=[.H17]*[.E17]" office:value-type="float" office:value="0.048310924824" calcext:value-type="float">
            <text:p>0.048310924824</text:p>
          </table:table-cell>
          <table:table-cell table:formula="of:=[.I17] * [.E17] / (1- [.K17])" office:value-type="float" office:value="2.0561086057131" calcext:value-type="float">
            <text:p>2.0561086057131</text:p>
          </table:table-cell>
          <table:table-cell table:formula="of:=[Sheet2.D15]" office:value-type="float" office:value="2.300201" calcext:value-type="float">
            <text:p>2.300201</text:p>
          </table:table-cell>
          <table:table-cell table:formula="of:=[.I17] * [.E17] / ((1- [.K17])*(1- [.I17]))" office:value-type="float" office:value="2.86603615375663" calcext:value-type="float">
            <text:p>2.86603615375663</text:p>
          </table:table-cell>
          <table:table-cell table:formula="of:=[Sheet2.C15]" office:value-type="float" office:value="3.122824" calcext:value-type="float">
            <text:p>3.122824</text:p>
          </table:table-cell>
          <table:table-cell table:formula="of:=[Sheet2.I15]" office:value-type="float" office:value="0.152044" calcext:value-type="float">
            <text:p>0.152044</text:p>
          </table:table-cell>
          <table:table-cell/>
          <table:table-cell table:formula="of:=IF(ABS([.D17]-[.E17])/[.D17]&lt;[.$N$3];1;0)" office:value-type="boolean" office:boolean-value="true" calcext:value-type="boolean">
            <text:p>TRUE</text:p>
          </table:table-cell>
          <table:table-cell table:formula="of:=OR(IF((ABS([.L17]-[.M17])/[.L17])&lt;[.$N$3];1;0);IF(ABS([.L17]-[.M17])&lt;[.$N$2];1;0))" office:value-type="boolean" office:boolean-value="true" calcext:value-type="boolean">
            <text:p>TRUE</text:p>
          </table:table-cell>
          <table:table-cell table:formula="of:=OR(IF((ABS([.N17]-[.O17])/[.N17])&lt;[.$N$3];1;0);IF(ABS([.O17]-[.N17])&lt;[.$N$2];1;0))" office:value-type="boolean" office:boolean-value="true" calcext:value-type="boolean">
            <text:p>TRUE</text:p>
          </table:table-cell>
          <table:table-cell/>
          <table:table-cell table:formula="of:=IF(ABS([.P17] * [.K17] + (1- [.P17])*[.J17] - [.I17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6]" office:value-type="string" office:string-value="The Many Adventures of Winnie the Pooh" calcext:value-type="string">
            <text:p>The Many Adventures of Winnie the Pooh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6]" office:value-type="float" office:value="2.996641" calcext:value-type="float">
            <text:p>2.996641</text:p>
          </table:table-cell>
          <table:table-cell table:formula="of:=[Sheet2.E16]" office:value-type="float" office:value="0.040999" calcext:value-type="float">
            <text:p>0.040999</text:p>
          </table:table-cell>
          <table:table-cell table:formula="of:=[Sheet2.F16]" office:value-type="float" office:value="0.034614" calcext:value-type="float">
            <text:p>0.034614</text:p>
          </table:table-cell>
          <table:table-cell table:formula="of:=[Sheet2.G16]" office:value-type="float" office:value="0.007177" calcext:value-type="float">
            <text:p>0.007177</text:p>
          </table:table-cell>
          <table:table-cell table:formula="of:=[.F18]*[.E18]" office:value-type="float" office:value="0.122859284359" calcext:value-type="float">
            <text:p>0.122859284359</text:p>
          </table:table-cell>
          <table:table-cell table:formula="of:=[.G18]*[.E18]" office:value-type="float" office:value="0.103725731574" calcext:value-type="float">
            <text:p>0.103725731574</text:p>
          </table:table-cell>
          <table:table-cell table:formula="of:=[.H18]*[.E18]" office:value-type="float" office:value="0.021506892457" calcext:value-type="float">
            <text:p>0.021506892457</text:p>
          </table:table-cell>
          <table:table-cell table:formula="of:=[.I18] * [.E18] / (1- [.K18])" office:value-type="float" office:value="0.376257293896839" calcext:value-type="float">
            <text:p>0.376257293896839</text:p>
          </table:table-cell>
          <table:table-cell table:formula="of:=[Sheet2.D16]" office:value-type="float" office:value="0.404296" calcext:value-type="float">
            <text:p>0.404296</text:p>
          </table:table-cell>
          <table:table-cell table:formula="of:=[.I18] * [.E18] / ((1- [.K18])*(1- [.I18]))" office:value-type="float" office:value="0.428958874200563" calcext:value-type="float">
            <text:p>0.428958874200563</text:p>
          </table:table-cell>
          <table:table-cell table:formula="of:=[Sheet2.C16]" office:value-type="float" office:value="0.442175" calcext:value-type="float">
            <text:p>0.442175</text:p>
          </table:table-cell>
          <table:table-cell table:formula="of:=[Sheet2.I16]" office:value-type="float" office:value="0.155734" calcext:value-type="float">
            <text:p>0.155734</text:p>
          </table:table-cell>
          <table:table-cell/>
          <table:table-cell table:formula="of:=IF(ABS([.D18]-[.E18])/[.D18]&lt;[.$N$3];1;0)" office:value-type="boolean" office:boolean-value="true" calcext:value-type="boolean">
            <text:p>TRUE</text:p>
          </table:table-cell>
          <table:table-cell table:formula="of:=OR(IF((ABS([.L18]-[.M18])/[.L18])&lt;[.$N$3];1;0);IF(ABS([.L18]-[.M18])&lt;[.$N$2];1;0))" office:value-type="boolean" office:boolean-value="true" calcext:value-type="boolean">
            <text:p>TRUE</text:p>
          </table:table-cell>
          <table:table-cell table:formula="of:=OR(IF((ABS([.N18]-[.O18])/[.N18])&lt;[.$N$3];1;0);IF(ABS([.O18]-[.N18])&lt;[.$N$2];1;0))" office:value-type="boolean" office:boolean-value="true" calcext:value-type="boolean">
            <text:p>TRUE</text:p>
          </table:table-cell>
          <table:table-cell/>
          <table:table-cell table:formula="of:=IF(ABS([.P18] * [.K18] + (1- [.P18])*[.J18] - [.I18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7]" office:value-type="string" office:string-value="Mystic Manor" calcext:value-type="string">
            <text:p>Mystic Manor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7]" office:value-type="float" office:value="6.933325" calcext:value-type="float">
            <text:p>6.933325</text:p>
          </table:table-cell>
          <table:table-cell table:formula="of:=[Sheet2.E17]" office:value-type="float" office:value="0.040734" calcext:value-type="float">
            <text:p>0.040734</text:p>
          </table:table-cell>
          <table:table-cell table:formula="of:=[Sheet2.F17]" office:value-type="float" office:value="0.034464" calcext:value-type="float">
            <text:p>0.034464</text:p>
          </table:table-cell>
          <table:table-cell table:formula="of:=[Sheet2.G17]" office:value-type="float" office:value="0.007053" calcext:value-type="float">
            <text:p>0.007053</text:p>
          </table:table-cell>
          <table:table-cell table:formula="of:=[.F19]*[.E19]" office:value-type="float" office:value="0.28242206055" calcext:value-type="float">
            <text:p>0.28242206055</text:p>
          </table:table-cell>
          <table:table-cell table:formula="of:=[.G19]*[.E19]" office:value-type="float" office:value="0.2389501128" calcext:value-type="float">
            <text:p>0.2389501128</text:p>
          </table:table-cell>
          <table:table-cell table:formula="of:=[.H19]*[.E19]" office:value-type="float" office:value="0.048900741225" calcext:value-type="float">
            <text:p>0.048900741225</text:p>
          </table:table-cell>
          <table:table-cell table:formula="of:=[.I19] * [.E19] / (1- [.K19])" office:value-type="float" office:value="2.05880081904896" calcext:value-type="float">
            <text:p>2.05880081904896</text:p>
          </table:table-cell>
          <table:table-cell table:formula="of:=[Sheet2.D17]" office:value-type="float" office:value="2.356155" calcext:value-type="float">
            <text:p>2.356155</text:p>
          </table:table-cell>
          <table:table-cell table:formula="of:=[.I19] * [.E19] / ((1- [.K19])*(1- [.I19]))" office:value-type="float" office:value="2.86909714731053" calcext:value-type="float">
            <text:p>2.86909714731053</text:p>
          </table:table-cell>
          <table:table-cell table:formula="of:=[Sheet2.C17]" office:value-type="float" office:value="3.058274" calcext:value-type="float">
            <text:p>3.058274</text:p>
          </table:table-cell>
          <table:table-cell table:formula="of:=[Sheet2.I17]" office:value-type="float" office:value="0.153937" calcext:value-type="float">
            <text:p>0.153937</text:p>
          </table:table-cell>
          <table:table-cell/>
          <table:table-cell table:formula="of:=IF(ABS([.D19]-[.E19])/[.D19]&lt;[.$N$3];1;0)" office:value-type="boolean" office:boolean-value="true" calcext:value-type="boolean">
            <text:p>TRUE</text:p>
          </table:table-cell>
          <table:table-cell table:formula="of:=OR(IF((ABS([.L19]-[.M19])/[.L19])&lt;[.$N$3];1;0);IF(ABS([.L19]-[.M19])&lt;[.$N$2];1;0))" office:value-type="boolean" office:boolean-value="true" calcext:value-type="boolean">
            <text:p>TRUE</text:p>
          </table:table-cell>
          <table:table-cell table:formula="of:=OR(IF((ABS([.N19]-[.O19])/[.N19])&lt;[.$N$3];1;0);IF(ABS([.O19]-[.N19])&lt;[.$N$2];1;0))" office:value-type="boolean" office:boolean-value="true" calcext:value-type="boolean">
            <text:p>TRUE</text:p>
          </table:table-cell>
          <table:table-cell/>
          <table:table-cell table:formula="of:=IF(ABS([.P19] * [.K19] + (1- [.P19])*[.J19] - [.I19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8]" office:value-type="string" office:string-value="Mickey's PhillarMagic" calcext:value-type="string">
            <text:p>Mickey's PhillarMagic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2.H18]" office:value-type="float" office:value="11.99857" calcext:value-type="float">
            <text:p>11.99857</text:p>
          </table:table-cell>
          <table:table-cell table:formula="of:=[Sheet2.E18]" office:value-type="float" office:value="0.040558" calcext:value-type="float">
            <text:p>0.040558</text:p>
          </table:table-cell>
          <table:table-cell table:formula="of:=[Sheet2.F18]" office:value-type="float" office:value="0.034464" calcext:value-type="float">
            <text:p>0.034464</text:p>
          </table:table-cell>
          <table:table-cell table:formula="of:=[Sheet2.G18]" office:value-type="float" office:value="0.006853" calcext:value-type="float">
            <text:p>0.006853</text:p>
          </table:table-cell>
          <table:table-cell table:formula="of:=[.F20]*[.E20]" office:value-type="float" office:value="0.48663800206" calcext:value-type="float">
            <text:p>0.48663800206</text:p>
          </table:table-cell>
          <table:table-cell table:formula="of:=[.G20]*[.E20]" office:value-type="float" office:value="0.41351871648" calcext:value-type="float">
            <text:p>0.41351871648</text:p>
          </table:table-cell>
          <table:table-cell table:formula="of:=[.H20]*[.E20]" office:value-type="float" office:value="0.08222620021" calcext:value-type="float">
            <text:p>0.08222620021</text:p>
          </table:table-cell>
          <table:table-cell table:formula="of:=[.I20] * [.E20] / (1- [.K20])" office:value-type="float" office:value="6.36209067388184" calcext:value-type="float">
            <text:p>6.36209067388184</text:p>
          </table:table-cell>
          <table:table-cell table:formula="of:=[Sheet2.D18]" office:value-type="float" office:value="7.089237" calcext:value-type="float">
            <text:p>7.089237</text:p>
          </table:table-cell>
          <table:table-cell table:formula="of:=[.I20] * [.E20] / ((1- [.K20])*(1- [.I20]))" office:value-type="float" office:value="12.3929911045449" calcext:value-type="float">
            <text:p>12.3929911045449</text:p>
          </table:table-cell>
          <table:table-cell table:formula="of:=[Sheet2.C18]" office:value-type="float" office:value="13.831572" calcext:value-type="float">
            <text:p>13.831572</text:p>
          </table:table-cell>
          <table:table-cell table:formula="of:=[Sheet2.I18]" office:value-type="float" office:value="0.150269" calcext:value-type="float">
            <text:p>0.150269</text:p>
          </table:table-cell>
          <table:table-cell/>
          <table:table-cell table:formula="of:=IF(ABS([.D20]-[.E20])/[.D20]&lt;[.$N$3];1;0)" office:value-type="boolean" office:boolean-value="true" calcext:value-type="boolean">
            <text:p>TRUE</text:p>
          </table:table-cell>
          <table:table-cell table:formula="of:=OR(IF((ABS([.L20]-[.M20])/[.L20])&lt;[.$N$3];1;0);IF(ABS([.L20]-[.M20])&lt;[.$N$2];1;0))" office:value-type="boolean" office:boolean-value="true" calcext:value-type="boolean">
            <text:p>TRUE</text:p>
          </table:table-cell>
          <table:table-cell table:formula="of:=OR(IF((ABS([.O20]-[.N20])/[.N20])&lt;[.$N$3];1;0);IF(ABS([.O20]-[.N20])&lt;[.$N$2];1;0))" office:value-type="boolean" office:boolean-value="true" calcext:value-type="boolean">
            <text:p>TRUE</text:p>
          </table:table-cell>
          <table:table-cell/>
          <table:table-cell table:formula="of:=IF(ABS([.P20] * [.K20] + (1- [.P20])*[.J20] - [.I20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19]" office:value-type="string" office:string-value="Hyperspace Mountain" calcext:value-type="string">
            <text:p>Hyperspace Mountain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9]" office:value-type="float" office:value="2.969605" calcext:value-type="float">
            <text:p>2.969605</text:p>
          </table:table-cell>
          <table:table-cell table:formula="of:=[Sheet2.E19]" office:value-type="float" office:value="0.040433" calcext:value-type="float">
            <text:p>0.040433</text:p>
          </table:table-cell>
          <table:table-cell table:formula="of:=[Sheet2.F19]" office:value-type="float" office:value="0.03423" calcext:value-type="float">
            <text:p>0.03423</text:p>
          </table:table-cell>
          <table:table-cell table:formula="of:=[Sheet2.G19]" office:value-type="float" office:value="0.006972" calcext:value-type="float">
            <text:p>0.006972</text:p>
          </table:table-cell>
          <table:table-cell table:formula="of:=[.F21]*[.E21]" office:value-type="float" office:value="0.120070038965" calcext:value-type="float">
            <text:p>0.120070038965</text:p>
          </table:table-cell>
          <table:table-cell table:formula="of:=[.G21]*[.E21]" office:value-type="float" office:value="0.10164957915" calcext:value-type="float">
            <text:p>0.10164957915</text:p>
          </table:table-cell>
          <table:table-cell table:formula="of:=[.H21]*[.E21]" office:value-type="float" office:value="0.02070408606" calcext:value-type="float">
            <text:p>0.02070408606</text:p>
          </table:table-cell>
          <table:table-cell table:formula="of:=[.I21] * [.E21] / (1- [.K21])" office:value-type="float" office:value="0.364098923507307" calcext:value-type="float">
            <text:p>0.364098923507307</text:p>
          </table:table-cell>
          <table:table-cell table:formula="of:=[Sheet2.D19]" office:value-type="float" office:value="0.381511" calcext:value-type="float">
            <text:p>0.381511</text:p>
          </table:table-cell>
          <table:table-cell table:formula="of:=[.I21] * [.E21] / ((1- [.K21])*(1- [.I21]))" office:value-type="float" office:value="0.413781709488609" calcext:value-type="float">
            <text:p>0.413781709488609</text:p>
          </table:table-cell>
          <table:table-cell table:formula="of:=[Sheet2.C19]" office:value-type="float" office:value="0.434839" calcext:value-type="float">
            <text:p>0.434839</text:p>
          </table:table-cell>
          <table:table-cell table:formula="of:=[Sheet2.I19]" office:value-type="float" office:value="0.153395" calcext:value-type="float">
            <text:p>0.153395</text:p>
          </table:table-cell>
          <table:table-cell/>
          <table:table-cell table:formula="of:=IF(ABS([.D21]-[.E21])/[.D21]&lt;[.$N$3];1;0)" office:value-type="boolean" office:boolean-value="true" calcext:value-type="boolean">
            <text:p>TRUE</text:p>
          </table:table-cell>
          <table:table-cell table:formula="of:=OR(IF((ABS([.L21]-[.M21])/[.L21])&lt;[.$N$3];1;0);IF(ABS([.L21]-[.M21])&lt;[.$N$2];1;0))" office:value-type="boolean" office:boolean-value="true" calcext:value-type="boolean">
            <text:p>TRUE</text:p>
          </table:table-cell>
          <table:table-cell table:formula="of:=OR(IF((ABS([.N21]-[.O21])/[.N21])&lt;[.$N$3];1;0);IF(ABS([.O21]-[.N21])&lt;[.$N$2];1;0))" office:value-type="boolean" office:boolean-value="true" calcext:value-type="boolean">
            <text:p>TRUE</text:p>
          </table:table-cell>
          <table:table-cell/>
          <table:table-cell table:formula="of:=IF(ABS([.P21] * [.K21] + (1- [.P21])*[.J21] - [.I21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0]" office:value-type="string" office:string-value="Iron Man Experience" calcext:value-type="string">
            <text:p>Iron Man Experience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20]" office:value-type="float" office:value="4.998631" calcext:value-type="float">
            <text:p>4.998631</text:p>
          </table:table-cell>
          <table:table-cell table:formula="of:=[Sheet2.E20]" office:value-type="float" office:value="0.040499" calcext:value-type="float">
            <text:p>0.040499</text:p>
          </table:table-cell>
          <table:table-cell table:formula="of:=[Sheet2.F20]" office:value-type="float" office:value="0.034136" calcext:value-type="float">
            <text:p>0.034136</text:p>
          </table:table-cell>
          <table:table-cell table:formula="of:=[Sheet2.G20]" office:value-type="float" office:value="0.007154" calcext:value-type="float">
            <text:p>0.007154</text:p>
          </table:table-cell>
          <table:table-cell table:formula="of:=[.F22]*[.E22]" office:value-type="float" office:value="0.202439556869" calcext:value-type="float">
            <text:p>0.202439556869</text:p>
          </table:table-cell>
          <table:table-cell table:formula="of:=[.G22]*[.E22]" office:value-type="float" office:value="0.170633267816" calcext:value-type="float">
            <text:p>0.170633267816</text:p>
          </table:table-cell>
          <table:table-cell table:formula="of:=[.H22]*[.E22]" office:value-type="float" office:value="0.035760206174" calcext:value-type="float">
            <text:p>0.035760206174</text:p>
          </table:table-cell>
          <table:table-cell table:formula="of:=[.I22] * [.E22] / (1- [.K22])" office:value-type="float" office:value="1.04944916303076" calcext:value-type="float">
            <text:p>1.04944916303076</text:p>
          </table:table-cell>
          <table:table-cell table:formula="of:=[Sheet2.D20]" office:value-type="float" office:value="1.176199" calcext:value-type="float">
            <text:p>1.176199</text:p>
          </table:table-cell>
          <table:table-cell table:formula="of:=[.I22] * [.E22] / ((1- [.K22])*(1- [.I22]))" office:value-type="float" office:value="1.31582398809915" calcext:value-type="float">
            <text:p>1.31582398809915</text:p>
          </table:table-cell>
          <table:table-cell table:formula="of:=[Sheet2.C20]" office:value-type="float" office:value="1.351076" calcext:value-type="float">
            <text:p>1.351076</text:p>
          </table:table-cell>
          <table:table-cell table:formula="of:=[Sheet2.I20]" office:value-type="float" office:value="0.157117" calcext:value-type="float">
            <text:p>0.157117</text:p>
          </table:table-cell>
          <table:table-cell/>
          <table:table-cell table:formula="of:=IF(ABS([.D22]-[.E22])/[.D22]&lt;[.$N$3];1;0)" office:value-type="boolean" office:boolean-value="true" calcext:value-type="boolean">
            <text:p>TRUE</text:p>
          </table:table-cell>
          <table:table-cell table:formula="of:=OR(IF((ABS([.L22]-[.M22])/[.L22])&lt;[.$N$3];1;0);IF(ABS([.L22]-[.M22])&lt;[.$N$2];1;0))" office:value-type="boolean" office:boolean-value="true" calcext:value-type="boolean">
            <text:p>TRUE</text:p>
          </table:table-cell>
          <table:table-cell table:formula="of:=OR(IF((ABS([.N22]-[.O22])/[.N22])&lt;[.$N$3];1;0);IF(ABS([.O22]-[.N22])&lt;[.$N$2];1;0))" office:value-type="boolean" office:boolean-value="true" calcext:value-type="boolean">
            <text:p>TRUE</text:p>
          </table:table-cell>
          <table:table-cell/>
          <table:table-cell table:formula="of:=IF(ABS([.P22] * [.K22] + (1- [.P22])*[.J22] - [.I22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1]" office:value-type="string" office:string-value="Orbitron" calcext:value-type="string">
            <text:p>Orbitr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1]" office:value-type="float" office:value="2.001776" calcext:value-type="float">
            <text:p>2.001776</text:p>
          </table:table-cell>
          <table:table-cell table:formula="of:=[Sheet2.E21]" office:value-type="float" office:value="0.040523" calcext:value-type="float">
            <text:p>0.040523</text:p>
          </table:table-cell>
          <table:table-cell table:formula="of:=[Sheet2.F21]" office:value-type="float" office:value="0.034339" calcext:value-type="float">
            <text:p>0.034339</text:p>
          </table:table-cell>
          <table:table-cell table:formula="of:=[Sheet2.G21]" office:value-type="float" office:value="0.006951" calcext:value-type="float">
            <text:p>0.006951</text:p>
          </table:table-cell>
          <table:table-cell table:formula="of:=[.F23]*[.E23]" office:value-type="float" office:value="0.081117968848" calcext:value-type="float">
            <text:p>0.081117968848</text:p>
          </table:table-cell>
          <table:table-cell table:formula="of:=[.G23]*[.E23]" office:value-type="float" office:value="0.068738986064" calcext:value-type="float">
            <text:p>0.068738986064</text:p>
          </table:table-cell>
          <table:table-cell table:formula="of:=[.H23]*[.E23]" office:value-type="float" office:value="0.013914344976" calcext:value-type="float">
            <text:p>0.013914344976</text:p>
          </table:table-cell>
          <table:table-cell table:formula="of:=[.I23] * [.E23] / (1- [.K23])" office:value-type="float" office:value="0.164671296434915" calcext:value-type="float">
            <text:p>0.164671296434915</text:p>
          </table:table-cell>
          <table:table-cell table:formula="of:=[Sheet2.D21]" office:value-type="float" office:value="0.189042" calcext:value-type="float">
            <text:p>0.189042</text:p>
          </table:table-cell>
          <table:table-cell table:formula="of:=[.I23] * [.E23] / ((1- [.K23])*(1- [.I23]))" office:value-type="float" office:value="0.179208310590715" calcext:value-type="float">
            <text:p>0.179208310590715</text:p>
          </table:table-cell>
          <table:table-cell table:formula="of:=[Sheet2.C21]" office:value-type="float" office:value="0.183006" calcext:value-type="float">
            <text:p>0.183006</text:p>
          </table:table-cell>
          <table:table-cell table:formula="of:=[Sheet2.I21]" office:value-type="float" office:value="0.152584" calcext:value-type="float">
            <text:p>0.152584</text:p>
          </table:table-cell>
          <table:table-cell/>
          <table:table-cell table:formula="of:=IF(ABS([.D23]-[.E23])/[.D23]&lt;[.$N$3];1;0)" office:value-type="boolean" office:boolean-value="true" calcext:value-type="boolean">
            <text:p>TRUE</text:p>
          </table:table-cell>
          <table:table-cell table:formula="of:=OR(IF((ABS([.L23]-[.M23])/[.L23])&lt;[.$N$3];1;0);IF(ABS([.L23]-[.M23])&lt;[.$N$2];1;0))" office:value-type="boolean" office:boolean-value="true" calcext:value-type="boolean">
            <text:p>TRUE</text:p>
          </table:table-cell>
          <table:table-cell table:formula="of:=OR(IF((ABS([.N23]-[.O23])/[.N23])&lt;[.$N$3];1;0);IF(ABS([.O23]-[.N23])&lt;[.$N$2];1;0))" office:value-type="boolean" office:boolean-value="true" calcext:value-type="boolean">
            <text:p>TRUE</text:p>
          </table:table-cell>
          <table:table-cell/>
          <table:table-cell table:formula="of:=IF(ABS([.P23] * [.K23] + (1- [.P23])*[.J23] - [.I23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2]" office:value-type="string" office:string-value="Rafts To Tarzan's Treehouse" calcext:value-type="string">
            <text:p>Rafts To Tarzan's Treehouse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2]" office:value-type="float" office:value="4.013866" calcext:value-type="float">
            <text:p>4.013866</text:p>
          </table:table-cell>
          <table:table-cell table:formula="of:=[Sheet2.E22]" office:value-type="float" office:value="0.040614" calcext:value-type="float">
            <text:p>0.040614</text:p>
          </table:table-cell>
          <table:table-cell table:formula="of:=[Sheet2.F22]" office:value-type="float" office:value="0.034392" calcext:value-type="float">
            <text:p>0.034392</text:p>
          </table:table-cell>
          <table:table-cell table:formula="of:=[Sheet2.G22]" office:value-type="float" office:value="0.006995" calcext:value-type="float">
            <text:p>0.006995</text:p>
          </table:table-cell>
          <table:table-cell table:formula="of:=[.F24]*[.E24]" office:value-type="float" office:value="0.163019153724" calcext:value-type="float">
            <text:p>0.163019153724</text:p>
          </table:table-cell>
          <table:table-cell table:formula="of:=[.G24]*[.E24]" office:value-type="float" office:value="0.138044879472" calcext:value-type="float">
            <text:p>0.138044879472</text:p>
          </table:table-cell>
          <table:table-cell table:formula="of:=[.H24]*[.E24]" office:value-type="float" office:value="0.02807699267" calcext:value-type="float">
            <text:p>0.02807699267</text:p>
          </table:table-cell>
          <table:table-cell table:formula="of:=[.I24] * [.E24] / (1- [.K24])" office:value-type="float" office:value="0.673239581270009" calcext:value-type="float">
            <text:p>0.673239581270009</text:p>
          </table:table-cell>
          <table:table-cell table:formula="of:=[Sheet2.D22]" office:value-type="float" office:value="0.807078" calcext:value-type="float">
            <text:p>0.807078</text:p>
          </table:table-cell>
          <table:table-cell table:formula="of:=[.I24] * [.E24] / ((1- [.K24])*(1- [.I24]))" office:value-type="float" office:value="0.804366771671623" calcext:value-type="float">
            <text:p>0.804366771671623</text:p>
          </table:table-cell>
          <table:table-cell table:formula="of:=[Sheet2.C22]" office:value-type="float" office:value="0.810951" calcext:value-type="float">
            <text:p>0.810951</text:p>
          </table:table-cell>
          <table:table-cell table:formula="of:=[Sheet2.I22]" office:value-type="float" office:value="0.153202" calcext:value-type="float">
            <text:p>0.153202</text:p>
          </table:table-cell>
          <table:table-cell/>
          <table:table-cell table:formula="of:=IF(ABS([.D24]-[.E24])/[.D24]&lt;[.$N$3];1;0)" office:value-type="boolean" office:boolean-value="true" calcext:value-type="boolean">
            <text:p>TRUE</text:p>
          </table:table-cell>
          <table:table-cell table:formula="of:=OR(IF((ABS([.L24]-[.M24])/[.L24])&lt;[.$N$3];1;0);IF(ABS([.L24]-[.M24])&lt;[.$N$2];1;0))" office:value-type="boolean" office:boolean-value="true" calcext:value-type="boolean">
            <text:p>TRUE</text:p>
          </table:table-cell>
          <table:table-cell table:formula="of:=OR(IF((ABS([.N24]-[.O24])/[.N24])&lt;[.$N$3];1;0);IF(ABS([.O24]-[.N24])&lt;[.$N$2];1;0))" office:value-type="boolean" office:boolean-value="true" calcext:value-type="boolean">
            <text:p>TRUE</text:p>
          </table:table-cell>
          <table:table-cell/>
          <table:table-cell table:formula="of:=IF(ABS([.P24] * [.K24] + (1- [.P24])*[.J24] - [.I24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3]" office:value-type="string" office:string-value="It's a Small World" calcext:value-type="string">
            <text:p>It's a Small World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2.H23]" office:value-type="float" office:value="9.107842" calcext:value-type="float">
            <text:p>9.107842</text:p>
          </table:table-cell>
          <table:table-cell table:formula="of:=[Sheet2.E23]" office:value-type="float" office:value="0.040954" calcext:value-type="float">
            <text:p>0.040954</text:p>
          </table:table-cell>
          <table:table-cell table:formula="of:=[Sheet2.F23]" office:value-type="float" office:value="0.034798" calcext:value-type="float">
            <text:p>0.034798</text:p>
          </table:table-cell>
          <table:table-cell table:formula="of:=[Sheet2.G23]" office:value-type="float" office:value="0.006919" calcext:value-type="float">
            <text:p>0.006919</text:p>
          </table:table-cell>
          <table:table-cell table:formula="of:=[.F25]*[.E25]" office:value-type="float" office:value="0.373002561268" calcext:value-type="float">
            <text:p>0.373002561268</text:p>
          </table:table-cell>
          <table:table-cell table:formula="of:=[.G25]*[.E25]" office:value-type="float" office:value="0.316934685916" calcext:value-type="float">
            <text:p>0.316934685916</text:p>
          </table:table-cell>
          <table:table-cell table:formula="of:=[.H25]*[.E25]" office:value-type="float" office:value="0.063017158798" calcext:value-type="float">
            <text:p>0.063017158798</text:p>
          </table:table-cell>
          <table:table-cell table:formula="of:=[.I25] * [.E25] / (1- [.K25])" office:value-type="float" office:value="3.62573170418589" calcext:value-type="float">
            <text:p>3.62573170418589</text:p>
          </table:table-cell>
          <table:table-cell table:formula="of:=[Sheet2.D23]" office:value-type="float" office:value="4.170562" calcext:value-type="float">
            <text:p>4.170562</text:p>
          </table:table-cell>
          <table:table-cell table:formula="of:=[.I25] * [.E25] / ((1- [.K25])*(1- [.I25]))" office:value-type="float" office:value="5.78268981691271" calcext:value-type="float">
            <text:p>5.78268981691271</text:p>
          </table:table-cell>
          <table:table-cell table:formula="of:=[Sheet2.C23]" office:value-type="float" office:value="5.957738" calcext:value-type="float">
            <text:p>5.957738</text:p>
          </table:table-cell>
          <table:table-cell table:formula="of:=[Sheet2.I23]" office:value-type="float" office:value="0.150302" calcext:value-type="float">
            <text:p>0.150302</text:p>
          </table:table-cell>
          <table:table-cell/>
          <table:table-cell table:formula="of:=IF(ABS([.D25]-[.E25])/[.D25]&lt;[.$N$3];1;0)" office:value-type="boolean" office:boolean-value="true" calcext:value-type="boolean">
            <text:p>TRUE</text:p>
          </table:table-cell>
          <table:table-cell table:formula="of:=OR(IF((ABS([.L25]-[.M25])/[.L25])&lt;[.$N$3];1;0);IF(ABS([.L25]-[.M25])&lt;[.$N$2];1;0))" office:value-type="boolean" office:boolean-value="true" calcext:value-type="boolean">
            <text:p>TRUE</text:p>
          </table:table-cell>
          <table:table-cell table:formula="of:=OR(IF((ABS([.N25]-[.O25])/[.N25])&lt;[.$N$3];1;0);IF(ABS([.O25]-[.N25])&lt;[.$N$2];1;0))" office:value-type="boolean" office:boolean-value="true" calcext:value-type="boolean">
            <text:p>TRUE</text:p>
          </table:table-cell>
          <table:table-cell/>
          <table:table-cell table:formula="of:=IF(ABS([.P25] * [.K25] + (1- [.P25])*[.J25] - [.I25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4]" office:value-type="string" office:string-value="Ant-Man and The Wasp" calcext:value-type="string">
            <text:p>Ant-Man and The Wasp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4]" office:value-type="float" office:value="3.991673" calcext:value-type="float">
            <text:p>3.991673</text:p>
          </table:table-cell>
          <table:table-cell table:formula="of:=[Sheet2.E24]" office:value-type="float" office:value="0.040695" calcext:value-type="float">
            <text:p>0.040695</text:p>
          </table:table-cell>
          <table:table-cell table:formula="of:=[Sheet2.F24]" office:value-type="float" office:value="0.034395" calcext:value-type="float">
            <text:p>0.034395</text:p>
          </table:table-cell>
          <table:table-cell table:formula="of:=[Sheet2.G24]" office:value-type="float" office:value="0.007083" calcext:value-type="float">
            <text:p>0.007083</text:p>
          </table:table-cell>
          <table:table-cell table:formula="of:=[.F26]*[.E26]" office:value-type="float" office:value="0.162441132735" calcext:value-type="float">
            <text:p>0.162441132735</text:p>
          </table:table-cell>
          <table:table-cell table:formula="of:=[.G26]*[.E26]" office:value-type="float" office:value="0.137293592835" calcext:value-type="float">
            <text:p>0.137293592835</text:p>
          </table:table-cell>
          <table:table-cell table:formula="of:=[.H26]*[.E26]" office:value-type="float" office:value="0.028273019859" calcext:value-type="float">
            <text:p>0.028273019859</text:p>
          </table:table-cell>
          <table:table-cell table:formula="of:=[.I26] * [.E26] / (1- [.K26])" office:value-type="float" office:value="0.667277843344053" calcext:value-type="float">
            <text:p>0.667277843344053</text:p>
          </table:table-cell>
          <table:table-cell table:formula="of:=[Sheet2.D24]" office:value-type="float" office:value="0.765924" calcext:value-type="float">
            <text:p>0.765924</text:p>
          </table:table-cell>
          <table:table-cell table:formula="of:=[.I26] * [.E26] / ((1- [.K26])*(1- [.I26]))" office:value-type="float" office:value="0.79669366467698" calcext:value-type="float">
            <text:p>0.79669366467698</text:p>
          </table:table-cell>
          <table:table-cell table:formula="of:=[Sheet2.C24]" office:value-type="float" office:value="0.835839" calcext:value-type="float">
            <text:p>0.835839</text:p>
          </table:table-cell>
          <table:table-cell table:formula="of:=[Sheet2.I24]" office:value-type="float" office:value="0.154814" calcext:value-type="float">
            <text:p>0.154814</text:p>
          </table:table-cell>
          <table:table-cell/>
          <table:table-cell table:formula="of:=IF(ABS([.D26]-[.E26])/[.D26]&lt;[.$N$3];1;0)" office:value-type="boolean" office:boolean-value="true" calcext:value-type="boolean">
            <text:p>TRUE</text:p>
          </table:table-cell>
          <table:table-cell table:formula="of:=OR(IF((ABS([.L26]-[.M26])/[.L26])&lt;[.$N$3];1;0);IF(ABS([.L26]-[.M26])&lt;[.$N$2];1;0))" office:value-type="boolean" office:boolean-value="true" calcext:value-type="boolean">
            <text:p>TRUE</text:p>
          </table:table-cell>
          <table:table-cell table:formula="of:=OR(IF((ABS([.N26]-[.O26])/[.N26])&lt;[.$N$3];1;0);IF(ABS([.O26]-[.N26])&lt;[.$N$2];1;0))" office:value-type="boolean" office:boolean-value="true" calcext:value-type="boolean">
            <text:p>TRUE</text:p>
          </table:table-cell>
          <table:table-cell/>
          <table:table-cell table:formula="of:=IF(ABS([.P26] * [.K26] + (1- [.P26])*[.J26] - [.I26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5]" office:value-type="string" office:string-value="Mad Hatter Tea Cups" calcext:value-type="string">
            <text:p>Mad Hatter Tea Cups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5]" office:value-type="float" office:value="2.01905" calcext:value-type="float">
            <text:p>2.01905</text:p>
          </table:table-cell>
          <table:table-cell table:formula="of:=[Sheet2.E25]" office:value-type="float" office:value="0.040749" calcext:value-type="float">
            <text:p>0.040749</text:p>
          </table:table-cell>
          <table:table-cell table:formula="of:=[Sheet2.F25]" office:value-type="float" office:value="0.034473" calcext:value-type="float">
            <text:p>0.034473</text:p>
          </table:table-cell>
          <table:table-cell table:formula="of:=[Sheet2.G25]" office:value-type="float" office:value="0.007056" calcext:value-type="float">
            <text:p>0.007056</text:p>
          </table:table-cell>
          <table:table-cell table:formula="of:=[.F27]*[.E27]" office:value-type="float" office:value="0.08227426845" calcext:value-type="float">
            <text:p>0.08227426845</text:p>
          </table:table-cell>
          <table:table-cell table:formula="of:=[.G27]*[.E27]" office:value-type="float" office:value="0.06960271065" calcext:value-type="float">
            <text:p>0.06960271065</text:p>
          </table:table-cell>
          <table:table-cell table:formula="of:=[.H27]*[.E27]" office:value-type="float" office:value="0.0142464168" calcext:value-type="float">
            <text:p>0.0142464168</text:p>
          </table:table-cell>
          <table:table-cell table:formula="of:=[.I27] * [.E27] / (1- [.K27])" office:value-type="float" office:value="0.168516619716176" calcext:value-type="float">
            <text:p>0.168516619716176</text:p>
          </table:table-cell>
          <table:table-cell table:formula="of:=[Sheet2.D25]" office:value-type="float" office:value="0.197783" calcext:value-type="float">
            <text:p>0.197783</text:p>
          </table:table-cell>
          <table:table-cell table:formula="of:=[.I27] * [.E27] / ((1- [.K27])*(1- [.I27]))" office:value-type="float" office:value="0.183624163432313" calcext:value-type="float">
            <text:p>0.183624163432313</text:p>
          </table:table-cell>
          <table:table-cell table:formula="of:=[Sheet2.C25]" office:value-type="float" office:value="0.192021" calcext:value-type="float">
            <text:p>0.192021</text:p>
          </table:table-cell>
          <table:table-cell table:formula="of:=[Sheet2.I25]" office:value-type="float" office:value="0.154026" calcext:value-type="float">
            <text:p>0.154026</text:p>
          </table:table-cell>
          <table:table-cell/>
          <table:table-cell table:formula="of:=IF(ABS([.D27]-[.E27])/[.D27]&lt;[.$N$3];1;0)" office:value-type="boolean" office:boolean-value="true" calcext:value-type="boolean">
            <text:p>TRUE</text:p>
          </table:table-cell>
          <table:table-cell table:formula="of:=OR(IF((ABS([.L27]-[.M27])/[.L27])&lt;[.$N$3];1;0);IF(ABS([.L27]-[.M27])&lt;[.$N$2];1;0))" office:value-type="boolean" office:boolean-value="true" calcext:value-type="boolean">
            <text:p>TRUE</text:p>
          </table:table-cell>
          <table:table-cell table:formula="of:=OR(IF((ABS([.N27]-[.O27])/[.N27])&lt;[.$N$3];1;0);IF(ABS([.O27]-[.N27])&lt;[.$N$2];1;0))" office:value-type="boolean" office:boolean-value="true" calcext:value-type="boolean">
            <text:p>TRUE</text:p>
          </table:table-cell>
          <table:table-cell/>
          <table:table-cell table:formula="of:=IF(ABS([.P27] * [.K27] + (1- [.P27])*[.J27] - [.I27])&lt;0.5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[Sheet2.B26]" office:value-type="string" office:string-value="Cinderella Carousel" calcext:value-type="string">
            <text:p>Cinderella Carousel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26]" office:value-type="float" office:value="2.974616" calcext:value-type="float">
            <text:p>2.974616</text:p>
          </table:table-cell>
          <table:table-cell table:formula="of:=[Sheet2.E26]" office:value-type="float" office:value="0.0405" calcext:value-type="float">
            <text:p>0.0405</text:p>
          </table:table-cell>
          <table:table-cell table:formula="of:=[Sheet2.F26]" office:value-type="float" office:value="0.034383" calcext:value-type="float">
            <text:p>0.034383</text:p>
          </table:table-cell>
          <table:table-cell table:formula="of:=[Sheet2.G26]" office:value-type="float" office:value="0.006877" calcext:value-type="float">
            <text:p>0.006877</text:p>
          </table:table-cell>
          <table:table-cell table:formula="of:=[.F28]*[.E28]" office:value-type="float" office:value="0.120471948" calcext:value-type="float">
            <text:p>0.120471948</text:p>
          </table:table-cell>
          <table:table-cell table:formula="of:=[.G28]*[.E28]" office:value-type="float" office:value="0.102276221928" calcext:value-type="float">
            <text:p>0.102276221928</text:p>
          </table:table-cell>
          <table:table-cell table:formula="of:=[.H28]*[.E28]" office:value-type="float" office:value="0.020456434232" calcext:value-type="float">
            <text:p>0.020456434232</text:p>
          </table:table-cell>
          <table:table-cell table:formula="of:=[.I28] * [.E28] / (1- [.K28])" office:value-type="float" office:value="0.365841598674584" calcext:value-type="float">
            <text:p>0.365841598674584</text:p>
          </table:table-cell>
          <table:table-cell table:formula="of:=[Sheet2.D26]" office:value-type="float" office:value="0.387395" calcext:value-type="float">
            <text:p>0.387395</text:p>
          </table:table-cell>
          <table:table-cell table:formula="of:=[.I28] * [.E28] / ((1- [.K28])*(1- [.I28]))" office:value-type="float" office:value="0.415952166440491" calcext:value-type="float">
            <text:p>0.415952166440491</text:p>
          </table:table-cell>
          <table:table-cell table:formula="of:=[Sheet2.C26]" office:value-type="float" office:value="0.424322" calcext:value-type="float">
            <text:p>0.424322</text:p>
          </table:table-cell>
          <table:table-cell table:formula="of:=[Sheet2.I26]" office:value-type="float" office:value="0.151045" calcext:value-type="float">
            <text:p>0.151045</text:p>
          </table:table-cell>
          <table:table-cell/>
          <table:table-cell table:formula="of:=IF(ABS([.D28]-[.E28])/[.D28]&lt;[.$N$3];1;0)" office:value-type="boolean" office:boolean-value="true" calcext:value-type="boolean">
            <text:p>TRUE</text:p>
          </table:table-cell>
          <table:table-cell table:formula="of:=OR(IF((ABS([.L28]-[.M28])/[.L28])&lt;[.$N$3];1;0);IF(ABS([.L28]-[.M28])&lt;[.$N$2];1;0))" office:value-type="boolean" office:boolean-value="true" calcext:value-type="boolean">
            <text:p>TRUE</text:p>
          </table:table-cell>
          <table:table-cell table:formula="of:=OR(IF((ABS([.N28]-[.O28])/[.N28])&lt;[.$N$3];1;0);IF(ABS([.O28]-[.N28])&lt;[.$N$2];1;0))" office:value-type="boolean" office:boolean-value="true" calcext:value-type="boolean">
            <text:p>TRUE</text:p>
          </table:table-cell>
          <table:table-cell/>
          <table:table-cell table:formula="of:=IF(ABS([.P28] * [.K28] + (1- [.P28])*[.J28] - [.I28])&lt;0.5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2q.V9:ss2q.V28 ss2q.R10:ss2q.T28 ss2q.R9:ss2q.S28 ss2q.T9:ss2q.T9">
            <calcext:condition calcext:apply-style-name="Untitled1" calcext:value="=1" calcext:base-cell-address="ss2q.R9"/>
            <calcext:condition calcext:apply-style-name="Untitled2" calcext:value="=0" calcext:base-cell-address="ss2q.R9"/>
          </calcext:conditional-format>
        </calcext:conditional-formats>
      </table:table>
      <table:table table:name="alls1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all servers, one queue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all the nodes, and a single queue, and clients are distributed among the servers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alls1q.P9:alls1q.S27">
            <calcext:condition calcext:apply-style-name="Untitled1" calcext:value="=1" calcext:base-cell-address="alls1q.P9"/>
            <calcext:condition calcext:apply-style-name="Untitled2" calcext:value="=0" calcext:base-cell-address="alls1q.P9"/>
          </calcext:conditional-format>
        </calcext:conditional-formats>
      </table:table>
      <table:table table:name="sssq_jscks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0" table:default-cell-style-name="ce6"/>
        <table:table-column table:style-name="co4" table:default-cell-style-name="ce6"/>
        <table:table-column table:style-name="co7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9"/>
          <table:table-cell table:style-name="Default"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The servers have two nodes, and a single queue, and clients are distributed among them with preset probabilities</text:p>
          </table:table-cell>
          <table:covered-table-cell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tal lambda</text:p>
          </table:table-cell>
          <table:table-cell table:formula="of:=SUM([.E:.E])" office:value-type="float" office:value="0.355214" calcext:value-type="float">
            <text:p>0.355214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Lambdas</text:p>
          </table:table-cell>
          <table:table-cell office:value-type="string" calcext:value-type="string">
            <text:p>probability</text:p>
          </table:table-cell>
          <table:table-cell table:number-columns-repeated="2" office:value-type="string" calcext:value-type="string">
            <text:p>Queue time Normal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 table:style-name="Default" office:value-type="string" calcext:value-type="string">
            <text:p>lambdas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5" calcext:value-type="float">
            <text:p>5</text:p>
          </table:table-cell>
          <table:table-cell table:formula="of:=[Sheet2.J107]" office:value-type="float" office:value="5.014487" calcext:value-type="float">
            <text:p>5.014487</text:p>
          </table:table-cell>
          <table:table-cell table:formula="of:=[Sheet2.G107]" office:value-type="float" office:value="0.017774" calcext:value-type="float">
            <text:p>0.017774</text:p>
          </table:table-cell>
          <table:table-cell table:formula="of:=[Sheet2.M107]" office:value-type="float" office:value="0.0179985601151904" calcext:value-type="float">
            <text:p>0.0179985601151904</text:p>
          </table:table-cell>
          <table:table-cell table:formula="of:=[.E9]/[.$G$6]" office:value-type="float" office:value="0.0500374422179306" calcext:value-type="float">
            <text:p>0.0500374422179306</text:p>
          </table:table-cell>
          <table:table-cell table:formula="of:=[.E9]*[.D9]*[.D9]/(1-[.E9]*[.D9])" office:value-type="float" office:value="0.49065993946464" calcext:value-type="float">
            <text:p>0.49065993946464</text:p>
          </table:table-cell>
          <table:table-cell table:formula="of:=[Sheet2.E107]" office:value-type="float" office:value="0.533358" calcext:value-type="float">
            <text:p>0.533358</text:p>
          </table:table-cell>
          <table:table-cell table:number-columns-repeated="2"/>
          <table:table-cell table:formula="of:=IF(ABS([.C9]-[.D9])&lt;0.5;1;0)" office:value-type="boolean" office:boolean-value="true" calcext:value-type="boolean">
            <text:p>TRUE</text:p>
          </table:table-cell>
          <table:table-cell table:formula="of:=IF(ABS([.H9]-[.I9])&lt;0.5;1;0)" office:value-type="boolean" office:boolean-value="true" calcext:value-type="boolean">
            <text:p>TRUE</text:p>
          </table:table-cell>
          <table:table-cell table:formula="of:=IF(ABS(1/20 - [.G9])&lt;[.$I$2];1;0)" office:value-type="boolean" office:boolean-value="true" calcext:value-type="boolean">
            <text:p>TRUE</text:p>
          </table:table-cell>
          <table:table-cell table:formula="of:=ABS([.F9]-[.E9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2" calcext:value-type="float">
            <text:p>2</text:p>
          </table:table-cell>
          <table:table-cell table:formula="of:=[Sheet2.J108]" office:value-type="float" office:value="2.002444" calcext:value-type="float">
            <text:p>2.002444</text:p>
          </table:table-cell>
          <table:table-cell table:formula="of:=[Sheet2.G108]" office:value-type="float" office:value="0.017979" calcext:value-type="float">
            <text:p>0.017979</text:p>
          </table:table-cell>
          <table:table-cell table:formula="of:=[Sheet2.M108]" office:value-type="float" office:value="0.0179985601151904" calcext:value-type="float">
            <text:p>0.0179985601151904</text:p>
          </table:table-cell>
          <table:table-cell table:formula="of:=[.E10]/[.$G$6]" office:value-type="float" office:value="0.0506145591108459" calcext:value-type="float">
            <text:p>0.0506145591108459</text:p>
          </table:table-cell>
          <table:table-cell table:formula="of:=[.E10]*[.D10]*[.D10]/(1-[.E10]*[.D10])" office:value-type="float" office:value="0.0747842481607964" calcext:value-type="float">
            <text:p>0.0747842481607964</text:p>
          </table:table-cell>
          <table:table-cell table:formula="of:=[Sheet2.E108]" office:value-type="float" office:value="0.076608" calcext:value-type="float">
            <text:p>0.076608</text:p>
          </table:table-cell>
          <table:table-cell table:number-columns-repeated="2"/>
          <table:table-cell table:formula="of:=IF(ABS([.C10]-[.D10])&lt;0.5;1;0)" office:value-type="boolean" office:boolean-value="true" calcext:value-type="boolean">
            <text:p>TRUE</text:p>
          </table:table-cell>
          <table:table-cell table:formula="of:=IF(ABS([.H10]-[.I10])&lt;0.5;1;0)" office:value-type="boolean" office:boolean-value="true" calcext:value-type="boolean">
            <text:p>TRUE</text:p>
          </table:table-cell>
          <table:table-cell table:formula="of:=IF(ABS(1/20 - [.G10])&lt;[.$I$2];1;0)" office:value-type="boolean" office:boolean-value="true" calcext:value-type="boolean">
            <text:p>TRUE</text:p>
          </table:table-cell>
          <table:table-cell table:formula="of:=ABS([.F10]-[.E10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10" calcext:value-type="float">
            <text:p>10</text:p>
          </table:table-cell>
          <table:table-cell table:formula="of:=[Sheet2.J109]" office:value-type="float" office:value="9.948846" calcext:value-type="float">
            <text:p>9.948846</text:p>
          </table:table-cell>
          <table:table-cell table:formula="of:=[Sheet2.G109]" office:value-type="float" office:value="0.017692" calcext:value-type="float">
            <text:p>0.017692</text:p>
          </table:table-cell>
          <table:table-cell table:formula="of:=[Sheet2.M109]" office:value-type="float" office:value="0.0179985601151904" calcext:value-type="float">
            <text:p>0.0179985601151904</text:p>
          </table:table-cell>
          <table:table-cell table:formula="of:=[.E11]/[.$G$6]" office:value-type="float" office:value="0.0498065954607645" calcext:value-type="float">
            <text:p>0.0498065954607645</text:p>
          </table:table-cell>
          <table:table-cell table:formula="of:=[.E11]*[.D11]*[.D11]/(1-[.E11]*[.D11])" office:value-type="float" office:value="2.12521578505306" calcext:value-type="float">
            <text:p>2.12521578505306</text:p>
          </table:table-cell>
          <table:table-cell table:formula="of:=[Sheet2.E109]" office:value-type="float" office:value="2.202652" calcext:value-type="float">
            <text:p>2.202652</text:p>
          </table:table-cell>
          <table:table-cell table:number-columns-repeated="2"/>
          <table:table-cell table:formula="of:=IF(ABS([.C11]-[.D11])&lt;0.5;1;0)" office:value-type="boolean" office:boolean-value="true" calcext:value-type="boolean">
            <text:p>TRUE</text:p>
          </table:table-cell>
          <table:table-cell table:formula="of:=IF(ABS([.H11]-[.I11])&lt;0.5;1;0)" office:value-type="boolean" office:boolean-value="true" calcext:value-type="boolean">
            <text:p>TRUE</text:p>
          </table:table-cell>
          <table:table-cell table:formula="of:=IF(ABS(1/20 - [.G11])&lt;[.$I$2];1;0)" office:value-type="boolean" office:boolean-value="true" calcext:value-type="boolean">
            <text:p>TRUE</text:p>
          </table:table-cell>
          <table:table-cell table:formula="of:=ABS([.F11]-[.E11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5" calcext:value-type="float">
            <text:p>5</text:p>
          </table:table-cell>
          <table:table-cell table:formula="of:=[Sheet2.J110]" office:value-type="float" office:value="5.039545" calcext:value-type="float">
            <text:p>5.039545</text:p>
          </table:table-cell>
          <table:table-cell table:formula="of:=[Sheet2.G110]" office:value-type="float" office:value="0.01784" calcext:value-type="float">
            <text:p>0.01784</text:p>
          </table:table-cell>
          <table:table-cell table:formula="of:=[Sheet2.M110]" office:value-type="float" office:value="0.0179985601151904" calcext:value-type="float">
            <text:p>0.0179985601151904</text:p>
          </table:table-cell>
          <table:table-cell table:formula="of:=[.E12]/[.$G$6]" office:value-type="float" office:value="0.0502232457054058" calcext:value-type="float">
            <text:p>0.0502232457054058</text:p>
          </table:table-cell>
          <table:table-cell table:formula="of:=[.E12]*[.D12]*[.D12]/(1-[.E12]*[.D12])" office:value-type="float" office:value="0.497841397519108" calcext:value-type="float">
            <text:p>0.497841397519108</text:p>
          </table:table-cell>
          <table:table-cell table:formula="of:=[Sheet2.E110]" office:value-type="float" office:value="0.478106" calcext:value-type="float">
            <text:p>0.478106</text:p>
          </table:table-cell>
          <table:table-cell table:number-columns-repeated="2"/>
          <table:table-cell table:formula="of:=IF(ABS([.C12]-[.D12])&lt;0.5;1;0)" office:value-type="boolean" office:boolean-value="true" calcext:value-type="boolean">
            <text:p>TRUE</text:p>
          </table:table-cell>
          <table:table-cell table:formula="of:=IF(ABS([.H12]-[.I12])&lt;0.5;1;0)" office:value-type="boolean" office:boolean-value="true" calcext:value-type="boolean">
            <text:p>TRUE</text:p>
          </table:table-cell>
          <table:table-cell table:formula="of:=IF(ABS(1/20 - [.G12])&lt;[.$I$2];1;0)" office:value-type="boolean" office:boolean-value="true" calcext:value-type="boolean">
            <text:p>TRUE</text:p>
          </table:table-cell>
          <table:table-cell table:formula="of:=ABS([.F12]-[.E12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10" calcext:value-type="float">
            <text:p>10</text:p>
          </table:table-cell>
          <table:table-cell table:formula="of:=[Sheet2.J111]" office:value-type="float" office:value="9.844042" calcext:value-type="float">
            <text:p>9.844042</text:p>
          </table:table-cell>
          <table:table-cell table:formula="of:=[Sheet2.G111]" office:value-type="float" office:value="0.01799" calcext:value-type="float">
            <text:p>0.01799</text:p>
          </table:table-cell>
          <table:table-cell table:formula="of:=[Sheet2.M111]" office:value-type="float" office:value="0.0179985601151904" calcext:value-type="float">
            <text:p>0.0179985601151904</text:p>
          </table:table-cell>
          <table:table-cell table:formula="of:=[.E13]/[.$G$6]" office:value-type="float" office:value="0.0506455263587584" calcext:value-type="float">
            <text:p>0.0506455263587584</text:p>
          </table:table-cell>
          <table:table-cell table:formula="of:=[.E13]*[.D13]*[.D13]/(1-[.E13]*[.D13])" office:value-type="float" office:value="2.11849779815229" calcext:value-type="float">
            <text:p>2.11849779815229</text:p>
          </table:table-cell>
          <table:table-cell table:formula="of:=[Sheet2.E111]" office:value-type="float" office:value="2.325861" calcext:value-type="float">
            <text:p>2.325861</text:p>
          </table:table-cell>
          <table:table-cell table:number-columns-repeated="2"/>
          <table:table-cell table:formula="of:=IF(ABS([.C13]-[.D13])&lt;0.5;1;0)" office:value-type="boolean" office:boolean-value="true" calcext:value-type="boolean">
            <text:p>TRUE</text:p>
          </table:table-cell>
          <table:table-cell table:formula="of:=IF(ABS([.H13]-[.I13])&lt;0.5;1;0)" office:value-type="boolean" office:boolean-value="true" calcext:value-type="boolean">
            <text:p>TRUE</text:p>
          </table:table-cell>
          <table:table-cell table:formula="of:=IF(ABS(1/20 - [.G13])&lt;[.$I$2];1;0)" office:value-type="boolean" office:boolean-value="true" calcext:value-type="boolean">
            <text:p>TRUE</text:p>
          </table:table-cell>
          <table:table-cell table:formula="of:=ABS([.F13]-[.E13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2" calcext:value-type="float">
            <text:p>2</text:p>
          </table:table-cell>
          <table:table-cell table:formula="of:=[Sheet2.J112]" office:value-type="float" office:value="2.009578" calcext:value-type="float">
            <text:p>2.009578</text:p>
          </table:table-cell>
          <table:table-cell table:formula="of:=[Sheet2.G112]" office:value-type="float" office:value="0.017703" calcext:value-type="float">
            <text:p>0.017703</text:p>
          </table:table-cell>
          <table:table-cell table:formula="of:=[Sheet2.M112]" office:value-type="float" office:value="0.0179985601151904" calcext:value-type="float">
            <text:p>0.0179985601151904</text:p>
          </table:table-cell>
          <table:table-cell table:formula="of:=[.E14]/[.$G$6]" office:value-type="float" office:value="0.049837562708677" calcext:value-type="float">
            <text:p>0.049837562708677</text:p>
          </table:table-cell>
          <table:table-cell table:formula="of:=[.E14]*[.D14]*[.D14]/(1-[.E14]*[.D14])" office:value-type="float" office:value="0.0741290435629474" calcext:value-type="float">
            <text:p>0.0741290435629474</text:p>
          </table:table-cell>
          <table:table-cell table:formula="of:=[Sheet2.E112]" office:value-type="float" office:value="0.064055" calcext:value-type="float">
            <text:p>0.064055</text:p>
          </table:table-cell>
          <table:table-cell table:number-columns-repeated="2"/>
          <table:table-cell table:formula="of:=IF(ABS([.C14]-[.D14])&lt;0.5;1;0)" office:value-type="boolean" office:boolean-value="true" calcext:value-type="boolean">
            <text:p>TRUE</text:p>
          </table:table-cell>
          <table:table-cell table:formula="of:=IF(ABS([.H14]-[.I14])&lt;0.5;1;0)" office:value-type="boolean" office:boolean-value="true" calcext:value-type="boolean">
            <text:p>TRUE</text:p>
          </table:table-cell>
          <table:table-cell table:formula="of:=IF(ABS(1/20 - [.G14])&lt;[.$I$2];1;0)" office:value-type="boolean" office:boolean-value="true" calcext:value-type="boolean">
            <text:p>TRUE</text:p>
          </table:table-cell>
          <table:table-cell table:formula="of:=ABS([.F14]-[.E14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3" calcext:value-type="float">
            <text:p>3</text:p>
          </table:table-cell>
          <table:table-cell table:formula="of:=[Sheet2.J113]" office:value-type="float" office:value="3.037653" calcext:value-type="float">
            <text:p>3.037653</text:p>
          </table:table-cell>
          <table:table-cell table:formula="of:=[Sheet2.G113]" office:value-type="float" office:value="0.017623" calcext:value-type="float">
            <text:p>0.017623</text:p>
          </table:table-cell>
          <table:table-cell table:formula="of:=[Sheet2.M113]" office:value-type="float" office:value="0.0179985601151904" calcext:value-type="float">
            <text:p>0.0179985601151904</text:p>
          </table:table-cell>
          <table:table-cell table:formula="of:=[.E15]/[.$G$6]" office:value-type="float" office:value="0.0496123463602223" calcext:value-type="float">
            <text:p>0.0496123463602223</text:p>
          </table:table-cell>
          <table:table-cell table:formula="of:=[.E15]*[.D15]*[.D15]/(1-[.E15]*[.D15])" office:value-type="float" office:value="0.171810810196813" calcext:value-type="float">
            <text:p>0.171810810196813</text:p>
          </table:table-cell>
          <table:table-cell table:formula="of:=[Sheet2.E113]" office:value-type="float" office:value="0.161977" calcext:value-type="float">
            <text:p>0.161977</text:p>
          </table:table-cell>
          <table:table-cell table:number-columns-repeated="2"/>
          <table:table-cell table:formula="of:=IF(ABS([.C15]-[.D15])&lt;0.5;1;0)" office:value-type="boolean" office:boolean-value="true" calcext:value-type="boolean">
            <text:p>TRUE</text:p>
          </table:table-cell>
          <table:table-cell table:formula="of:=IF(ABS([.H15]-[.I15])&lt;0.5;1;0)" office:value-type="boolean" office:boolean-value="true" calcext:value-type="boolean">
            <text:p>TRUE</text:p>
          </table:table-cell>
          <table:table-cell table:formula="of:=IF(ABS(1/20 - [.G15])&lt;[.$I$2];1;0)" office:value-type="boolean" office:boolean-value="true" calcext:value-type="boolean">
            <text:p>TRUE</text:p>
          </table:table-cell>
          <table:table-cell table:formula="of:=ABS([.F15]-[.E15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3" calcext:value-type="float">
            <text:p>3</text:p>
          </table:table-cell>
          <table:table-cell table:formula="of:=[Sheet2.J114]" office:value-type="float" office:value="2.980392" calcext:value-type="float">
            <text:p>2.980392</text:p>
          </table:table-cell>
          <table:table-cell table:formula="of:=[Sheet2.G114]" office:value-type="float" office:value="0.017725" calcext:value-type="float">
            <text:p>0.017725</text:p>
          </table:table-cell>
          <table:table-cell table:formula="of:=[Sheet2.M114]" office:value-type="float" office:value="0.0179985601151904" calcext:value-type="float">
            <text:p>0.0179985601151904</text:p>
          </table:table-cell>
          <table:table-cell table:formula="of:=[.E16]/[.$G$6]" office:value-type="float" office:value="0.0498994972045021" calcext:value-type="float">
            <text:p>0.0498994972045021</text:p>
          </table:table-cell>
          <table:table-cell table:formula="of:=[.E16]*[.D16]*[.D16]/(1-[.E16]*[.D16])" office:value-type="float" office:value="0.166227899759642" calcext:value-type="float">
            <text:p>0.166227899759642</text:p>
          </table:table-cell>
          <table:table-cell table:formula="of:=[Sheet2.E114]" office:value-type="float" office:value="0.175047" calcext:value-type="float">
            <text:p>0.175047</text:p>
          </table:table-cell>
          <table:table-cell table:number-columns-repeated="2"/>
          <table:table-cell table:formula="of:=IF(ABS([.C16]-[.D16])&lt;0.5;1;0)" office:value-type="boolean" office:boolean-value="true" calcext:value-type="boolean">
            <text:p>TRUE</text:p>
          </table:table-cell>
          <table:table-cell table:formula="of:=IF(ABS([.H16]-[.I16])&lt;0.5;1;0)" office:value-type="boolean" office:boolean-value="true" calcext:value-type="boolean">
            <text:p>TRUE</text:p>
          </table:table-cell>
          <table:table-cell table:formula="of:=IF(ABS(1/20 - [.G16])&lt;[.$I$2];1;0)" office:value-type="boolean" office:boolean-value="true" calcext:value-type="boolean">
            <text:p>TRUE</text:p>
          </table:table-cell>
          <table:table-cell table:formula="of:=ABS([.F16]-[.E16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7" calcext:value-type="float">
            <text:p>7</text:p>
          </table:table-cell>
          <table:table-cell table:formula="of:=[Sheet2.J115]" office:value-type="float" office:value="6.983149" calcext:value-type="float">
            <text:p>6.983149</text:p>
          </table:table-cell>
          <table:table-cell table:formula="of:=[Sheet2.G115]" office:value-type="float" office:value="0.017668" calcext:value-type="float">
            <text:p>0.017668</text:p>
          </table:table-cell>
          <table:table-cell table:formula="of:=[Sheet2.M115]" office:value-type="float" office:value="0.0179985601151904" calcext:value-type="float">
            <text:p>0.0179985601151904</text:p>
          </table:table-cell>
          <table:table-cell table:formula="of:=[.E17]/[.$G$6]" office:value-type="float" office:value="0.0497390305562281" calcext:value-type="float">
            <text:p>0.0497390305562281</text:p>
          </table:table-cell>
          <table:table-cell table:formula="of:=[.E17]*[.D17]*[.D17]/(1-[.E17]*[.D17])" office:value-type="float" office:value="0.982828585376267" calcext:value-type="float">
            <text:p>0.982828585376267</text:p>
          </table:table-cell>
          <table:table-cell table:formula="of:=[Sheet2.E115]" office:value-type="float" office:value="0.974073" calcext:value-type="float">
            <text:p>0.974073</text:p>
          </table:table-cell>
          <table:table-cell table:number-columns-repeated="2"/>
          <table:table-cell table:formula="of:=IF(ABS([.C17]-[.D17])&lt;0.5;1;0)" office:value-type="boolean" office:boolean-value="true" calcext:value-type="boolean">
            <text:p>TRUE</text:p>
          </table:table-cell>
          <table:table-cell table:formula="of:=IF(ABS([.H17]-[.I17])&lt;0.5;1;0)" office:value-type="boolean" office:boolean-value="true" calcext:value-type="boolean">
            <text:p>TRUE</text:p>
          </table:table-cell>
          <table:table-cell table:formula="of:=IF(ABS(1/20 - [.G17])&lt;[.$I$2];1;0)" office:value-type="boolean" office:boolean-value="true" calcext:value-type="boolean">
            <text:p>TRUE</text:p>
          </table:table-cell>
          <table:table-cell table:formula="of:=ABS([.F17]-[.E17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3" calcext:value-type="float">
            <text:p>3</text:p>
          </table:table-cell>
          <table:table-cell table:formula="of:=[Sheet2.J116]" office:value-type="float" office:value="2.979129" calcext:value-type="float">
            <text:p>2.979129</text:p>
          </table:table-cell>
          <table:table-cell table:formula="of:=[Sheet2.G116]" office:value-type="float" office:value="0.017904" calcext:value-type="float">
            <text:p>0.017904</text:p>
          </table:table-cell>
          <table:table-cell table:formula="of:=[Sheet2.M116]" office:value-type="float" office:value="0.0179985601151904" calcext:value-type="float">
            <text:p>0.0179985601151904</text:p>
          </table:table-cell>
          <table:table-cell table:formula="of:=[.E18]/[.$G$6]" office:value-type="float" office:value="0.0504034187841696" calcext:value-type="float">
            <text:p>0.0504034187841696</text:p>
          </table:table-cell>
          <table:table-cell table:formula="of:=[.E18]*[.D18]*[.D18]/(1-[.E18]*[.D18])" office:value-type="float" office:value="0.16785484926013" calcext:value-type="float">
            <text:p>0.16785484926013</text:p>
          </table:table-cell>
          <table:table-cell table:formula="of:=[Sheet2.E116]" office:value-type="float" office:value="0.186183" calcext:value-type="float">
            <text:p>0.186183</text:p>
          </table:table-cell>
          <table:table-cell table:number-columns-repeated="2"/>
          <table:table-cell table:formula="of:=IF(ABS([.C18]-[.D18])&lt;0.5;1;0)" office:value-type="boolean" office:boolean-value="true" calcext:value-type="boolean">
            <text:p>TRUE</text:p>
          </table:table-cell>
          <table:table-cell table:formula="of:=IF(ABS([.H18]-[.I18])&lt;0.5;1;0)" office:value-type="boolean" office:boolean-value="true" calcext:value-type="boolean">
            <text:p>TRUE</text:p>
          </table:table-cell>
          <table:table-cell table:formula="of:=IF(ABS(1/20 - [.G18])&lt;[.$I$2];1;0)" office:value-type="boolean" office:boolean-value="true" calcext:value-type="boolean">
            <text:p>TRUE</text:p>
          </table:table-cell>
          <table:table-cell table:formula="of:=ABS([.F18]-[.E18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7" calcext:value-type="float">
            <text:p>7</text:p>
          </table:table-cell>
          <table:table-cell table:formula="of:=[Sheet2.J117]" office:value-type="float" office:value="6.927912" calcext:value-type="float">
            <text:p>6.927912</text:p>
          </table:table-cell>
          <table:table-cell table:formula="of:=[Sheet2.G117]" office:value-type="float" office:value="0.01776" calcext:value-type="float">
            <text:p>0.01776</text:p>
          </table:table-cell>
          <table:table-cell table:formula="of:=[Sheet2.M117]" office:value-type="float" office:value="0.0179985601151904" calcext:value-type="float">
            <text:p>0.0179985601151904</text:p>
          </table:table-cell>
          <table:table-cell table:formula="of:=[.E19]/[.$G$6]" office:value-type="float" office:value="0.049998029356951" calcext:value-type="float">
            <text:p>0.049998029356951</text:p>
          </table:table-cell>
          <table:table-cell table:formula="of:=[.E19]*[.D19]*[.D19]/(1-[.E19]*[.D19])" office:value-type="float" office:value="0.972003349926959" calcext:value-type="float">
            <text:p>0.972003349926959</text:p>
          </table:table-cell>
          <table:table-cell table:formula="of:=[Sheet2.E117]" office:value-type="float" office:value="0.991365" calcext:value-type="float">
            <text:p>0.991365</text:p>
          </table:table-cell>
          <table:table-cell table:number-columns-repeated="2"/>
          <table:table-cell table:formula="of:=IF(ABS([.C19]-[.D19])&lt;0.5;1;0)" office:value-type="boolean" office:boolean-value="true" calcext:value-type="boolean">
            <text:p>TRUE</text:p>
          </table:table-cell>
          <table:table-cell table:formula="of:=IF(ABS([.H19]-[.I19])&lt;0.5;1;0)" office:value-type="boolean" office:boolean-value="true" calcext:value-type="boolean">
            <text:p>TRUE</text:p>
          </table:table-cell>
          <table:table-cell table:formula="of:=IF(ABS(1/20 - [.G19])&lt;[.$I$2];1;0)" office:value-type="boolean" office:boolean-value="true" calcext:value-type="boolean">
            <text:p>TRUE</text:p>
          </table:table-cell>
          <table:table-cell table:formula="of:=ABS([.F19]-[.E19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ickey’s Phillar Magic</text:p>
          </table:table-cell>
          <table:table-cell office:value-type="float" office:value="12" calcext:value-type="float">
            <text:p>12</text:p>
          </table:table-cell>
          <table:table-cell table:formula="of:=[Sheet2.J118]" office:value-type="float" office:value="11.985633" calcext:value-type="float">
            <text:p>11.985633</text:p>
          </table:table-cell>
          <table:table-cell table:formula="of:=[Sheet2.G118]" office:value-type="float" office:value="0.017739" calcext:value-type="float">
            <text:p>0.017739</text:p>
          </table:table-cell>
          <table:table-cell table:formula="of:=[Sheet2.M118]" office:value-type="float" office:value="0.0179985601151904" calcext:value-type="float">
            <text:p>0.0179985601151904</text:p>
          </table:table-cell>
          <table:table-cell table:formula="of:=[.E20]/[.$G$6]" office:value-type="float" office:value="0.0499389100654817" calcext:value-type="float">
            <text:p>0.0499389100654817</text:p>
          </table:table-cell>
          <table:table-cell table:formula="of:=[.E20]*[.D20]*[.D20]/(1-[.E20]*[.D20])" office:value-type="float" office:value="3.23640544962038" calcext:value-type="float">
            <text:p>3.23640544962038</text:p>
          </table:table-cell>
          <table:table-cell table:formula="of:=[Sheet2.E118]" office:value-type="float" office:value="3.45045" calcext:value-type="float">
            <text:p>3.45045</text:p>
          </table:table-cell>
          <table:table-cell table:number-columns-repeated="2"/>
          <table:table-cell table:formula="of:=IF(ABS([.C20]-[.D20])&lt;0.5;1;0)" office:value-type="boolean" office:boolean-value="true" calcext:value-type="boolean">
            <text:p>TRUE</text:p>
          </table:table-cell>
          <table:table-cell table:formula="of:=IF(ABS([.H20]-[.I20])&lt;0.5;1;0)" office:value-type="boolean" office:boolean-value="true" calcext:value-type="boolean">
            <text:p>TRUE</text:p>
          </table:table-cell>
          <table:table-cell table:formula="of:=IF(ABS(1/20 - [.G20])&lt;[.$I$2];1;0)" office:value-type="boolean" office:boolean-value="true" calcext:value-type="boolean">
            <text:p>TRUE</text:p>
          </table:table-cell>
          <table:table-cell table:formula="of:=ABS([.F20]-[.E20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3" calcext:value-type="float">
            <text:p>3</text:p>
          </table:table-cell>
          <table:table-cell table:formula="of:=[Sheet2.J119]" office:value-type="float" office:value="2.987471" calcext:value-type="float">
            <text:p>2.987471</text:p>
          </table:table-cell>
          <table:table-cell table:formula="of:=[Sheet2.G119]" office:value-type="float" office:value="0.017846" calcext:value-type="float">
            <text:p>0.017846</text:p>
          </table:table-cell>
          <table:table-cell table:formula="of:=[Sheet2.M119]" office:value-type="float" office:value="0.0179985601151904" calcext:value-type="float">
            <text:p>0.0179985601151904</text:p>
          </table:table-cell>
          <table:table-cell table:formula="of:=[.E21]/[.$G$6]" office:value-type="float" office:value="0.0502401369315399" calcext:value-type="float">
            <text:p>0.0502401369315399</text:p>
          </table:table-cell>
          <table:table-cell table:formula="of:=[.E21]*[.D21]*[.D21]/(1-[.E21]*[.D21])" office:value-type="float" office:value="0.168245135917327" calcext:value-type="float">
            <text:p>0.168245135917327</text:p>
          </table:table-cell>
          <table:table-cell table:formula="of:=[Sheet2.E119]" office:value-type="float" office:value="0.171612" calcext:value-type="float">
            <text:p>0.171612</text:p>
          </table:table-cell>
          <table:table-cell table:number-columns-repeated="2"/>
          <table:table-cell table:formula="of:=IF(ABS([.C21]-[.D21])&lt;0.5;1;0)" office:value-type="boolean" office:boolean-value="true" calcext:value-type="boolean">
            <text:p>TRUE</text:p>
          </table:table-cell>
          <table:table-cell table:formula="of:=IF(ABS([.H21]-[.I21])&lt;0.5;1;0)" office:value-type="boolean" office:boolean-value="true" calcext:value-type="boolean">
            <text:p>TRUE</text:p>
          </table:table-cell>
          <table:table-cell table:formula="of:=IF(ABS(1/20 - [.G21])&lt;[.$I$2];1;0)" office:value-type="boolean" office:boolean-value="true" calcext:value-type="boolean">
            <text:p>TRUE</text:p>
          </table:table-cell>
          <table:table-cell table:formula="of:=ABS([.F21]-[.E21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5" calcext:value-type="float">
            <text:p>5</text:p>
          </table:table-cell>
          <table:table-cell table:formula="of:=[Sheet2.J120]" office:value-type="float" office:value="5.004321" calcext:value-type="float">
            <text:p>5.004321</text:p>
          </table:table-cell>
          <table:table-cell table:formula="of:=[Sheet2.G120]" office:value-type="float" office:value="0.017548" calcext:value-type="float">
            <text:p>0.017548</text:p>
          </table:table-cell>
          <table:table-cell table:formula="of:=[Sheet2.M120]" office:value-type="float" office:value="0.0179985601151904" calcext:value-type="float">
            <text:p>0.0179985601151904</text:p>
          </table:table-cell>
          <table:table-cell table:formula="of:=[.E22]/[.$G$6]" office:value-type="float" office:value="0.049401206033546" calcext:value-type="float">
            <text:p>0.049401206033546</text:p>
          </table:table-cell>
          <table:table-cell table:formula="of:=[.E22]*[.D22]*[.D22]/(1-[.E22]*[.D22])" office:value-type="float" office:value="0.481765183741655" calcext:value-type="float">
            <text:p>0.481765183741655</text:p>
          </table:table-cell>
          <table:table-cell table:formula="of:=[Sheet2.E120]" office:value-type="float" office:value="0.48185" calcext:value-type="float">
            <text:p>0.48185</text:p>
          </table:table-cell>
          <table:table-cell table:number-columns-repeated="2"/>
          <table:table-cell table:formula="of:=IF(ABS([.C22]-[.D22])&lt;0.5;1;0)" office:value-type="boolean" office:boolean-value="true" calcext:value-type="boolean">
            <text:p>TRUE</text:p>
          </table:table-cell>
          <table:table-cell table:formula="of:=IF(ABS([.H22]-[.I22])&lt;0.5;1;0)" office:value-type="boolean" office:boolean-value="true" calcext:value-type="boolean">
            <text:p>TRUE</text:p>
          </table:table-cell>
          <table:table-cell table:formula="of:=IF(ABS(1/20 - [.G22])&lt;[.$I$2];1;0)" office:value-type="boolean" office:boolean-value="true" calcext:value-type="boolean">
            <text:p>TRUE</text:p>
          </table:table-cell>
          <table:table-cell table:formula="of:=ABS([.F22]-[.E22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2" calcext:value-type="float">
            <text:p>2</text:p>
          </table:table-cell>
          <table:table-cell table:formula="of:=[Sheet2.J121]" office:value-type="float" office:value="1.997336" calcext:value-type="float">
            <text:p>1.997336</text:p>
          </table:table-cell>
          <table:table-cell table:formula="of:=[Sheet2.G121]" office:value-type="float" office:value="0.017645" calcext:value-type="float">
            <text:p>0.017645</text:p>
          </table:table-cell>
          <table:table-cell table:formula="of:=[Sheet2.M121]" office:value-type="float" office:value="0.0179985601151904" calcext:value-type="float">
            <text:p>0.0179985601151904</text:p>
          </table:table-cell>
          <table:table-cell table:formula="of:=[.E23]/[.$G$6]" office:value-type="float" office:value="0.0496742808560473" calcext:value-type="float">
            <text:p>0.0496742808560473</text:p>
          </table:table-cell>
          <table:table-cell table:formula="of:=[.E23]*[.D23]*[.D23]/(1-[.E23]*[.D23])" office:value-type="float" office:value="0.0729635541867214" calcext:value-type="float">
            <text:p>0.0729635541867214</text:p>
          </table:table-cell>
          <table:table-cell table:formula="of:=[Sheet2.E121]" office:value-type="float" office:value="0.065738" calcext:value-type="float">
            <text:p>0.065738</text:p>
          </table:table-cell>
          <table:table-cell table:number-columns-repeated="2"/>
          <table:table-cell table:formula="of:=IF(ABS([.C23]-[.D23])&lt;0.5;1;0)" office:value-type="boolean" office:boolean-value="true" calcext:value-type="boolean">
            <text:p>TRUE</text:p>
          </table:table-cell>
          <table:table-cell table:formula="of:=IF(ABS([.H23]-[.I23])&lt;0.5;1;0)" office:value-type="boolean" office:boolean-value="true" calcext:value-type="boolean">
            <text:p>TRUE</text:p>
          </table:table-cell>
          <table:table-cell table:formula="of:=IF(ABS(1/20 - [.G23])&lt;[.$I$2];1;0)" office:value-type="boolean" office:boolean-value="true" calcext:value-type="boolean">
            <text:p>TRUE</text:p>
          </table:table-cell>
          <table:table-cell table:formula="of:=ABS([.F23]-[.E23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4" calcext:value-type="float">
            <text:p>4</text:p>
          </table:table-cell>
          <table:table-cell table:formula="of:=[Sheet2.J122]" office:value-type="float" office:value="3.95779" calcext:value-type="float">
            <text:p>3.95779</text:p>
          </table:table-cell>
          <table:table-cell table:formula="of:=[Sheet2.G122]" office:value-type="float" office:value="0.017827" calcext:value-type="float">
            <text:p>0.017827</text:p>
          </table:table-cell>
          <table:table-cell table:formula="of:=[Sheet2.M122]" office:value-type="float" office:value="0.0179985601151904" calcext:value-type="float">
            <text:p>0.0179985601151904</text:p>
          </table:table-cell>
          <table:table-cell table:formula="of:=[.E24]/[.$G$6]" office:value-type="float" office:value="0.0501866480487819" calcext:value-type="float">
            <text:p>0.0501866480487819</text:p>
          </table:table-cell>
          <table:table-cell table:formula="of:=[.E24]*[.D24]*[.D24]/(1-[.E24]*[.D24])" office:value-type="float" office:value="0.300441766486665" calcext:value-type="float">
            <text:p>0.300441766486665</text:p>
          </table:table-cell>
          <table:table-cell table:formula="of:=[Sheet2.E122]" office:value-type="float" office:value="0.31369" calcext:value-type="float">
            <text:p>0.31369</text:p>
          </table:table-cell>
          <table:table-cell table:number-columns-repeated="2"/>
          <table:table-cell table:formula="of:=IF(ABS([.C24]-[.D24])&lt;0.5;1;0)" office:value-type="boolean" office:boolean-value="true" calcext:value-type="boolean">
            <text:p>TRUE</text:p>
          </table:table-cell>
          <table:table-cell table:formula="of:=IF(ABS([.H24]-[.I24])&lt;0.5;1;0)" office:value-type="boolean" office:boolean-value="true" calcext:value-type="boolean">
            <text:p>TRUE</text:p>
          </table:table-cell>
          <table:table-cell table:formula="of:=IF(ABS(1/20 - [.G24])&lt;[.$I$2];1;0)" office:value-type="boolean" office:boolean-value="true" calcext:value-type="boolean">
            <text:p>TRUE</text:p>
          </table:table-cell>
          <table:table-cell table:formula="of:=ABS([.F24]-[.E24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9" calcext:value-type="float">
            <text:p>9</text:p>
          </table:table-cell>
          <table:table-cell table:formula="of:=[Sheet2.J123]" office:value-type="float" office:value="9.117493" calcext:value-type="float">
            <text:p>9.117493</text:p>
          </table:table-cell>
          <table:table-cell table:formula="of:=[Sheet2.G123]" office:value-type="float" office:value="0.01788" calcext:value-type="float">
            <text:p>0.01788</text:p>
          </table:table-cell>
          <table:table-cell table:formula="of:=[Sheet2.M123]" office:value-type="float" office:value="0.0179985601151904" calcext:value-type="float">
            <text:p>0.0179985601151904</text:p>
          </table:table-cell>
          <table:table-cell table:formula="of:=[.E25]/[.$G$6]" office:value-type="float" office:value="0.0503358538796331" calcext:value-type="float">
            <text:p>0.0503358538796331</text:p>
          </table:table-cell>
          <table:table-cell table:formula="of:=[.E25]*[.D25]*[.D25]/(1-[.E25]*[.D25])" office:value-type="float" office:value="1.77583950566293" calcext:value-type="float">
            <text:p>1.77583950566293</text:p>
          </table:table-cell>
          <table:table-cell table:formula="of:=[Sheet2.E123]" office:value-type="float" office:value="1.701306" calcext:value-type="float">
            <text:p>1.701306</text:p>
          </table:table-cell>
          <table:table-cell table:number-columns-repeated="2"/>
          <table:table-cell table:formula="of:=IF(ABS([.C25]-[.D25])&lt;0.5;1;0)" office:value-type="boolean" office:boolean-value="true" calcext:value-type="boolean">
            <text:p>TRUE</text:p>
          </table:table-cell>
          <table:table-cell table:formula="of:=IF(ABS([.H25]-[.I25])&lt;0.5;1;0)" office:value-type="boolean" office:boolean-value="true" calcext:value-type="boolean">
            <text:p>TRUE</text:p>
          </table:table-cell>
          <table:table-cell table:formula="of:=IF(ABS(1/20 - [.G25])&lt;[.$I$2];1;0)" office:value-type="boolean" office:boolean-value="true" calcext:value-type="boolean">
            <text:p>TRUE</text:p>
          </table:table-cell>
          <table:table-cell table:formula="of:=ABS([.F25]-[.E25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4" calcext:value-type="float">
            <text:p>4</text:p>
          </table:table-cell>
          <table:table-cell table:formula="of:=[Sheet2.J124]" office:value-type="float" office:value="3.960471" calcext:value-type="float">
            <text:p>3.960471</text:p>
          </table:table-cell>
          <table:table-cell table:formula="of:=[Sheet2.G124]" office:value-type="float" office:value="0.017712" calcext:value-type="float">
            <text:p>0.017712</text:p>
          </table:table-cell>
          <table:table-cell table:formula="of:=[Sheet2.M124]" office:value-type="float" office:value="0.0179985601151904" calcext:value-type="float">
            <text:p>0.0179985601151904</text:p>
          </table:table-cell>
          <table:table-cell table:formula="of:=[.E26]/[.$G$6]" office:value-type="float" office:value="0.0498628995478782" calcext:value-type="float">
            <text:p>0.0498628995478782</text:p>
          </table:table-cell>
          <table:table-cell table:formula="of:=[.E26]*[.D26]*[.D26]/(1-[.E26]*[.D26])" office:value-type="float" office:value="0.298777153171698" calcext:value-type="float">
            <text:p>0.298777153171698</text:p>
          </table:table-cell>
          <table:table-cell table:formula="of:=[Sheet2.E124]" office:value-type="float" office:value="0.304566" calcext:value-type="float">
            <text:p>0.304566</text:p>
          </table:table-cell>
          <table:table-cell table:number-columns-repeated="2"/>
          <table:table-cell table:formula="of:=IF(ABS([.C26]-[.D26])&lt;0.5;1;0)" office:value-type="boolean" office:boolean-value="true" calcext:value-type="boolean">
            <text:p>TRUE</text:p>
          </table:table-cell>
          <table:table-cell table:formula="of:=IF(ABS([.H26]-[.I26])&lt;0.5;1;0)" office:value-type="boolean" office:boolean-value="true" calcext:value-type="boolean">
            <text:p>TRUE</text:p>
          </table:table-cell>
          <table:table-cell table:formula="of:=IF(ABS(1/20 - [.G26])&lt;[.$I$2];1;0)" office:value-type="boolean" office:boolean-value="true" calcext:value-type="boolean">
            <text:p>TRUE</text:p>
          </table:table-cell>
          <table:table-cell table:formula="of:=ABS([.F26]-[.E26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2" calcext:value-type="float">
            <text:p>2</text:p>
          </table:table-cell>
          <table:table-cell table:formula="of:=[Sheet2.J125]" office:value-type="float" office:value="2.031148" calcext:value-type="float">
            <text:p>2.031148</text:p>
          </table:table-cell>
          <table:table-cell table:formula="of:=[Sheet2.G125]" office:value-type="float" office:value="0.017943" calcext:value-type="float">
            <text:p>0.017943</text:p>
          </table:table-cell>
          <table:table-cell table:formula="of:=[Sheet2.M125]" office:value-type="float" office:value="0.0179985601151904" calcext:value-type="float">
            <text:p>0.0179985601151904</text:p>
          </table:table-cell>
          <table:table-cell table:formula="of:=[.E27]/[.$G$6]" office:value-type="float" office:value="0.0505132117540412" calcext:value-type="float">
            <text:p>0.0505132117540412</text:p>
          </table:table-cell>
          <table:table-cell table:formula="of:=[.E27]*[.D27]*[.D27]/(1-[.E27]*[.D27])" office:value-type="float" office:value="0.0768248350700678" calcext:value-type="float">
            <text:p>0.0768248350700678</text:p>
          </table:table-cell>
          <table:table-cell table:formula="of:=[Sheet2.E125]" office:value-type="float" office:value="0.08033" calcext:value-type="float">
            <text:p>0.08033</text:p>
          </table:table-cell>
          <table:table-cell table:number-columns-repeated="2"/>
          <table:table-cell table:formula="of:=IF(ABS([.C27]-[.D27])&lt;0.5;1;0)" office:value-type="boolean" office:boolean-value="true" calcext:value-type="boolean">
            <text:p>TRUE</text:p>
          </table:table-cell>
          <table:table-cell table:formula="of:=IF(ABS([.H27]-[.I27])&lt;0.5;1;0)" office:value-type="boolean" office:boolean-value="true" calcext:value-type="boolean">
            <text:p>TRUE</text:p>
          </table:table-cell>
          <table:table-cell table:formula="of:=IF(ABS(1/20 - [.G27])&lt;[.$I$2];1;0)" office:value-type="boolean" office:boolean-value="true" calcext:value-type="boolean">
            <text:p>TRUE</text:p>
          </table:table-cell>
          <table:table-cell table:formula="of:=ABS([.F27]-[.E27]) &lt; [.$I$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3" calcext:value-type="float">
            <text:p>3</text:p>
          </table:table-cell>
          <table:table-cell table:formula="of:=[Sheet2.J126]" office:value-type="float" office:value="3.007043" calcext:value-type="float">
            <text:p>3.007043</text:p>
          </table:table-cell>
          <table:table-cell table:formula="of:=[Sheet2.G126]" office:value-type="float" office:value="0.017416" calcext:value-type="float">
            <text:p>0.017416</text:p>
          </table:table-cell>
          <table:table-cell table:formula="of:=[Sheet2.M126]" office:value-type="float" office:value="0.0179985601151904" calcext:value-type="float">
            <text:p>0.0179985601151904</text:p>
          </table:table-cell>
          <table:table-cell table:formula="of:=[.E28]/[.$G$6]" office:value-type="float" office:value="0.0490295990585957" calcext:value-type="float">
            <text:p>0.0490295990585957</text:p>
          </table:table-cell>
          <table:table-cell table:formula="of:=[.E28]*[.D28]*[.D28]/(1-[.E28]*[.D28])" office:value-type="float" office:value="0.166183994868928" calcext:value-type="float">
            <text:p>0.166183994868928</text:p>
          </table:table-cell>
          <table:table-cell table:formula="of:=[Sheet2.E126]" office:value-type="float" office:value="0.182027" calcext:value-type="float">
            <text:p>0.182027</text:p>
          </table:table-cell>
          <table:table-cell table:number-columns-repeated="2"/>
          <table:table-cell table:formula="of:=IF(ABS([.C28]-[.D28])&lt;0.5;1;0)" office:value-type="boolean" office:boolean-value="true" calcext:value-type="boolean">
            <text:p>TRUE</text:p>
          </table:table-cell>
          <table:table-cell table:formula="of:=IF(ABS([.H28]-[.I28])&lt;0.5;1;0)" office:value-type="boolean" office:boolean-value="true" calcext:value-type="boolean">
            <text:p>TRUE</text:p>
          </table:table-cell>
          <table:table-cell table:formula="of:=IF(ABS(1/20 - [.G28])&lt;[.$I$2];1;0)" office:value-type="boolean" office:boolean-value="true" calcext:value-type="boolean">
            <text:p>TRUE</text:p>
          </table:table-cell>
          <table:table-cell table:formula="of:=ABS([.F28]-[.E28]) &lt; [.$I$2]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sq_jsckson.L9:sssq_jsckson.N28">
            <calcext:condition calcext:apply-style-name="Untitled1" calcext:value="=1" calcext:base-cell-address="sssq_jsckson.L9"/>
            <calcext:condition calcext:apply-style-name="Untitled2" calcext:value="=0" calcext:base-cell-address="sssq_jsckson.L9"/>
          </calcext:conditional-format>
          <calcext:conditional-format calcext:target-range-address="sssq_jsckson.O9:sssq_jsckson.O28">
            <calcext:condition calcext:apply-style-name="Untitled1" calcext:value="=1" calcext:base-cell-address="sssq_jsckson.O9"/>
            <calcext:condition calcext:apply-style-name="Untitled2" calcext:value="=0" calcext:base-cell-address="sssq_jsckson.O9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574" table:default-cell-style-name="Default"/>
        <table:table-row table:style-name="ro1" table:number-rows-repeated="2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ss2q</text:p>
          </table:table-cell>
          <table:table-cell table:number-columns-repeated="584"/>
        </table:table-row>
        <table:table-row table:style-name="ro1" table:number-rows-repeated="2">
          <table:table-cell table:number-columns-repeated="58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2"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1.377947" calcext:value-type="float">
            <text:p>1.377947</text:p>
          </table:table-cell>
          <table:table-cell office:value-type="float" office:value="1.140511" calcext:value-type="float">
            <text:p>1.140511</text:p>
          </table:table-cell>
          <table:table-cell office:value-type="float" office:value="0.040908" calcext:value-type="float">
            <text:p>0.040908</text:p>
          </table:table-cell>
          <table:table-cell office:value-type="float" office:value="0.034594" calcext:value-type="float">
            <text:p>0.034594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4.977639" calcext:value-type="float">
            <text:p>4.977639</text:p>
          </table:table-cell>
          <table:table-cell office:value-type="float" office:value="0.154346" calcext:value-type="float">
            <text:p>0.154346</text:p>
          </table:table-cell>
          <table:table-cell table:number-columns-repeated="3"/>
          <table:table-cell office:value-type="string" calcext:value-type="string">
            <text:p><text:s/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188182" calcext:value-type="float">
            <text:p>0.188182</text:p>
          </table:table-cell>
          <table:table-cell office:value-type="float" office:value="0.180982" calcext:value-type="float">
            <text:p>0.180982</text:p>
          </table:table-cell>
          <table:table-cell office:value-type="float" office:value="0.040891" calcext:value-type="float">
            <text:p>0.040891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.00554" calcext:value-type="float">
            <text:p>2.00554</text:p>
          </table:table-cell>
          <table:table-cell office:value-type="float" office:value="0.155807" calcext:value-type="float">
            <text:p>0.155807</text:p>
          </table:table-cell>
          <table:table-cell table:number-columns-repeated="3"/>
          <table:table-cell office:value-type="string" calcext:value-type="string">
            <text:p><text:s/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8.092919" calcext:value-type="float">
            <text:p>8.092919</text:p>
          </table:table-cell>
          <table:table-cell office:value-type="float" office:value="4.953079" calcext:value-type="float">
            <text:p>4.953079</text:p>
          </table:table-cell>
          <table:table-cell office:value-type="float" office:value="0.040669" calcext:value-type="float">
            <text:p>0.040669</text:p>
          </table:table-cell>
          <table:table-cell office:value-type="float" office:value="0.034584" calcext:value-type="float">
            <text:p>0.034584</text:p>
          </table:table-cell>
          <table:table-cell office:value-type="float" office:value="0.006839" calcext:value-type="float">
            <text:p>0.006839</text:p>
          </table:table-cell>
          <table:table-cell office:value-type="float" office:value="10.007002" calcext:value-type="float">
            <text:p>10.007002</text:p>
          </table:table-cell>
          <table:table-cell office:value-type="float" office:value="0.149624" calcext:value-type="float">
            <text:p>0.149624</text:p>
          </table:table-cell>
          <table:table-cell table:number-columns-repeated="3"/>
          <table:table-cell office:value-type="string" calcext:value-type="string">
            <text:p><text:s/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1.367577" calcext:value-type="float">
            <text:p>1.367577</text:p>
          </table:table-cell>
          <table:table-cell office:value-type="float" office:value="1.181578" calcext:value-type="float">
            <text:p>1.181578</text:p>
          </table:table-cell>
          <table:table-cell office:value-type="float" office:value="0.040655" calcext:value-type="float">
            <text:p>0.040655</text:p>
          </table:table-cell>
          <table:table-cell office:value-type="float" office:value="0.034458" calcext:value-type="float">
            <text:p>0.034458</text:p>
          </table:table-cell>
          <table:table-cell office:value-type="float" office:value="0.006969" calcext:value-type="float">
            <text:p>0.006969</text:p>
          </table:table-cell>
          <table:table-cell office:value-type="float" office:value="4.999851" calcext:value-type="float">
            <text:p>4.999851</text:p>
          </table:table-cell>
          <table:table-cell office:value-type="float" office:value="0.152436" calcext:value-type="float">
            <text:p>0.152436</text:p>
          </table:table-cell>
          <table:table-cell table:number-columns-repeated="3"/>
          <table:table-cell office:value-type="string" calcext:value-type="string">
            <text:p><text:s/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7.926939" calcext:value-type="float">
            <text:p>7.926939</text:p>
          </table:table-cell>
          <table:table-cell office:value-type="float" office:value="4.836491" calcext:value-type="float">
            <text:p>4.836491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9.950267" calcext:value-type="float">
            <text:p>9.950267</text:p>
          </table:table-cell>
          <table:table-cell office:value-type="float" office:value="0.154426" calcext:value-type="float">
            <text:p>0.154426</text:p>
          </table:table-cell>
          <table:table-cell table:number-columns-repeated="3"/>
          <table:table-cell office:value-type="string" calcext:value-type="string">
            <text:p><text:s/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192878" calcext:value-type="float">
            <text:p>0.192878</text:p>
          </table:table-cell>
          <table:table-cell office:value-type="float" office:value="0.185521" calcext:value-type="float">
            <text:p>0.185521</text:p>
          </table:table-cell>
          <table:table-cell office:value-type="float" office:value="0.040666" calcext:value-type="float">
            <text:p>0.040666</text:p>
          </table:table-cell>
          <table:table-cell office:value-type="float" office:value="0.034459" calcext:value-type="float">
            <text:p>0.034459</text:p>
          </table:table-cell>
          <table:table-cell office:value-type="float" office:value="0.006978" calcext:value-type="float">
            <text:p>0.006978</text:p>
          </table:table-cell>
          <table:table-cell office:value-type="float" office:value="2.002479" calcext:value-type="float">
            <text:p>2.002479</text:p>
          </table:table-cell>
          <table:table-cell office:value-type="float" office:value="0.152641" calcext:value-type="float">
            <text:p>0.152641</text:p>
          </table:table-cell>
          <table:table-cell table:number-columns-repeated="3"/>
          <table:table-cell office:value-type="string" calcext:value-type="string">
            <text:p><text:s/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458878" calcext:value-type="float">
            <text:p>0.458878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40354" calcext:value-type="float">
            <text:p>0.040354</text:p>
          </table:table-cell>
          <table:table-cell office:value-type="float" office:value="0.034249" calcext:value-type="float">
            <text:p>0.034249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3.002536" calcext:value-type="float">
            <text:p>3.002536</text:p>
          </table:table-cell>
          <table:table-cell office:value-type="float" office:value="0.151297" calcext:value-type="float">
            <text:p>0.151297</text:p>
          </table:table-cell>
          <table:table-cell table:number-columns-repeated="3"/>
          <table:table-cell office:value-type="string" calcext:value-type="string">
            <text:p><text:s/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445369" calcext:value-type="float">
            <text:p>0.445369</text:p>
          </table:table-cell>
          <table:table-cell office:value-type="float" office:value="0.369312" calcext:value-type="float">
            <text:p>0.369312</text:p>
          </table:table-cell>
          <table:table-cell office:value-type="float" office:value="0.040742" calcext:value-type="float">
            <text:p>0.040742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2.999225" calcext:value-type="float">
            <text:p>2.999225</text:p>
          </table:table-cell>
          <table:table-cell office:value-type="float" office:value="0.153391" calcext:value-type="float">
            <text:p>0.153391</text:p>
          </table:table-cell>
          <table:table-cell table:number-columns-repeated="3"/>
          <table:table-cell office:value-type="string" calcext:value-type="string">
            <text:p><text:s/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3.122824" calcext:value-type="float">
            <text:p>3.122824</text:p>
          </table:table-cell>
          <table:table-cell office:value-type="float" office:value="2.300201" calcext:value-type="float">
            <text:p>2.300201</text:p>
          </table:table-cell>
          <table:table-cell office:value-type="float" office:value="0.040812" calcext:value-type="float">
            <text:p>0.040812</text:p>
          </table:table-cell>
          <table:table-cell office:value-type="float" office:value="0.034606" calcext:value-type="float">
            <text:p>0.034606</text:p>
          </table:table-cell>
          <table:table-cell office:value-type="float" office:value="0.006977" calcext:value-type="float">
            <text:p>0.006977</text:p>
          </table:table-cell>
          <table:table-cell office:value-type="float" office:value="6.924312" calcext:value-type="float">
            <text:p>6.924312</text:p>
          </table:table-cell>
          <table:table-cell office:value-type="float" office:value="0.152044" calcext:value-type="float">
            <text:p>0.152044</text:p>
          </table:table-cell>
          <table:table-cell table:number-columns-repeated="3"/>
          <table:table-cell office:value-type="string" calcext:value-type="string">
            <text:p><text:s/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442175" calcext:value-type="float">
            <text:p>0.442175</text:p>
          </table:table-cell>
          <table:table-cell office:value-type="float" office:value="0.404296" calcext:value-type="float">
            <text:p>0.404296</text:p>
          </table:table-cell>
          <table:table-cell office:value-type="float" office:value="0.040999" calcext:value-type="float">
            <text:p>0.040999</text:p>
          </table:table-cell>
          <table:table-cell office:value-type="float" office:value="0.034614" calcext:value-type="float">
            <text:p>0.034614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.996641" calcext:value-type="float">
            <text:p>2.996641</text:p>
          </table:table-cell>
          <table:table-cell office:value-type="float" office:value="0.155734" calcext:value-type="float">
            <text:p>0.155734</text:p>
          </table:table-cell>
          <table:table-cell table:number-columns-repeated="3"/>
          <table:table-cell office:value-type="string" calcext:value-type="string">
            <text:p><text:s/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3.058274" calcext:value-type="float">
            <text:p>3.058274</text:p>
          </table:table-cell>
          <table:table-cell office:value-type="float" office:value="2.356155" calcext:value-type="float">
            <text:p>2.356155</text:p>
          </table:table-cell>
          <table:table-cell office:value-type="float" office:value="0.040734" calcext:value-type="float">
            <text:p>0.040734</text:p>
          </table:table-cell>
          <table:table-cell office:value-type="float" office:value="0.034464" calcext:value-type="float">
            <text:p>0.034464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6.933325" calcext:value-type="float">
            <text:p>6.933325</text:p>
          </table:table-cell>
          <table:table-cell office:value-type="float" office:value="0.153937" calcext:value-type="float">
            <text:p>0.153937</text:p>
          </table:table-cell>
          <table:table-cell table:number-columns-repeated="3"/>
          <table:table-cell office:value-type="string" calcext:value-type="string">
            <text:p><text:s/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ickey's PhillarMagic</text:p>
          </table:table-cell>
          <table:table-cell office:value-type="float" office:value="13.831572" calcext:value-type="float">
            <text:p>13.831572</text:p>
          </table:table-cell>
          <table:table-cell office:value-type="float" office:value="7.089237" calcext:value-type="float">
            <text:p>7.089237</text:p>
          </table:table-cell>
          <table:table-cell office:value-type="float" office:value="0.040558" calcext:value-type="float">
            <text:p>0.040558</text:p>
          </table:table-cell>
          <table:table-cell office:value-type="float" office:value="0.034464" calcext:value-type="float">
            <text:p>0.034464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11.99857" calcext:value-type="float">
            <text:p>11.99857</text:p>
          </table:table-cell>
          <table:table-cell office:value-type="float" office:value="0.150269" calcext:value-type="float">
            <text:p>0.150269</text:p>
          </table:table-cell>
          <table:table-cell table:number-columns-repeated="3"/>
          <table:table-cell office:value-type="string" calcext:value-type="string">
            <text:p><text:s/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434839" calcext:value-type="float">
            <text:p>0.434839</text:p>
          </table:table-cell>
          <table:table-cell office:value-type="float" office:value="0.381511" calcext:value-type="float">
            <text:p>0.381511</text:p>
          </table:table-cell>
          <table:table-cell office:value-type="float" office:value="0.040433" calcext:value-type="float">
            <text:p>0.040433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2.969605" calcext:value-type="float">
            <text:p>2.969605</text:p>
          </table:table-cell>
          <table:table-cell office:value-type="float" office:value="0.153395" calcext:value-type="float">
            <text:p>0.153395</text:p>
          </table:table-cell>
          <table:table-cell table:number-columns-repeated="3"/>
          <table:table-cell office:value-type="string" calcext:value-type="string">
            <text:p><text:s/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1.351076" calcext:value-type="float">
            <text:p>1.351076</text:p>
          </table:table-cell>
          <table:table-cell office:value-type="float" office:value="1.176199" calcext:value-type="float">
            <text:p>1.176199</text:p>
          </table:table-cell>
          <table:table-cell office:value-type="float" office:value="0.040499" calcext:value-type="float">
            <text:p>0.040499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4.998631" calcext:value-type="float">
            <text:p>4.998631</text:p>
          </table:table-cell>
          <table:table-cell office:value-type="float" office:value="0.157117" calcext:value-type="float">
            <text:p>0.157117</text:p>
          </table:table-cell>
          <table:table-cell table:number-columns-repeated="3"/>
          <table:table-cell office:value-type="string" calcext:value-type="string">
            <text:p><text:s/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183006" calcext:value-type="float">
            <text:p>0.183006</text:p>
          </table:table-cell>
          <table:table-cell office:value-type="float" office:value="0.189042" calcext:value-type="float">
            <text:p>0.189042</text:p>
          </table:table-cell>
          <table:table-cell office:value-type="float" office:value="0.040523" calcext:value-type="float">
            <text:p>0.040523</text:p>
          </table:table-cell>
          <table:table-cell office:value-type="float" office:value="0.034339" calcext:value-type="float">
            <text:p>0.03433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2.001776" calcext:value-type="float">
            <text:p>2.001776</text:p>
          </table:table-cell>
          <table:table-cell office:value-type="float" office:value="0.152584" calcext:value-type="float">
            <text:p>0.152584</text:p>
          </table:table-cell>
          <table:table-cell table:number-columns-repeated="3"/>
          <table:table-cell office:value-type="string" calcext:value-type="string">
            <text:p><text:s/>It's a Small World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810951" calcext:value-type="float">
            <text:p>0.810951</text:p>
          </table:table-cell>
          <table:table-cell office:value-type="float" office:value="0.807078" calcext:value-type="float">
            <text:p>0.807078</text:p>
          </table:table-cell>
          <table:table-cell office:value-type="float" office:value="0.040614" calcext:value-type="float">
            <text:p>0.040614</text:p>
          </table:table-cell>
          <table:table-cell office:value-type="float" office:value="0.034392" calcext:value-type="float">
            <text:p>0.034392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4.013866" calcext:value-type="float">
            <text:p>4.013866</text:p>
          </table:table-cell>
          <table:table-cell office:value-type="float" office:value="0.153202" calcext:value-type="float">
            <text:p>0.153202</text:p>
          </table:table-cell>
          <table:table-cell table:number-columns-repeated="3"/>
          <table:table-cell office:value-type="string" calcext:value-type="string">
            <text:p><text:s/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5.957738" calcext:value-type="float">
            <text:p>5.957738</text:p>
          </table:table-cell>
          <table:table-cell office:value-type="float" office:value="4.170562" calcext:value-type="float">
            <text:p>4.170562</text:p>
          </table:table-cell>
          <table:table-cell office:value-type="float" office:value="0.040954" calcext:value-type="float">
            <text:p>0.040954</text:p>
          </table:table-cell>
          <table:table-cell office:value-type="float" office:value="0.034798" calcext:value-type="float">
            <text:p>0.034798</text:p>
          </table:table-cell>
          <table:table-cell office:value-type="float" office:value="0.006919" calcext:value-type="float">
            <text:p>0.006919</text:p>
          </table:table-cell>
          <table:table-cell office:value-type="float" office:value="9.107842" calcext:value-type="float">
            <text:p>9.107842</text:p>
          </table:table-cell>
          <table:table-cell office:value-type="float" office:value="0.150302" calcext:value-type="float">
            <text:p>0.150302</text:p>
          </table:table-cell>
          <table:table-cell table:number-columns-repeated="3"/>
          <table:table-cell office:value-type="string" calcext:value-type="string">
            <text:p><text:s/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835839" calcext:value-type="float">
            <text:p>0.835839</text:p>
          </table:table-cell>
          <table:table-cell office:value-type="float" office:value="0.765924" calcext:value-type="float">
            <text:p>0.765924</text:p>
          </table:table-cell>
          <table:table-cell office:value-type="float" office:value="0.040695" calcext:value-type="float">
            <text:p>0.040695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3.991673" calcext:value-type="float">
            <text:p>3.991673</text:p>
          </table:table-cell>
          <table:table-cell office:value-type="float" office:value="0.154814" calcext:value-type="float">
            <text:p>0.154814</text:p>
          </table:table-cell>
          <table:table-cell table:number-columns-repeated="3"/>
          <table:table-cell office:value-type="string" calcext:value-type="string">
            <text:p><text:s/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192021" calcext:value-type="float">
            <text:p>0.192021</text:p>
          </table:table-cell>
          <table:table-cell office:value-type="float" office:value="0.197783" calcext:value-type="float">
            <text:p>0.197783</text:p>
          </table:table-cell>
          <table:table-cell office:value-type="float" office:value="0.040749" calcext:value-type="float">
            <text:p>0.040749</text:p>
          </table:table-cell>
          <table:table-cell office:value-type="float" office:value="0.034473" calcext:value-type="float">
            <text:p>0.034473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2.01905" calcext:value-type="float">
            <text:p>2.01905</text:p>
          </table:table-cell>
          <table:table-cell office:value-type="float" office:value="0.154026" calcext:value-type="float">
            <text:p>0.154026</text:p>
          </table:table-cell>
          <table:table-cell table:number-columns-repeated="578"/>
        </table:table-row>
        <table:table-row table:style-name="ro1">
          <table:table-cell/>
          <table:table-cell office:value-type="string" calcext:value-type="string">
            <text:p>Cinderella Carousel</text:p>
          </table:table-cell>
          <table:table-cell office:value-type="float" office:value="0.424322" calcext:value-type="float">
            <text:p>0.424322</text:p>
          </table:table-cell>
          <table:table-cell office:value-type="float" office:value="0.387395" calcext:value-type="float">
            <text:p>0.3873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4383" calcext:value-type="float">
            <text:p>0.034383</text:p>
          </table:table-cell>
          <table:table-cell office:value-type="float" office:value="0.006877" calcext:value-type="float">
            <text:p>0.006877</text:p>
          </table:table-cell>
          <table:table-cell office:value-type="float" office:value="2.974616" calcext:value-type="float">
            <text:p>2.974616</text:p>
          </table:table-cell>
          <table:table-cell office:value-type="float" office:value="0.151045" calcext:value-type="float">
            <text:p>0.151045</text:p>
          </table:table-cell>
          <table:table-cell table:number-columns-repeated="578"/>
        </table:table-row>
        <table:table-row table:style-name="ro1" table:number-rows-repeated="11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alls1q</text:p>
          </table:table-cell>
          <table:table-cell table:number-columns-repeated="584"/>
        </table:table-row>
        <table:table-row table:style-name="ro1" table:number-rows-repeated="4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574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12815" calcext:value-type="float">
            <text:p>1.812815</text:p>
          </table:table-cell>
          <table:table-cell office:value-type="string" calcext:value-type="string">
            <text:p><text:s text:c="3"/>-nan</text:p>
          </table:table-cell>
          <table:table-cell office:value-type="float" office:value="4.961535" calcext:value-type="float">
            <text:p>4.961535</text:p>
          </table:table-cell>
          <table:table-cell office:value-type="float" office:value="4.998661" calcext:value-type="float">
            <text:p>4.998661</text:p>
          </table:table-cell>
          <table:table-cell office:value-type="float" office:value="4.992529" calcext:value-type="float">
            <text:p>4.992529</text:p>
          </table:table-cell>
          <table:table-cell office:value-type="float" office:value="5.058493" calcext:value-type="float">
            <text:p>5.058493</text:p>
          </table:table-cell>
          <table:table-cell office:value-type="float" office:value="4.841768" calcext:value-type="float">
            <text:p>4.841768</text:p>
          </table:table-cell>
          <table:table-cell office:value-type="float" office:value="5.055549" calcext:value-type="float">
            <text:p>5.055549</text:p>
          </table:table-cell>
          <table:table-cell office:value-type="float" office:value="5.137392" calcext:value-type="float">
            <text:p>5.137392</text:p>
          </table:table-cell>
          <table:table-cell office:value-type="float" office:value="5.043132" calcext:value-type="float">
            <text:p>5.043132</text:p>
          </table:table-cell>
          <table:table-cell office:value-type="float" office:value="4.988404" calcext:value-type="float">
            <text:p>4.988404</text:p>
          </table:table-cell>
          <table:table-cell office:value-type="float" office:value="4.913806" calcext:value-type="float">
            <text:p>4.913806</text:p>
          </table:table-cell>
          <table:table-cell office:value-type="float" office:value="4.884839" calcext:value-type="float">
            <text:p>4.884839</text:p>
          </table:table-cell>
          <table:table-cell office:value-type="float" office:value="4.881622" calcext:value-type="float">
            <text:p>4.881622</text:p>
          </table:table-cell>
          <table:table-cell office:value-type="float" office:value="4.943394" calcext:value-type="float">
            <text:p>4.943394</text:p>
          </table:table-cell>
          <table:table-cell office:value-type="float" office:value="5.046797" calcext:value-type="float">
            <text:p>5.046797</text:p>
          </table:table-cell>
          <table:table-cell office:value-type="float" office:value="4.937387" calcext:value-type="float">
            <text:p>4.937387</text:p>
          </table:table-cell>
          <table:table-cell office:value-type="float" office:value="5.097109" calcext:value-type="float">
            <text:p>5.097109</text:p>
          </table:table-cell>
          <table:table-cell office:value-type="float" office:value="5.242902" calcext:value-type="float">
            <text:p>5.242902</text:p>
          </table:table-cell>
          <table:table-cell office:value-type="float" office:value="5.034698" calcext:value-type="float">
            <text:p>5.034698</text:p>
          </table:table-cell>
          <table:table-cell office:value-type="float" office:value="4.972806" calcext:value-type="float">
            <text:p>4.972806</text:p>
          </table:table-cell>
          <table:table-cell office:value-type="float" office:value="5.257799" calcext:value-type="float">
            <text:p>5.257799</text:p>
          </table:table-cell>
          <table:table-cell office:value-type="float" office:value="4.66728" calcext:value-type="float">
            <text:p>4.66728</text:p>
          </table:table-cell>
          <table:table-cell office:value-type="float" office:value="3.599405" calcext:value-type="float">
            <text:p>3.599405</text:p>
          </table:table-cell>
          <table:table-cell office:value-type="float" office:value="6.032658" calcext:value-type="float">
            <text:p>6.032658</text:p>
          </table:table-cell>
          <table:table-cell office:value-type="float" office:value="10.093885" calcext:value-type="float">
            <text:p>10.093885</text:p>
          </table:table-cell>
          <table:table-cell office:value-type="float" office:value="7.974969" calcext:value-type="float">
            <text:p>7.974969</text:p>
          </table:table-cell>
          <table:table-cell office:value-type="float" office:value="15.683817" calcext:value-type="float">
            <text:p>15.683817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815" calcext:value-type="float">
            <text:p>1.800815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7726" calcext:value-type="float">
            <text:p>1.997726</text:p>
          </table:table-cell>
          <table:table-cell office:value-type="float" office:value="2.034009" calcext:value-type="float">
            <text:p>2.034009</text:p>
          </table:table-cell>
          <table:table-cell office:value-type="float" office:value="2.000386" calcext:value-type="float">
            <text:p>2.000386</text:p>
          </table:table-cell>
          <table:table-cell office:value-type="float" office:value="2.010478" calcext:value-type="float">
            <text:p>2.010478</text:p>
          </table:table-cell>
          <table:table-cell office:value-type="float" office:value="1.968393" calcext:value-type="float">
            <text:p>1.968393</text:p>
          </table:table-cell>
          <table:table-cell office:value-type="float" office:value="2.014909" calcext:value-type="float">
            <text:p>2.014909</text:p>
          </table:table-cell>
          <table:table-cell office:value-type="float" office:value="1.989649" calcext:value-type="float">
            <text:p>1.989649</text:p>
          </table:table-cell>
          <table:table-cell office:value-type="float" office:value="2.112925" calcext:value-type="float">
            <text:p>2.112925</text:p>
          </table:table-cell>
          <table:table-cell office:value-type="float" office:value="2.026998" calcext:value-type="float">
            <text:p>2.026998</text:p>
          </table:table-cell>
          <table:table-cell office:value-type="float" office:value="2.067044" calcext:value-type="float">
            <text:p>2.067044</text:p>
          </table:table-cell>
          <table:table-cell office:value-type="float" office:value="1.718896" calcext:value-type="float">
            <text:p>1.718896</text:p>
          </table:table-cell>
          <table:table-cell office:value-type="float" office:value="1.743935" calcext:value-type="float">
            <text:p>1.743935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3.88292" calcext:value-type="float">
            <text:p>3.88292</text:p>
          </table:table-cell>
          <table:table-cell office:value-type="float" office:value="1.161121" calcext:value-type="float">
            <text:p>1.1611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40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9461" calcext:value-type="float">
            <text:p>1.799461</text:p>
          </table:table-cell>
          <table:table-cell office:value-type="string" calcext:value-type="string">
            <text:p><text:s text:c="3"/>-nan</text:p>
          </table:table-cell>
          <table:table-cell office:value-type="float" office:value="9.856161" calcext:value-type="float">
            <text:p>9.856161</text:p>
          </table:table-cell>
          <table:table-cell office:value-type="float" office:value="9.982225" calcext:value-type="float">
            <text:p>9.982225</text:p>
          </table:table-cell>
          <table:table-cell office:value-type="float" office:value="9.770555" calcext:value-type="float">
            <text:p>9.770555</text:p>
          </table:table-cell>
          <table:table-cell office:value-type="float" office:value="10.110178" calcext:value-type="float">
            <text:p>10.110178</text:p>
          </table:table-cell>
          <table:table-cell office:value-type="float" office:value="10.17684" calcext:value-type="float">
            <text:p>10.17684</text:p>
          </table:table-cell>
          <table:table-cell office:value-type="float" office:value="9.978469" calcext:value-type="float">
            <text:p>9.978469</text:p>
          </table:table-cell>
          <table:table-cell office:value-type="float" office:value="10.021946" calcext:value-type="float">
            <text:p>10.021946</text:p>
          </table:table-cell>
          <table:table-cell office:value-type="float" office:value="10.01638" calcext:value-type="float">
            <text:p>10.01638</text:p>
          </table:table-cell>
          <table:table-cell office:value-type="float" office:value="10.16323" calcext:value-type="float">
            <text:p>10.16323</text:p>
          </table:table-cell>
          <table:table-cell office:value-type="float" office:value="10.198051" calcext:value-type="float">
            <text:p>10.198051</text:p>
          </table:table-cell>
          <table:table-cell office:value-type="float" office:value="10.232333" calcext:value-type="float">
            <text:p>10.232333</text:p>
          </table:table-cell>
          <table:table-cell office:value-type="float" office:value="9.785065" calcext:value-type="float">
            <text:p>9.785065</text:p>
          </table:table-cell>
          <table:table-cell office:value-type="float" office:value="9.680171" calcext:value-type="float">
            <text:p>9.680171</text:p>
          </table:table-cell>
          <table:table-cell office:value-type="float" office:value="10.104983" calcext:value-type="float">
            <text:p>10.104983</text:p>
          </table:table-cell>
          <table:table-cell office:value-type="float" office:value="9.716167" calcext:value-type="float">
            <text:p>9.716167</text:p>
          </table:table-cell>
          <table:table-cell office:value-type="float" office:value="10.055546" calcext:value-type="float">
            <text:p>10.055546</text:p>
          </table:table-cell>
          <table:table-cell office:value-type="float" office:value="9.672296" calcext:value-type="float">
            <text:p>9.672296</text:p>
          </table:table-cell>
          <table:table-cell office:value-type="float" office:value="9.948089" calcext:value-type="float">
            <text:p>9.948089</text:p>
          </table:table-cell>
          <table:table-cell office:value-type="float" office:value="9.788728" calcext:value-type="float">
            <text:p>9.788728</text:p>
          </table:table-cell>
          <table:table-cell office:value-type="float" office:value="10.398888" calcext:value-type="float">
            <text:p>10.398888</text:p>
          </table:table-cell>
          <table:table-cell office:value-type="float" office:value="10.18809" calcext:value-type="float">
            <text:p>10.18809</text:p>
          </table:table-cell>
          <table:table-cell office:value-type="float" office:value="10.390084" calcext:value-type="float">
            <text:p>10.390084</text:p>
          </table:table-cell>
          <table:table-cell office:value-type="float" office:value="9.75645" calcext:value-type="float">
            <text:p>9.75645</text:p>
          </table:table-cell>
          <table:table-cell office:value-type="float" office:value="10.284379" calcext:value-type="float">
            <text:p>10.284379</text:p>
          </table:table-cell>
          <table:table-cell office:value-type="float" office:value="9.782758" calcext:value-type="float">
            <text:p>9.782758</text:p>
          </table:table-cell>
          <table:table-cell office:value-type="float" office:value="10.118761" calcext:value-type="float">
            <text:p>10.118761</text:p>
          </table:table-cell>
          <table:table-cell office:value-type="float" office:value="10.116279" calcext:value-type="float">
            <text:p>10.116279</text:p>
          </table:table-cell>
          <table:table-cell office:value-type="float" office:value="9.679511" calcext:value-type="float">
            <text:p>9.679511</text:p>
          </table:table-cell>
          <table:table-cell office:value-type="float" office:value="9.619743" calcext:value-type="float">
            <text:p>9.619743</text:p>
          </table:table-cell>
          <table:table-cell office:value-type="float" office:value="9.936244" calcext:value-type="float">
            <text:p>9.936244</text:p>
          </table:table-cell>
          <table:table-cell office:value-type="float" office:value="12.617994" calcext:value-type="float">
            <text:p>12.617994</text:p>
          </table:table-cell>
          <table:table-cell office:value-type="float" office:value="9.17384" calcext:value-type="float">
            <text:p>9.17384</text:p>
          </table:table-cell>
          <table:table-cell office:value-type="float" office:value="8.316192" calcext:value-type="float">
            <text:p>8.316192</text:p>
          </table:table-cell>
          <table:table-cell office:value-type="float" office:value="7.459884" calcext:value-type="float">
            <text:p>7.459884</text:p>
          </table:table-cell>
          <table:table-cell office:value-type="float" office:value="8.197073" calcext:value-type="float">
            <text:p>8.197073</text:p>
          </table:table-cell>
          <table:table-cell office:value-type="float" office:value="12.347397" calcext:value-type="float">
            <text:p>12.347397</text:p>
          </table:table-cell>
          <table:table-cell office:value-type="float" office:value="14.797439" calcext:value-type="float">
            <text:p>14.797439</text:p>
          </table:table-cell>
          <table:table-cell office:value-type="float" office:value="2.021199" calcext:value-type="float">
            <text:p>2.021199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0.000721" calcext:value-type="float">
            <text:p>0.00072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094" calcext:value-type="float">
            <text:p>1.79809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16741" calcext:value-type="float">
            <text:p>5.016741</text:p>
          </table:table-cell>
          <table:table-cell office:value-type="float" office:value="4.988788" calcext:value-type="float">
            <text:p>4.988788</text:p>
          </table:table-cell>
          <table:table-cell office:value-type="float" office:value="4.966583" calcext:value-type="float">
            <text:p>4.966583</text:p>
          </table:table-cell>
          <table:table-cell office:value-type="float" office:value="4.943844" calcext:value-type="float">
            <text:p>4.943844</text:p>
          </table:table-cell>
          <table:table-cell office:value-type="float" office:value="4.97167" calcext:value-type="float">
            <text:p>4.97167</text:p>
          </table:table-cell>
          <table:table-cell office:value-type="float" office:value="4.926076" calcext:value-type="float">
            <text:p>4.926076</text:p>
          </table:table-cell>
          <table:table-cell office:value-type="float" office:value="5.025936" calcext:value-type="float">
            <text:p>5.025936</text:p>
          </table:table-cell>
          <table:table-cell office:value-type="float" office:value="5.161395" calcext:value-type="float">
            <text:p>5.161395</text:p>
          </table:table-cell>
          <table:table-cell office:value-type="float" office:value="5.104994" calcext:value-type="float">
            <text:p>5.104994</text:p>
          </table:table-cell>
          <table:table-cell office:value-type="float" office:value="5.009221" calcext:value-type="float">
            <text:p>5.009221</text:p>
          </table:table-cell>
          <table:table-cell office:value-type="float" office:value="5.150233" calcext:value-type="float">
            <text:p>5.150233</text:p>
          </table:table-cell>
          <table:table-cell office:value-type="float" office:value="5.009404" calcext:value-type="float">
            <text:p>5.009404</text:p>
          </table:table-cell>
          <table:table-cell office:value-type="float" office:value="5.085243" calcext:value-type="float">
            <text:p>5.085243</text:p>
          </table:table-cell>
          <table:table-cell office:value-type="float" office:value="5.017505" calcext:value-type="float">
            <text:p>5.017505</text:p>
          </table:table-cell>
          <table:table-cell office:value-type="float" office:value="5.069899" calcext:value-type="float">
            <text:p>5.069899</text:p>
          </table:table-cell>
          <table:table-cell office:value-type="float" office:value="4.880927" calcext:value-type="float">
            <text:p>4.880927</text:p>
          </table:table-cell>
          <table:table-cell office:value-type="float" office:value="5.093894" calcext:value-type="float">
            <text:p>5.093894</text:p>
          </table:table-cell>
          <table:table-cell office:value-type="float" office:value="5.14496" calcext:value-type="float">
            <text:p>5.14496</text:p>
          </table:table-cell>
          <table:table-cell office:value-type="float" office:value="5.137144" calcext:value-type="float">
            <text:p>5.137144</text:p>
          </table:table-cell>
          <table:table-cell office:value-type="float" office:value="4.727697" calcext:value-type="float">
            <text:p>4.727697</text:p>
          </table:table-cell>
          <table:table-cell office:value-type="float" office:value="0" calcext:value-type="float">
            <text:p>0</text:p>
          </table:table-cell>
          <table:table-cell table:number-columns-repeated="556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7847" calcext:value-type="float">
            <text:p>1.807847</text:p>
          </table:table-cell>
          <table:table-cell office:value-type="string" calcext:value-type="string">
            <text:p><text:s text:c="3"/>-nan</text:p>
          </table:table-cell>
          <table:table-cell office:value-type="float" office:value="10.023725" calcext:value-type="float">
            <text:p>10.023725</text:p>
          </table:table-cell>
          <table:table-cell office:value-type="float" office:value="10.184418" calcext:value-type="float">
            <text:p>10.184418</text:p>
          </table:table-cell>
          <table:table-cell office:value-type="float" office:value="9.897312" calcext:value-type="float">
            <text:p>9.897312</text:p>
          </table:table-cell>
          <table:table-cell office:value-type="float" office:value="10.035566" calcext:value-type="float">
            <text:p>10.035566</text:p>
          </table:table-cell>
          <table:table-cell office:value-type="float" office:value="9.935801" calcext:value-type="float">
            <text:p>9.935801</text:p>
          </table:table-cell>
          <table:table-cell office:value-type="float" office:value="10.133021" calcext:value-type="float">
            <text:p>10.133021</text:p>
          </table:table-cell>
          <table:table-cell office:value-type="float" office:value="9.842678" calcext:value-type="float">
            <text:p>9.842678</text:p>
          </table:table-cell>
          <table:table-cell office:value-type="float" office:value="10.000366" calcext:value-type="float">
            <text:p>10.000366</text:p>
          </table:table-cell>
          <table:table-cell office:value-type="float" office:value="9.827849" calcext:value-type="float">
            <text:p>9.827849</text:p>
          </table:table-cell>
          <table:table-cell office:value-type="float" office:value="10.15127" calcext:value-type="float">
            <text:p>10.15127</text:p>
          </table:table-cell>
          <table:table-cell office:value-type="float" office:value="9.948045" calcext:value-type="float">
            <text:p>9.948045</text:p>
          </table:table-cell>
          <table:table-cell office:value-type="float" office:value="10.063148" calcext:value-type="float">
            <text:p>10.063148</text:p>
          </table:table-cell>
          <table:table-cell office:value-type="float" office:value="9.9823" calcext:value-type="float">
            <text:p>9.9823</text:p>
          </table:table-cell>
          <table:table-cell office:value-type="float" office:value="10.101998" calcext:value-type="float">
            <text:p>10.101998</text:p>
          </table:table-cell>
          <table:table-cell office:value-type="float" office:value="9.829467" calcext:value-type="float">
            <text:p>9.829467</text:p>
          </table:table-cell>
          <table:table-cell office:value-type="float" office:value="10.044521" calcext:value-type="float">
            <text:p>10.044521</text:p>
          </table:table-cell>
          <table:table-cell office:value-type="float" office:value="10.535335" calcext:value-type="float">
            <text:p>10.535335</text:p>
          </table:table-cell>
          <table:table-cell office:value-type="float" office:value="9.775777" calcext:value-type="float">
            <text:p>9.775777</text:p>
          </table:table-cell>
          <table:table-cell office:value-type="float" office:value="9.869663" calcext:value-type="float">
            <text:p>9.869663</text:p>
          </table:table-cell>
          <table:table-cell office:value-type="float" office:value="10.083509" calcext:value-type="float">
            <text:p>10.083509</text:p>
          </table:table-cell>
          <table:table-cell office:value-type="float" office:value="9.972241" calcext:value-type="float">
            <text:p>9.972241</text:p>
          </table:table-cell>
          <table:table-cell office:value-type="float" office:value="9.687147" calcext:value-type="float">
            <text:p>9.687147</text:p>
          </table:table-cell>
          <table:table-cell office:value-type="float" office:value="10.548618" calcext:value-type="float">
            <text:p>10.548618</text:p>
          </table:table-cell>
          <table:table-cell office:value-type="float" office:value="10.135903" calcext:value-type="float">
            <text:p>10.135903</text:p>
          </table:table-cell>
          <table:table-cell office:value-type="float" office:value="10.183411" calcext:value-type="float">
            <text:p>10.183411</text:p>
          </table:table-cell>
          <table:table-cell office:value-type="float" office:value="10.021942" calcext:value-type="float">
            <text:p>10.021942</text:p>
          </table:table-cell>
          <table:table-cell office:value-type="float" office:value="9.660075" calcext:value-type="float">
            <text:p>9.660075</text:p>
          </table:table-cell>
          <table:table-cell office:value-type="float" office:value="9.845188" calcext:value-type="float">
            <text:p>9.845188</text:p>
          </table:table-cell>
          <table:table-cell office:value-type="float" office:value="10.687418" calcext:value-type="float">
            <text:p>10.687418</text:p>
          </table:table-cell>
          <table:table-cell office:value-type="float" office:value="8.473006" calcext:value-type="float">
            <text:p>8.473006</text:p>
          </table:table-cell>
          <table:table-cell office:value-type="float" office:value="10.602097" calcext:value-type="float">
            <text:p>10.602097</text:p>
          </table:table-cell>
          <table:table-cell office:value-type="float" office:value="8.127466" calcext:value-type="float">
            <text:p>8.127466</text:p>
          </table:table-cell>
          <table:table-cell office:value-type="float" office:value="8.55316" calcext:value-type="float">
            <text:p>8.55316</text:p>
          </table:table-cell>
          <table:table-cell office:value-type="float" office:value="10.238064" calcext:value-type="float">
            <text:p>10.238064</text:p>
          </table:table-cell>
          <table:table-cell office:value-type="float" office:value="12.210545" calcext:value-type="float">
            <text:p>12.210545</text:p>
          </table:table-cell>
          <table:table-cell office:value-type="float" office:value="12.908266" calcext:value-type="float">
            <text:p>12.90826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1.9768" calcext:value-type="float">
            <text:p>1.9768</text:p>
          </table:table-cell>
          <table:table-cell office:value-type="float" office:value="12.909363" calcext:value-type="float">
            <text:p>12.909363</text:p>
          </table:table-cell>
          <table:table-cell office:value-type="float" office:value="4.422741" calcext:value-type="float">
            <text:p>4.42274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203" calcext:value-type="float">
            <text:p>1.797203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1699" calcext:value-type="float">
            <text:p>1.991699</text:p>
          </table:table-cell>
          <table:table-cell office:value-type="float" office:value="2.019855" calcext:value-type="float">
            <text:p>2.019855</text:p>
          </table:table-cell>
          <table:table-cell office:value-type="float" office:value="1.995975" calcext:value-type="float">
            <text:p>1.995975</text:p>
          </table:table-cell>
          <table:table-cell office:value-type="float" office:value="1.990546" calcext:value-type="float">
            <text:p>1.990546</text:p>
          </table:table-cell>
          <table:table-cell office:value-type="float" office:value="1.985877" calcext:value-type="float">
            <text:p>1.985877</text:p>
          </table:table-cell>
          <table:table-cell office:value-type="float" office:value="2.044819" calcext:value-type="float">
            <text:p>2.044819</text:p>
          </table:table-cell>
          <table:table-cell office:value-type="float" office:value="2.000284" calcext:value-type="float">
            <text:p>2.000284</text:p>
          </table:table-cell>
          <table:table-cell office:value-type="float" office:value="2.036863" calcext:value-type="float">
            <text:p>2.036863</text:p>
          </table:table-cell>
          <table:table-cell office:value-type="float" office:value="2.110703" calcext:value-type="float">
            <text:p>2.110703</text:p>
          </table:table-cell>
          <table:table-cell office:value-type="float" office:value="1.894472" calcext:value-type="float">
            <text:p>1.894472</text:p>
          </table:table-cell>
          <table:table-cell office:value-type="float" office:value="2.218378" calcext:value-type="float">
            <text:p>2.218378</text:p>
          </table:table-cell>
          <table:table-cell office:value-type="float" office:value="1.62946" calcext:value-type="float">
            <text:p>1.62946</text:p>
          </table:table-cell>
          <table:table-cell office:value-type="float" office:value="2.838557" calcext:value-type="float">
            <text:p>2.838557</text:p>
          </table:table-cell>
          <table:table-cell office:value-type="float" office:value="0.829273" calcext:value-type="float">
            <text:p>0.829273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7365" calcext:value-type="float">
            <text:p>1.78736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2035" calcext:value-type="float">
            <text:p>2.982035</text:p>
          </table:table-cell>
          <table:table-cell office:value-type="float" office:value="3.058178" calcext:value-type="float">
            <text:p>3.058178</text:p>
          </table:table-cell>
          <table:table-cell office:value-type="float" office:value="3.00863" calcext:value-type="float">
            <text:p>3.00863</text:p>
          </table:table-cell>
          <table:table-cell office:value-type="float" office:value="2.94296" calcext:value-type="float">
            <text:p>2.94296</text:p>
          </table:table-cell>
          <table:table-cell office:value-type="float" office:value="2.989472" calcext:value-type="float">
            <text:p>2.989472</text:p>
          </table:table-cell>
          <table:table-cell office:value-type="float" office:value="3.033568" calcext:value-type="float">
            <text:p>3.033568</text:p>
          </table:table-cell>
          <table:table-cell office:value-type="float" office:value="2.984464" calcext:value-type="float">
            <text:p>2.984464</text:p>
          </table:table-cell>
          <table:table-cell office:value-type="float" office:value="2.983776" calcext:value-type="float">
            <text:p>2.983776</text:p>
          </table:table-cell>
          <table:table-cell office:value-type="float" office:value="2.917407" calcext:value-type="float">
            <text:p>2.917407</text:p>
          </table:table-cell>
          <table:table-cell office:value-type="float" office:value="3.046007" calcext:value-type="float">
            <text:p>3.046007</text:p>
          </table:table-cell>
          <table:table-cell office:value-type="float" office:value="2.983856" calcext:value-type="float">
            <text:p>2.983856</text:p>
          </table:table-cell>
          <table:table-cell office:value-type="float" office:value="3.095785" calcext:value-type="float">
            <text:p>3.095785</text:p>
          </table:table-cell>
          <table:table-cell office:value-type="float" office:value="3.076394" calcext:value-type="float">
            <text:p>3.076394</text:p>
          </table:table-cell>
          <table:table-cell office:value-type="float" office:value="2.949577" calcext:value-type="float">
            <text:p>2.949577</text:p>
          </table:table-cell>
          <table:table-cell office:value-type="float" office:value="2.703381" calcext:value-type="float">
            <text:p>2.703381</text:p>
          </table:table-cell>
          <table:table-cell office:value-type="float" office:value="3.455783" calcext:value-type="float">
            <text:p>3.455783</text:p>
          </table:table-cell>
          <table:table-cell office:value-type="float" office:value="2.835631" calcext:value-type="float">
            <text:p>2.835631</text:p>
          </table:table-cell>
          <table:table-cell office:value-type="float" office:value="0.487435" calcext:value-type="float">
            <text:p>0.487435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495" calcext:value-type="float">
            <text:p>1.79749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3117" calcext:value-type="float">
            <text:p>2.983117</text:p>
          </table:table-cell>
          <table:table-cell office:value-type="float" office:value="2.989924" calcext:value-type="float">
            <text:p>2.989924</text:p>
          </table:table-cell>
          <table:table-cell office:value-type="float" office:value="2.952212" calcext:value-type="float">
            <text:p>2.952212</text:p>
          </table:table-cell>
          <table:table-cell office:value-type="float" office:value="2.995576" calcext:value-type="float">
            <text:p>2.995576</text:p>
          </table:table-cell>
          <table:table-cell office:value-type="float" office:value="3.052591" calcext:value-type="float">
            <text:p>3.052591</text:p>
          </table:table-cell>
          <table:table-cell office:value-type="float" office:value="2.97683" calcext:value-type="float">
            <text:p>2.97683</text:p>
          </table:table-cell>
          <table:table-cell office:value-type="float" office:value="2.936226" calcext:value-type="float">
            <text:p>2.936226</text:p>
          </table:table-cell>
          <table:table-cell office:value-type="float" office:value="3.00639" calcext:value-type="float">
            <text:p>3.00639</text:p>
          </table:table-cell>
          <table:table-cell office:value-type="float" office:value="2.958642" calcext:value-type="float">
            <text:p>2.958642</text:p>
          </table:table-cell>
          <table:table-cell office:value-type="float" office:value="3.052908" calcext:value-type="float">
            <text:p>3.052908</text:p>
          </table:table-cell>
          <table:table-cell office:value-type="float" office:value="2.967905" calcext:value-type="float">
            <text:p>2.967905</text:p>
          </table:table-cell>
          <table:table-cell office:value-type="float" office:value="3.178708" calcext:value-type="float">
            <text:p>3.178708</text:p>
          </table:table-cell>
          <table:table-cell office:value-type="float" office:value="3.132873" calcext:value-type="float">
            <text:p>3.132873</text:p>
          </table:table-cell>
          <table:table-cell office:value-type="float" office:value="3.377042" calcext:value-type="float">
            <text:p>3.377042</text:p>
          </table:table-cell>
          <table:table-cell office:value-type="float" office:value="3.232816" calcext:value-type="float">
            <text:p>3.232816</text:p>
          </table:table-cell>
          <table:table-cell office:value-type="float" office:value="2.241598" calcext:value-type="float">
            <text:p>2.241598</text:p>
          </table:table-cell>
          <table:table-cell office:value-type="float" office:value="4.254478" calcext:value-type="float">
            <text:p>4.254478</text:p>
          </table:table-cell>
          <table:table-cell office:value-type="float" office:value="3.345087" calcext:value-type="float">
            <text:p>3.34508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44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641" calcext:value-type="float">
            <text:p>1.801641</text:p>
          </table:table-cell>
          <table:table-cell office:value-type="string" calcext:value-type="string">
            <text:p><text:s text:c="3"/>-nan</text:p>
          </table:table-cell>
          <table:table-cell office:value-type="float" office:value="7.156384" calcext:value-type="float">
            <text:p>7.156384</text:p>
          </table:table-cell>
          <table:table-cell office:value-type="float" office:value="7.077599" calcext:value-type="float">
            <text:p>7.077599</text:p>
          </table:table-cell>
          <table:table-cell office:value-type="float" office:value="7.091403" calcext:value-type="float">
            <text:p>7.091403</text:p>
          </table:table-cell>
          <table:table-cell office:value-type="float" office:value="6.897655" calcext:value-type="float">
            <text:p>6.897655</text:p>
          </table:table-cell>
          <table:table-cell office:value-type="float" office:value="6.821222" calcext:value-type="float">
            <text:p>6.821222</text:p>
          </table:table-cell>
          <table:table-cell office:value-type="float" office:value="7.058643" calcext:value-type="float">
            <text:p>7.058643</text:p>
          </table:table-cell>
          <table:table-cell office:value-type="float" office:value="6.891079" calcext:value-type="float">
            <text:p>6.891079</text:p>
          </table:table-cell>
          <table:table-cell office:value-type="float" office:value="6.973258" calcext:value-type="float">
            <text:p>6.973258</text:p>
          </table:table-cell>
          <table:table-cell office:value-type="float" office:value="7.0613" calcext:value-type="float">
            <text:p>7.0613</text:p>
          </table:table-cell>
          <table:table-cell office:value-type="float" office:value="6.843305" calcext:value-type="float">
            <text:p>6.843305</text:p>
          </table:table-cell>
          <table:table-cell office:value-type="float" office:value="7.044159" calcext:value-type="float">
            <text:p>7.044159</text:p>
          </table:table-cell>
          <table:table-cell office:value-type="float" office:value="7.208355" calcext:value-type="float">
            <text:p>7.208355</text:p>
          </table:table-cell>
          <table:table-cell office:value-type="float" office:value="6.859973" calcext:value-type="float">
            <text:p>6.859973</text:p>
          </table:table-cell>
          <table:table-cell office:value-type="float" office:value="6.951951" calcext:value-type="float">
            <text:p>6.951951</text:p>
          </table:table-cell>
          <table:table-cell office:value-type="float" office:value="7.178559" calcext:value-type="float">
            <text:p>7.178559</text:p>
          </table:table-cell>
          <table:table-cell office:value-type="float" office:value="6.789933" calcext:value-type="float">
            <text:p>6.789933</text:p>
          </table:table-cell>
          <table:table-cell office:value-type="float" office:value="6.931915" calcext:value-type="float">
            <text:p>6.931915</text:p>
          </table:table-cell>
          <table:table-cell office:value-type="float" office:value="6.850494" calcext:value-type="float">
            <text:p>6.850494</text:p>
          </table:table-cell>
          <table:table-cell office:value-type="float" office:value="7.173002" calcext:value-type="float">
            <text:p>7.173002</text:p>
          </table:table-cell>
          <table:table-cell office:value-type="float" office:value="7.003757" calcext:value-type="float">
            <text:p>7.003757</text:p>
          </table:table-cell>
          <table:table-cell office:value-type="float" office:value="6.668454" calcext:value-type="float">
            <text:p>6.668454</text:p>
          </table:table-cell>
          <table:table-cell office:value-type="float" office:value="7.283883" calcext:value-type="float">
            <text:p>7.283883</text:p>
          </table:table-cell>
          <table:table-cell office:value-type="float" office:value="7.139792" calcext:value-type="float">
            <text:p>7.139792</text:p>
          </table:table-cell>
          <table:table-cell office:value-type="float" office:value="6.313111" calcext:value-type="float">
            <text:p>6.313111</text:p>
          </table:table-cell>
          <table:table-cell office:value-type="float" office:value="8.165386" calcext:value-type="float">
            <text:p>8.165386</text:p>
          </table:table-cell>
          <table:table-cell office:value-type="float" office:value="7.373143" calcext:value-type="float">
            <text:p>7.373143</text:p>
          </table:table-cell>
          <table:table-cell office:value-type="float" office:value="2.227596" calcext:value-type="float">
            <text:p>2.227596</text:p>
          </table:table-cell>
          <table:table-cell office:value-type="float" office:value="12.915388" calcext:value-type="float">
            <text:p>12.915388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450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4617" calcext:value-type="float">
            <text:p>1.804617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2787" calcext:value-type="float">
            <text:p>2.972787</text:p>
          </table:table-cell>
          <table:table-cell office:value-type="float" office:value="3.0589" calcext:value-type="float">
            <text:p>3.0589</text:p>
          </table:table-cell>
          <table:table-cell office:value-type="float" office:value="2.992732" calcext:value-type="float">
            <text:p>2.992732</text:p>
          </table:table-cell>
          <table:table-cell office:value-type="float" office:value="2.965985" calcext:value-type="float">
            <text:p>2.965985</text:p>
          </table:table-cell>
          <table:table-cell office:value-type="float" office:value="2.985457" calcext:value-type="float">
            <text:p>2.985457</text:p>
          </table:table-cell>
          <table:table-cell office:value-type="float" office:value="2.987778" calcext:value-type="float">
            <text:p>2.987778</text:p>
          </table:table-cell>
          <table:table-cell office:value-type="float" office:value="3.014199" calcext:value-type="float">
            <text:p>3.014199</text:p>
          </table:table-cell>
          <table:table-cell office:value-type="float" office:value="2.979647" calcext:value-type="float">
            <text:p>2.979647</text:p>
          </table:table-cell>
          <table:table-cell office:value-type="float" office:value="2.922598" calcext:value-type="float">
            <text:p>2.922598</text:p>
          </table:table-cell>
          <table:table-cell office:value-type="float" office:value="2.946327" calcext:value-type="float">
            <text:p>2.946327</text:p>
          </table:table-cell>
          <table:table-cell office:value-type="float" office:value="2.940081" calcext:value-type="float">
            <text:p>2.940081</text:p>
          </table:table-cell>
          <table:table-cell office:value-type="float" office:value="2.867784" calcext:value-type="float">
            <text:p>2.867784</text:p>
          </table:table-cell>
          <table:table-cell office:value-type="float" office:value="2.813761" calcext:value-type="float">
            <text:p>2.813761</text:p>
          </table:table-cell>
          <table:table-cell office:value-type="float" office:value="3.586405" calcext:value-type="float">
            <text:p>3.586405</text:p>
          </table:table-cell>
          <table:table-cell office:value-type="float" office:value="3.288724" calcext:value-type="float">
            <text:p>3.288724</text:p>
          </table:table-cell>
          <table:table-cell office:value-type="float" office:value="2.607621" calcext:value-type="float">
            <text:p>2.607621</text:p>
          </table:table-cell>
          <table:table-cell office:value-type="float" office:value="3.525398" calcext:value-type="float">
            <text:p>3.525398</text:p>
          </table:table-cell>
          <table:table-cell office:value-type="float" office:value="6.569215" calcext:value-type="float">
            <text:p>6.569215</text:p>
          </table:table-cell>
          <table:table-cell office:value-type="float" office:value="3.634153" calcext:value-type="float">
            <text:p>3.634153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520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8933" calcext:value-type="float">
            <text:p>1.788933</text:p>
          </table:table-cell>
          <table:table-cell office:value-type="string" calcext:value-type="string">
            <text:p><text:s text:c="3"/>-nan</text:p>
          </table:table-cell>
          <table:table-cell office:value-type="float" office:value="7.043733" calcext:value-type="float">
            <text:p>7.043733</text:p>
          </table:table-cell>
          <table:table-cell office:value-type="float" office:value="7.074476" calcext:value-type="float">
            <text:p>7.074476</text:p>
          </table:table-cell>
          <table:table-cell office:value-type="float" office:value="6.987007" calcext:value-type="float">
            <text:p>6.987007</text:p>
          </table:table-cell>
          <table:table-cell office:value-type="float" office:value="7.033125" calcext:value-type="float">
            <text:p>7.033125</text:p>
          </table:table-cell>
          <table:table-cell office:value-type="float" office:value="6.799678" calcext:value-type="float">
            <text:p>6.799678</text:p>
          </table:table-cell>
          <table:table-cell office:value-type="float" office:value="7.103315" calcext:value-type="float">
            <text:p>7.103315</text:p>
          </table:table-cell>
          <table:table-cell office:value-type="float" office:value="6.99187" calcext:value-type="float">
            <text:p>6.99187</text:p>
          </table:table-cell>
          <table:table-cell office:value-type="float" office:value="6.957402" calcext:value-type="float">
            <text:p>6.957402</text:p>
          </table:table-cell>
          <table:table-cell office:value-type="float" office:value="6.883262" calcext:value-type="float">
            <text:p>6.883262</text:p>
          </table:table-cell>
          <table:table-cell office:value-type="float" office:value="6.968798" calcext:value-type="float">
            <text:p>6.968798</text:p>
          </table:table-cell>
          <table:table-cell office:value-type="float" office:value="6.983659" calcext:value-type="float">
            <text:p>6.983659</text:p>
          </table:table-cell>
          <table:table-cell office:value-type="float" office:value="6.844666" calcext:value-type="float">
            <text:p>6.844666</text:p>
          </table:table-cell>
          <table:table-cell office:value-type="float" office:value="6.935164" calcext:value-type="float">
            <text:p>6.935164</text:p>
          </table:table-cell>
          <table:table-cell office:value-type="float" office:value="6.974173" calcext:value-type="float">
            <text:p>6.974173</text:p>
          </table:table-cell>
          <table:table-cell office:value-type="float" office:value="6.816458" calcext:value-type="float">
            <text:p>6.816458</text:p>
          </table:table-cell>
          <table:table-cell office:value-type="float" office:value="7.155976" calcext:value-type="float">
            <text:p>7.155976</text:p>
          </table:table-cell>
          <table:table-cell office:value-type="float" office:value="7.063885" calcext:value-type="float">
            <text:p>7.063885</text:p>
          </table:table-cell>
          <table:table-cell office:value-type="float" office:value="6.896912" calcext:value-type="float">
            <text:p>6.896912</text:p>
          </table:table-cell>
          <table:table-cell office:value-type="float" office:value="7.099292" calcext:value-type="float">
            <text:p>7.099292</text:p>
          </table:table-cell>
          <table:table-cell office:value-type="float" office:value="7.128571" calcext:value-type="float">
            <text:p>7.128571</text:p>
          </table:table-cell>
          <table:table-cell office:value-type="float" office:value="6.402177" calcext:value-type="float">
            <text:p>6.402177</text:p>
          </table:table-cell>
          <table:table-cell office:value-type="float" office:value="7.292442" calcext:value-type="float">
            <text:p>7.292442</text:p>
          </table:table-cell>
          <table:table-cell office:value-type="float" office:value="6.878208" calcext:value-type="float">
            <text:p>6.878208</text:p>
          </table:table-cell>
          <table:table-cell office:value-type="float" office:value="5.422932" calcext:value-type="float">
            <text:p>5.422932</text:p>
          </table:table-cell>
          <table:table-cell office:value-type="float" office:value="6.964133" calcext:value-type="float">
            <text:p>6.964133</text:p>
          </table:table-cell>
          <table:table-cell office:value-type="float" office:value="7.377546" calcext:value-type="float">
            <text:p>7.377546</text:p>
          </table:table-cell>
          <table:table-cell office:value-type="float" office:value="3.587722" calcext:value-type="float">
            <text:p>3.587722</text:p>
          </table:table-cell>
          <table:table-cell office:value-type="float" office:value="6.918635" calcext:value-type="float">
            <text:p>6.918635</text:p>
          </table:table-cell>
          <table:table-cell office:value-type="float" office:value="13.341081" calcext:value-type="float">
            <text:p>13.341081</text:p>
          </table:table-cell>
          <table:table-cell office:value-type="float" office:value="5.336238" calcext:value-type="float">
            <text:p>5.336238</text:p>
          </table:table-cell>
          <table:table-cell office:value-type="float" office:value="7.470093" calcext:value-type="float">
            <text:p>7.470093</text:p>
          </table:table-cell>
          <table:table-cell office:value-type="float" office:value="3.452114" calcext:value-type="float">
            <text:p>3.452114</text:p>
          </table:table-cell>
          <table:table-cell office:value-type="float" office:value="18.626622" calcext:value-type="float">
            <text:p>18.626622</text:p>
          </table:table-cell>
          <table:table-cell table:number-columns-repeated="190" office:value-type="float" office:value="0" calcext:value-type="float">
            <text:p>0</text:p>
          </table:table-cell>
          <table:table-cell table:number-columns-repeated="354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4303" calcext:value-type="float">
            <text:p>1.794303</text:p>
          </table:table-cell>
          <table:table-cell office:value-type="string" calcext:value-type="string">
            <text:p><text:s text:c="3"/>-nan</text:p>
          </table:table-cell>
          <table:table-cell office:value-type="float" office:value="12.244236" calcext:value-type="float">
            <text:p>12.244236</text:p>
          </table:table-cell>
          <table:table-cell office:value-type="float" office:value="11.992763" calcext:value-type="float">
            <text:p>11.992763</text:p>
          </table:table-cell>
          <table:table-cell office:value-type="float" office:value="11.953049" calcext:value-type="float">
            <text:p>11.953049</text:p>
          </table:table-cell>
          <table:table-cell office:value-type="float" office:value="11.946332" calcext:value-type="float">
            <text:p>11.946332</text:p>
          </table:table-cell>
          <table:table-cell office:value-type="float" office:value="11.852761" calcext:value-type="float">
            <text:p>11.852761</text:p>
          </table:table-cell>
          <table:table-cell office:value-type="float" office:value="12.052791" calcext:value-type="float">
            <text:p>12.052791</text:p>
          </table:table-cell>
          <table:table-cell office:value-type="float" office:value="12.017989" calcext:value-type="float">
            <text:p>12.017989</text:p>
          </table:table-cell>
          <table:table-cell office:value-type="float" office:value="12.028703" calcext:value-type="float">
            <text:p>12.028703</text:p>
          </table:table-cell>
          <table:table-cell office:value-type="float" office:value="12.114052" calcext:value-type="float">
            <text:p>12.114052</text:p>
          </table:table-cell>
          <table:table-cell office:value-type="float" office:value="12.016139" calcext:value-type="float">
            <text:p>12.016139</text:p>
          </table:table-cell>
          <table:table-cell office:value-type="float" office:value="12.220558" calcext:value-type="float">
            <text:p>12.220558</text:p>
          </table:table-cell>
          <table:table-cell office:value-type="float" office:value="12.055984" calcext:value-type="float">
            <text:p>12.055984</text:p>
          </table:table-cell>
          <table:table-cell office:value-type="float" office:value="12.151123" calcext:value-type="float">
            <text:p>12.151123</text:p>
          </table:table-cell>
          <table:table-cell office:value-type="float" office:value="12.155918" calcext:value-type="float">
            <text:p>12.155918</text:p>
          </table:table-cell>
          <table:table-cell office:value-type="float" office:value="11.986987" calcext:value-type="float">
            <text:p>11.986987</text:p>
          </table:table-cell>
          <table:table-cell office:value-type="float" office:value="11.912757" calcext:value-type="float">
            <text:p>11.912757</text:p>
          </table:table-cell>
          <table:table-cell office:value-type="float" office:value="12.077766" calcext:value-type="float">
            <text:p>12.077766</text:p>
          </table:table-cell>
          <table:table-cell office:value-type="float" office:value="11.885762" calcext:value-type="float">
            <text:p>11.885762</text:p>
          </table:table-cell>
          <table:table-cell office:value-type="float" office:value="12.426997" calcext:value-type="float">
            <text:p>12.426997</text:p>
          </table:table-cell>
          <table:table-cell office:value-type="float" office:value="12.126422" calcext:value-type="float">
            <text:p>12.126422</text:p>
          </table:table-cell>
          <table:table-cell office:value-type="float" office:value="12.198346" calcext:value-type="float">
            <text:p>12.198346</text:p>
          </table:table-cell>
          <table:table-cell office:value-type="float" office:value="11.625308" calcext:value-type="float">
            <text:p>11.625308</text:p>
          </table:table-cell>
          <table:table-cell office:value-type="float" office:value="11.972593" calcext:value-type="float">
            <text:p>11.972593</text:p>
          </table:table-cell>
          <table:table-cell office:value-type="float" office:value="12.025151" calcext:value-type="float">
            <text:p>12.025151</text:p>
          </table:table-cell>
          <table:table-cell office:value-type="float" office:value="11.147986" calcext:value-type="float">
            <text:p>11.147986</text:p>
          </table:table-cell>
          <table:table-cell office:value-type="float" office:value="11.561322" calcext:value-type="float">
            <text:p>11.561322</text:p>
          </table:table-cell>
          <table:table-cell office:value-type="float" office:value="12.021918" calcext:value-type="float">
            <text:p>12.021918</text:p>
          </table:table-cell>
          <table:table-cell office:value-type="float" office:value="11.805184" calcext:value-type="float">
            <text:p>11.805184</text:p>
          </table:table-cell>
          <table:table-cell office:value-type="float" office:value="12.80786" calcext:value-type="float">
            <text:p>12.80786</text:p>
          </table:table-cell>
          <table:table-cell office:value-type="float" office:value="12.452996" calcext:value-type="float">
            <text:p>12.452996</text:p>
          </table:table-cell>
          <table:table-cell office:value-type="float" office:value="12.047223" calcext:value-type="float">
            <text:p>12.047223</text:p>
          </table:table-cell>
          <table:table-cell office:value-type="float" office:value="12.071365" calcext:value-type="float">
            <text:p>12.071365</text:p>
          </table:table-cell>
          <table:table-cell office:value-type="float" office:value="11.854313" calcext:value-type="float">
            <text:p>11.854313</text:p>
          </table:table-cell>
          <table:table-cell office:value-type="float" office:value="13.00044" calcext:value-type="float">
            <text:p>13.00044</text:p>
          </table:table-cell>
          <table:table-cell office:value-type="float" office:value="13.297825" calcext:value-type="float">
            <text:p>13.297825</text:p>
          </table:table-cell>
          <table:table-cell office:value-type="float" office:value="14.393855" calcext:value-type="float">
            <text:p>14.393855</text:p>
          </table:table-cell>
          <table:table-cell office:value-type="float" office:value="11.567691" calcext:value-type="float">
            <text:p>11.567691</text:p>
          </table:table-cell>
          <table:table-cell office:value-type="float" office:value="12.688236" calcext:value-type="float">
            <text:p>12.688236</text:p>
          </table:table-cell>
          <table:table-cell office:value-type="float" office:value="19.981113" calcext:value-type="float">
            <text:p>19.981113</text:p>
          </table:table-cell>
          <table:table-cell office:value-type="float" office:value="12.853387" calcext:value-type="float">
            <text:p>12.853387</text:p>
          </table:table-cell>
          <table:table-cell office:value-type="float" office:value="6.028737" calcext:value-type="float">
            <text:p>6.028737</text:p>
          </table:table-cell>
          <table:table-cell office:value-type="float" office:value="13.420885" calcext:value-type="float">
            <text:p>13.420885</text:p>
          </table:table-cell>
          <table:table-cell office:value-type="float" office:value="9.371251" calcext:value-type="float">
            <text:p>9.371251</text:p>
          </table:table-cell>
          <table:table-cell table:number-columns-repeated="398" office:value-type="float" office:value="0" calcext:value-type="float">
            <text:p>0</text:p>
          </table:table-cell>
          <table:table-cell table:number-columns-repeated="136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2527" calcext:value-type="float">
            <text:p>1.792527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0052" calcext:value-type="float">
            <text:p>3.000052</text:p>
          </table:table-cell>
          <table:table-cell office:value-type="float" office:value="3.005896" calcext:value-type="float">
            <text:p>3.005896</text:p>
          </table:table-cell>
          <table:table-cell office:value-type="float" office:value="3.025877" calcext:value-type="float">
            <text:p>3.025877</text:p>
          </table:table-cell>
          <table:table-cell office:value-type="float" office:value="3.026149" calcext:value-type="float">
            <text:p>3.026149</text:p>
          </table:table-cell>
          <table:table-cell office:value-type="float" office:value="3.007693" calcext:value-type="float">
            <text:p>3.007693</text:p>
          </table:table-cell>
          <table:table-cell office:value-type="float" office:value="3.076393" calcext:value-type="float">
            <text:p>3.076393</text:p>
          </table:table-cell>
          <table:table-cell office:value-type="float" office:value="3.012172" calcext:value-type="float">
            <text:p>3.012172</text:p>
          </table:table-cell>
          <table:table-cell office:value-type="float" office:value="3.026751" calcext:value-type="float">
            <text:p>3.026751</text:p>
          </table:table-cell>
          <table:table-cell office:value-type="float" office:value="2.923652" calcext:value-type="float">
            <text:p>2.923652</text:p>
          </table:table-cell>
          <table:table-cell office:value-type="float" office:value="2.986976" calcext:value-type="float">
            <text:p>2.986976</text:p>
          </table:table-cell>
          <table:table-cell office:value-type="float" office:value="2.983712" calcext:value-type="float">
            <text:p>2.983712</text:p>
          </table:table-cell>
          <table:table-cell office:value-type="float" office:value="2.821003" calcext:value-type="float">
            <text:p>2.821003</text:p>
          </table:table-cell>
          <table:table-cell office:value-type="float" office:value="2.777499" calcext:value-type="float">
            <text:p>2.777499</text:p>
          </table:table-cell>
          <table:table-cell office:value-type="float" office:value="2.899381" calcext:value-type="float">
            <text:p>2.899381</text:p>
          </table:table-cell>
          <table:table-cell office:value-type="float" office:value="3.333974" calcext:value-type="float">
            <text:p>3.333974</text:p>
          </table:table-cell>
          <table:table-cell office:value-type="float" office:value="2.804677" calcext:value-type="float">
            <text:p>2.804677</text:p>
          </table:table-cell>
          <table:table-cell office:value-type="float" office:value="2.507169" calcext:value-type="float">
            <text:p>2.507169</text:p>
          </table:table-cell>
          <table:table-cell office:value-type="float" office:value="3.362992" calcext:value-type="float">
            <text:p>3.362992</text:p>
          </table:table-cell>
          <table:table-cell office:value-type="float" office:value="2.956346" calcext:value-type="float">
            <text:p>2.956346</text:p>
          </table:table-cell>
          <table:table-cell table:number-columns-repeated="55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69" calcext:value-type="float">
            <text:p>1.798869</text:p>
          </table:table-cell>
          <table:table-cell office:value-type="string" calcext:value-type="string">
            <text:p><text:s text:c="3"/>-nan</text:p>
          </table:table-cell>
          <table:table-cell office:value-type="float" office:value="5.035323" calcext:value-type="float">
            <text:p>5.035323</text:p>
          </table:table-cell>
          <table:table-cell office:value-type="float" office:value="5.007079" calcext:value-type="float">
            <text:p>5.007079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5.021407" calcext:value-type="float">
            <text:p>5.021407</text:p>
          </table:table-cell>
          <table:table-cell office:value-type="float" office:value="4.982664" calcext:value-type="float">
            <text:p>4.982664</text:p>
          </table:table-cell>
          <table:table-cell office:value-type="float" office:value="5.046257" calcext:value-type="float">
            <text:p>5.046257</text:p>
          </table:table-cell>
          <table:table-cell office:value-type="float" office:value="4.99273" calcext:value-type="float">
            <text:p>4.99273</text:p>
          </table:table-cell>
          <table:table-cell office:value-type="float" office:value="5.016523" calcext:value-type="float">
            <text:p>5.016523</text:p>
          </table:table-cell>
          <table:table-cell office:value-type="float" office:value="5.095931" calcext:value-type="float">
            <text:p>5.095931</text:p>
          </table:table-cell>
          <table:table-cell office:value-type="float" office:value="4.964193" calcext:value-type="float">
            <text:p>4.964193</text:p>
          </table:table-cell>
          <table:table-cell office:value-type="float" office:value="4.967732" calcext:value-type="float">
            <text:p>4.967732</text:p>
          </table:table-cell>
          <table:table-cell office:value-type="float" office:value="5.083707" calcext:value-type="float">
            <text:p>5.083707</text:p>
          </table:table-cell>
          <table:table-cell office:value-type="float" office:value="4.969835" calcext:value-type="float">
            <text:p>4.969835</text:p>
          </table:table-cell>
          <table:table-cell office:value-type="float" office:value="4.9252" calcext:value-type="float">
            <text:p>4.9252</text:p>
          </table:table-cell>
          <table:table-cell office:value-type="float" office:value="4.830894" calcext:value-type="float">
            <text:p>4.830894</text:p>
          </table:table-cell>
          <table:table-cell office:value-type="float" office:value="5.260173" calcext:value-type="float">
            <text:p>5.260173</text:p>
          </table:table-cell>
          <table:table-cell office:value-type="float" office:value="4.647513" calcext:value-type="float">
            <text:p>4.647513</text:p>
          </table:table-cell>
          <table:table-cell office:value-type="float" office:value="5.448264" calcext:value-type="float">
            <text:p>5.448264</text:p>
          </table:table-cell>
          <table:table-cell office:value-type="float" office:value="5.449492" calcext:value-type="float">
            <text:p>5.449492</text:p>
          </table:table-cell>
          <table:table-cell office:value-type="float" office:value="4.800022" calcext:value-type="float">
            <text:p>4.800022</text:p>
          </table:table-cell>
          <table:table-cell office:value-type="float" office:value="4.549603" calcext:value-type="float">
            <text:p>4.549603</text:p>
          </table:table-cell>
          <table:table-cell office:value-type="float" office:value="4.115581" calcext:value-type="float">
            <text:p>4.115581</text:p>
          </table:table-cell>
          <table:table-cell office:value-type="float" office:value="4.099765" calcext:value-type="float">
            <text:p>4.099765</text:p>
          </table:table-cell>
          <table:table-cell office:value-type="float" office:value="1.80231" calcext:value-type="float">
            <text:p>1.80231</text:p>
          </table:table-cell>
          <table:table-cell office:value-type="float" office:value="1.172502" calcext:value-type="float">
            <text:p>1.17250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31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156" calcext:value-type="float">
            <text:p>1.79156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6757" calcext:value-type="float">
            <text:p>2.006757</text:p>
          </table:table-cell>
          <table:table-cell office:value-type="float" office:value="2.006202" calcext:value-type="float">
            <text:p>2.006202</text:p>
          </table:table-cell>
          <table:table-cell office:value-type="float" office:value="1.991741" calcext:value-type="float">
            <text:p>1.991741</text:p>
          </table:table-cell>
          <table:table-cell office:value-type="float" office:value="1.977819" calcext:value-type="float">
            <text:p>1.977819</text:p>
          </table:table-cell>
          <table:table-cell office:value-type="float" office:value="2.000229" calcext:value-type="float">
            <text:p>2.000229</text:p>
          </table:table-cell>
          <table:table-cell office:value-type="float" office:value="1.995962" calcext:value-type="float">
            <text:p>1.995962</text:p>
          </table:table-cell>
          <table:table-cell office:value-type="float" office:value="1.987087" calcext:value-type="float">
            <text:p>1.987087</text:p>
          </table:table-cell>
          <table:table-cell office:value-type="float" office:value="1.989547" calcext:value-type="float">
            <text:p>1.989547</text:p>
          </table:table-cell>
          <table:table-cell office:value-type="float" office:value="2.002355" calcext:value-type="float">
            <text:p>2.002355</text:p>
          </table:table-cell>
          <table:table-cell office:value-type="float" office:value="1.961348" calcext:value-type="float">
            <text:p>1.961348</text:p>
          </table:table-cell>
          <table:table-cell office:value-type="float" office:value="2.336596" calcext:value-type="float">
            <text:p>2.336596</text:p>
          </table:table-cell>
          <table:table-cell office:value-type="float" office:value="2.133938" calcext:value-type="float">
            <text:p>2.133938</text:p>
          </table:table-cell>
          <table:table-cell office:value-type="float" office:value="1.113507" calcext:value-type="float">
            <text:p>1.113507</text:p>
          </table:table-cell>
          <table:table-cell office:value-type="float" office:value="1.556874" calcext:value-type="float">
            <text:p>1.55687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12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16" calcext:value-type="float">
            <text:p>1.798816</text:p>
          </table:table-cell>
          <table:table-cell office:value-type="string" calcext:value-type="string">
            <text:p><text:s text:c="3"/>-nan</text:p>
          </table:table-cell>
          <table:table-cell office:value-type="float" office:value="4.024874" calcext:value-type="float">
            <text:p>4.024874</text:p>
          </table:table-cell>
          <table:table-cell office:value-type="float" office:value="3.975054" calcext:value-type="float">
            <text:p>3.975054</text:p>
          </table:table-cell>
          <table:table-cell office:value-type="float" office:value="3.928349" calcext:value-type="float">
            <text:p>3.928349</text:p>
          </table:table-cell>
          <table:table-cell office:value-type="float" office:value="4.002389" calcext:value-type="float">
            <text:p>4.002389</text:p>
          </table:table-cell>
          <table:table-cell office:value-type="float" office:value="4.013381" calcext:value-type="float">
            <text:p>4.013381</text:p>
          </table:table-cell>
          <table:table-cell office:value-type="float" office:value="3.991061" calcext:value-type="float">
            <text:p>3.991061</text:p>
          </table:table-cell>
          <table:table-cell office:value-type="float" office:value="4.034701" calcext:value-type="float">
            <text:p>4.034701</text:p>
          </table:table-cell>
          <table:table-cell office:value-type="float" office:value="3.972567" calcext:value-type="float">
            <text:p>3.972567</text:p>
          </table:table-cell>
          <table:table-cell office:value-type="float" office:value="4.023473" calcext:value-type="float">
            <text:p>4.023473</text:p>
          </table:table-cell>
          <table:table-cell office:value-type="float" office:value="4.05714" calcext:value-type="float">
            <text:p>4.05714</text:p>
          </table:table-cell>
          <table:table-cell office:value-type="float" office:value="3.883155" calcext:value-type="float">
            <text:p>3.883155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3.851911" calcext:value-type="float">
            <text:p>3.851911</text:p>
          </table:table-cell>
          <table:table-cell office:value-type="float" office:value="3.926023" calcext:value-type="float">
            <text:p>3.926023</text:p>
          </table:table-cell>
          <table:table-cell office:value-type="float" office:value="4.089685" calcext:value-type="float">
            <text:p>4.089685</text:p>
          </table:table-cell>
          <table:table-cell office:value-type="float" office:value="3.742236" calcext:value-type="float">
            <text:p>3.742236</text:p>
          </table:table-cell>
          <table:table-cell office:value-type="float" office:value="4.194383" calcext:value-type="float">
            <text:p>4.194383</text:p>
          </table:table-cell>
          <table:table-cell office:value-type="float" office:value="3.430857" calcext:value-type="float">
            <text:p>3.430857</text:p>
          </table:table-cell>
          <table:table-cell office:value-type="float" office:value="5.416495" calcext:value-type="float">
            <text:p>5.416495</text:p>
          </table:table-cell>
          <table:table-cell office:value-type="float" office:value="5.649241" calcext:value-type="float">
            <text:p>5.64924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28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6736" calcext:value-type="float">
            <text:p>1.806736</text:p>
          </table:table-cell>
          <table:table-cell office:value-type="string" calcext:value-type="string">
            <text:p><text:s text:c="3"/>-nan</text:p>
          </table:table-cell>
          <table:table-cell office:value-type="float" office:value="9.256834" calcext:value-type="float">
            <text:p>9.256834</text:p>
          </table:table-cell>
          <table:table-cell office:value-type="float" office:value="8.927023" calcext:value-type="float">
            <text:p>8.927023</text:p>
          </table:table-cell>
          <table:table-cell office:value-type="float" office:value="9.179092" calcext:value-type="float">
            <text:p>9.179092</text:p>
          </table:table-cell>
          <table:table-cell office:value-type="float" office:value="8.816613" calcext:value-type="float">
            <text:p>8.816613</text:p>
          </table:table-cell>
          <table:table-cell office:value-type="float" office:value="8.951263" calcext:value-type="float">
            <text:p>8.951263</text:p>
          </table:table-cell>
          <table:table-cell office:value-type="float" office:value="8.882925" calcext:value-type="float">
            <text:p>8.882925</text:p>
          </table:table-cell>
          <table:table-cell office:value-type="float" office:value="8.791143" calcext:value-type="float">
            <text:p>8.791143</text:p>
          </table:table-cell>
          <table:table-cell office:value-type="float" office:value="8.86113" calcext:value-type="float">
            <text:p>8.86113</text:p>
          </table:table-cell>
          <table:table-cell office:value-type="float" office:value="8.847188" calcext:value-type="float">
            <text:p>8.847188</text:p>
          </table:table-cell>
          <table:table-cell office:value-type="float" office:value="8.786361" calcext:value-type="float">
            <text:p>8.786361</text:p>
          </table:table-cell>
          <table:table-cell office:value-type="float" office:value="8.860596" calcext:value-type="float">
            <text:p>8.860596</text:p>
          </table:table-cell>
          <table:table-cell office:value-type="float" office:value="9.043705" calcext:value-type="float">
            <text:p>9.043705</text:p>
          </table:table-cell>
          <table:table-cell office:value-type="float" office:value="9.136817" calcext:value-type="float">
            <text:p>9.136817</text:p>
          </table:table-cell>
          <table:table-cell office:value-type="float" office:value="9.294554" calcext:value-type="float">
            <text:p>9.294554</text:p>
          </table:table-cell>
          <table:table-cell office:value-type="float" office:value="8.790155" calcext:value-type="float">
            <text:p>8.790155</text:p>
          </table:table-cell>
          <table:table-cell office:value-type="float" office:value="8.744517" calcext:value-type="float">
            <text:p>8.744517</text:p>
          </table:table-cell>
          <table:table-cell office:value-type="float" office:value="8.77653" calcext:value-type="float">
            <text:p>8.77653</text:p>
          </table:table-cell>
          <table:table-cell office:value-type="float" office:value="9.327088" calcext:value-type="float">
            <text:p>9.327088</text:p>
          </table:table-cell>
          <table:table-cell office:value-type="float" office:value="8.954136" calcext:value-type="float">
            <text:p>8.954136</text:p>
          </table:table-cell>
          <table:table-cell office:value-type="float" office:value="9.126739" calcext:value-type="float">
            <text:p>9.126739</text:p>
          </table:table-cell>
          <table:table-cell office:value-type="float" office:value="8.773758" calcext:value-type="float">
            <text:p>8.773758</text:p>
          </table:table-cell>
          <table:table-cell office:value-type="float" office:value="8.899161" calcext:value-type="float">
            <text:p>8.899161</text:p>
          </table:table-cell>
          <table:table-cell office:value-type="float" office:value="9.222378" calcext:value-type="float">
            <text:p>9.222378</text:p>
          </table:table-cell>
          <table:table-cell office:value-type="float" office:value="9.256158" calcext:value-type="float">
            <text:p>9.256158</text:p>
          </table:table-cell>
          <table:table-cell office:value-type="float" office:value="8.932722" calcext:value-type="float">
            <text:p>8.932722</text:p>
          </table:table-cell>
          <table:table-cell office:value-type="float" office:value="8.72881" calcext:value-type="float">
            <text:p>8.72881</text:p>
          </table:table-cell>
          <table:table-cell office:value-type="float" office:value="9.786936" calcext:value-type="float">
            <text:p>9.786936</text:p>
          </table:table-cell>
          <table:table-cell office:value-type="float" office:value="8.66304" calcext:value-type="float">
            <text:p>8.66304</text:p>
          </table:table-cell>
          <table:table-cell office:value-type="float" office:value="10.530655" calcext:value-type="float">
            <text:p>10.530655</text:p>
          </table:table-cell>
          <table:table-cell office:value-type="float" office:value="9.088772" calcext:value-type="float">
            <text:p>9.088772</text:p>
          </table:table-cell>
          <table:table-cell office:value-type="float" office:value="10.975688" calcext:value-type="float">
            <text:p>10.975688</text:p>
          </table:table-cell>
          <table:table-cell office:value-type="float" office:value="11.627348" calcext:value-type="float">
            <text:p>11.627348</text:p>
          </table:table-cell>
          <table:table-cell office:value-type="float" office:value="12.67956" calcext:value-type="float">
            <text:p>12.67956</text:p>
          </table:table-cell>
          <table:table-cell office:value-type="float" office:value="6.716426" calcext:value-type="float">
            <text:p>6.716426</text:p>
          </table:table-cell>
          <table:table-cell office:value-type="float" office:value="7.737088" calcext:value-type="float">
            <text:p>7.737088</text:p>
          </table:table-cell>
          <table:table-cell office:value-type="float" office:value="15.850253" calcext:value-type="float">
            <text:p>15.850253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420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71" calcext:value-type="float">
            <text:p>1.80171</text:p>
          </table:table-cell>
          <table:table-cell office:value-type="string" calcext:value-type="string">
            <text:p><text:s text:c="3"/>-nan</text:p>
          </table:table-cell>
          <table:table-cell office:value-type="float" office:value="3.973832" calcext:value-type="float">
            <text:p>3.973832</text:p>
          </table:table-cell>
          <table:table-cell office:value-type="float" office:value="3.950739" calcext:value-type="float">
            <text:p>3.950739</text:p>
          </table:table-cell>
          <table:table-cell office:value-type="float" office:value="3.887437" calcext:value-type="float">
            <text:p>3.887437</text:p>
          </table:table-cell>
          <table:table-cell office:value-type="float" office:value="3.948796" calcext:value-type="float">
            <text:p>3.948796</text:p>
          </table:table-cell>
          <table:table-cell office:value-type="float" office:value="3.966532" calcext:value-type="float">
            <text:p>3.966532</text:p>
          </table:table-cell>
          <table:table-cell office:value-type="float" office:value="4.001297" calcext:value-type="float">
            <text:p>4.001297</text:p>
          </table:table-cell>
          <table:table-cell office:value-type="float" office:value="3.929339" calcext:value-type="float">
            <text:p>3.929339</text:p>
          </table:table-cell>
          <table:table-cell office:value-type="float" office:value="4.086865" calcext:value-type="float">
            <text:p>4.086865</text:p>
          </table:table-cell>
          <table:table-cell office:value-type="float" office:value="3.965517" calcext:value-type="float">
            <text:p>3.965517</text:p>
          </table:table-cell>
          <table:table-cell office:value-type="float" office:value="3.936649" calcext:value-type="float">
            <text:p>3.936649</text:p>
          </table:table-cell>
          <table:table-cell office:value-type="float" office:value="4.104213" calcext:value-type="float">
            <text:p>4.104213</text:p>
          </table:table-cell>
          <table:table-cell office:value-type="float" office:value="4.047859" calcext:value-type="float">
            <text:p>4.047859</text:p>
          </table:table-cell>
          <table:table-cell office:value-type="float" office:value="3.921507" calcext:value-type="float">
            <text:p>3.921507</text:p>
          </table:table-cell>
          <table:table-cell office:value-type="float" office:value="3.895512" calcext:value-type="float">
            <text:p>3.895512</text:p>
          </table:table-cell>
          <table:table-cell office:value-type="float" office:value="4.19042" calcext:value-type="float">
            <text:p>4.19042</text:p>
          </table:table-cell>
          <table:table-cell office:value-type="float" office:value="3.906164" calcext:value-type="float">
            <text:p>3.906164</text:p>
          </table:table-cell>
          <table:table-cell office:value-type="float" office:value="4.274864" calcext:value-type="float">
            <text:p>4.274864</text:p>
          </table:table-cell>
          <table:table-cell office:value-type="float" office:value="4.2339" calcext:value-type="float">
            <text:p>4.2339</text:p>
          </table:table-cell>
          <table:table-cell office:value-type="float" office:value="3.993249" calcext:value-type="float">
            <text:p>3.993249</text:p>
          </table:table-cell>
          <table:table-cell office:value-type="float" office:value="2.993511" calcext:value-type="float">
            <text:p>2.993511</text:p>
          </table:table-cell>
          <table:table-cell office:value-type="float" office:value="2.943696" calcext:value-type="float">
            <text:p>2.943696</text:p>
          </table:table-cell>
          <table:table-cell office:value-type="float" office:value="1.674635" calcext:value-type="float">
            <text:p>1.674635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464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6447" calcext:value-type="float">
            <text:p>1.796447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1759" calcext:value-type="float">
            <text:p>2.001759</text:p>
          </table:table-cell>
          <table:table-cell office:value-type="float" office:value="1.994915" calcext:value-type="float">
            <text:p>1.994915</text:p>
          </table:table-cell>
          <table:table-cell office:value-type="float" office:value="1.976163" calcext:value-type="float">
            <text:p>1.976163</text:p>
          </table:table-cell>
          <table:table-cell office:value-type="float" office:value="1.979652" calcext:value-type="float">
            <text:p>1.979652</text:p>
          </table:table-cell>
          <table:table-cell office:value-type="float" office:value="2.022338" calcext:value-type="float">
            <text:p>2.022338</text:p>
          </table:table-cell>
          <table:table-cell office:value-type="float" office:value="1.988961" calcext:value-type="float">
            <text:p>1.988961</text:p>
          </table:table-cell>
          <table:table-cell office:value-type="float" office:value="2.001088" calcext:value-type="float">
            <text:p>2.001088</text:p>
          </table:table-cell>
          <table:table-cell office:value-type="float" office:value="2.004032" calcext:value-type="float">
            <text:p>2.004032</text:p>
          </table:table-cell>
          <table:table-cell office:value-type="float" office:value="1.978147" calcext:value-type="float">
            <text:p>1.978147</text:p>
          </table:table-cell>
          <table:table-cell office:value-type="float" office:value="1.882061" calcext:value-type="float">
            <text:p>1.882061</text:p>
          </table:table-cell>
          <table:table-cell office:value-type="float" office:value="2.16302" calcext:value-type="float">
            <text:p>2.16302</text:p>
          </table:table-cell>
          <table:table-cell office:value-type="float" office:value="2.020334" calcext:value-type="float">
            <text:p>2.020334</text:p>
          </table:table-cell>
          <table:table-cell office:value-type="float" office:value="3.047556" calcext:value-type="float">
            <text:p>3.047556</text:p>
          </table:table-cell>
          <table:table-cell office:value-type="float" office:value="2.847643" calcext:value-type="float">
            <text:p>2.847643</text:p>
          </table:table-cell>
          <table:table-cell office:value-type="float" office:value="0.793741" calcext:value-type="float">
            <text:p>0.79374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504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082" calcext:value-type="float">
            <text:p>1.800082</text:p>
          </table:table-cell>
          <table:table-cell office:value-type="string" calcext:value-type="string">
            <text:p><text:s text:c="3"/>-nan</text:p>
          </table:table-cell>
          <table:table-cell office:value-type="float" office:value="3.074896" calcext:value-type="float">
            <text:p>3.074896</text:p>
          </table:table-cell>
          <table:table-cell office:value-type="float" office:value="3.011121" calcext:value-type="float">
            <text:p>3.011121</text:p>
          </table:table-cell>
          <table:table-cell office:value-type="float" office:value="2.995231" calcext:value-type="float">
            <text:p>2.995231</text:p>
          </table:table-cell>
          <table:table-cell office:value-type="float" office:value="3.019823" calcext:value-type="float">
            <text:p>3.019823</text:p>
          </table:table-cell>
          <table:table-cell office:value-type="float" office:value="3.022269" calcext:value-type="float">
            <text:p>3.022269</text:p>
          </table:table-cell>
          <table:table-cell office:value-type="float" office:value="2.913778" calcext:value-type="float">
            <text:p>2.913778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2.994347" calcext:value-type="float">
            <text:p>2.994347</text:p>
          </table:table-cell>
          <table:table-cell office:value-type="float" office:value="2.99124" calcext:value-type="float">
            <text:p>2.99124</text:p>
          </table:table-cell>
          <table:table-cell office:value-type="float" office:value="3.042263" calcext:value-type="float">
            <text:p>3.042263</text:p>
          </table:table-cell>
          <table:table-cell office:value-type="float" office:value="3.124755" calcext:value-type="float">
            <text:p>3.124755</text:p>
          </table:table-cell>
          <table:table-cell office:value-type="float" office:value="2.928476" calcext:value-type="float">
            <text:p>2.928476</text:p>
          </table:table-cell>
          <table:table-cell office:value-type="float" office:value="3.129035" calcext:value-type="float">
            <text:p>3.129035</text:p>
          </table:table-cell>
          <table:table-cell office:value-type="float" office:value="3.155814" calcext:value-type="float">
            <text:p>3.155814</text:p>
          </table:table-cell>
          <table:table-cell office:value-type="float" office:value="3.149031" calcext:value-type="float">
            <text:p>3.149031</text:p>
          </table:table-cell>
          <table:table-cell office:value-type="float" office:value="2.434833" calcext:value-type="float">
            <text:p>2.434833</text:p>
          </table:table-cell>
          <table:table-cell office:value-type="float" office:value="1.285141" calcext:value-type="float">
            <text:p>1.285141</text:p>
          </table:table-cell>
          <table:table-cell office:value-type="float" office:value="1.782425" calcext:value-type="float">
            <text:p>1.78242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2"/>
        </table:table-row>
        <table:table-row table:style-name="ro1" table:number-rows-repeated="3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Service Time</text:p>
          </table:table-cell>
          <table:table-cell office:value-type="string" calcext:value-type="string">
            <text:p><text:s/>Server Num</text:p>
          </table:table-cell>
          <table:table-cell office:value-type="string" calcext:value-type="string">
            <text:p><text:s/>Empirical Queue Time</text:p>
          </table:table-cell>
          <table:table-cell office:value-type="string" calcext:value-type="string">
            <text:p><text:s/>Theoretical Queue Time</text:p>
          </table:table-cell>
          <table:table-cell office:value-type="string" calcext:value-type="string">
            <text:p><text:s/>Rh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heck Result</text:p>
          </table:table-cell>
          <table:table-cell office:value-type="string" calcext:value-type="string">
            <text:p>rhos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3.978097" calcext:value-type="float">
            <text:p>3.978097</text:p>
          </table:table-cell>
          <table:table-cell office:value-type="float" office:value="4.984939" calcext:value-type="float">
            <text:p>4.9849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621800486143631" calcext:value-type="float">
            <text:p>0.0621800486143631</text:p>
          </table:table-cell>
          <table:table-cell office:value-type="float" office:value="0.19830570881083" calcext:value-type="float">
            <text:p>0.19830570881083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69]*[.G69]/[.H69]" office:value-type="float" office:value="0.19830570881083" calcext:value-type="float">
            <text:p>0.19830570881083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3.971696" calcext:value-type="float">
            <text:p>3.971696</text:p>
          </table:table-cell>
          <table:table-cell office:value-type="float" office:value="1.989837" calcext:value-type="float">
            <text:p>1.9898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708203352113686" calcext:value-type="float">
            <text:p>0.0708203352113686</text:p>
          </table:table-cell>
          <table:table-cell office:value-type="float" office:value="0.219528545932" calcext:value-type="float">
            <text:p>0.219528545932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0]*[.G70]/[.H70]" office:value-type="float" office:value="0.219528545932" calcext:value-type="float">
            <text:p>0.219528545932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3.951224" calcext:value-type="float">
            <text:p>3.951224</text:p>
          </table:table-cell>
          <table:table-cell office:value-type="float" office:value="9.94859" calcext:value-type="float">
            <text:p>9.948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814384042811597" calcext:value-type="float">
            <text:p>0.00814384042811597</text:p>
          </table:table-cell>
          <table:table-cell office:value-type="float" office:value="0.3930910757416" calcext:value-type="float">
            <text:p>0.3930910757416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1]*[.G71]/[.H71]" office:value-type="float" office:value="0.3930910757416" calcext:value-type="float">
            <text:p>0.3930910757416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3.966024" calcext:value-type="float">
            <text:p>3.966024</text:p>
          </table:table-cell>
          <table:table-cell office:value-type="float" office:value="4.989488" calcext:value-type="float">
            <text:p>4.989488</text:p>
          </table:table-cell>
          <table:table-cell office:value-type="float" office:value="20" calcext:value-type="float">
            <text:p>20</text:p>
          </table:table-cell>
          <table:table-cell office:value-type="float" office:value="1553.406705" calcext:value-type="float">
            <text:p>1553.406705</text:p>
          </table:table-cell>
          <table:table-cell table:style-name="ce9" office:value-type="float" office:value="1.95574990697728E-098" calcext:value-type="float">
            <text:p>1.96E-98</text:p>
          </table:table-cell>
          <table:table-cell office:value-type="float" office:value="0.9894214577856" calcext:value-type="float">
            <text:p>0.9894214577856</text:p>
          </table:table-cell>
          <table:table-cell table:style-name="ce8" office:value-type="string" calcext:value-type="string">
            <text:p><text:s/>False</text:p>
          </table:table-cell>
          <table:table-cell/>
          <table:table-cell table:formula="of:=[.F72]*[.G72]/[.H72]" office:value-type="float" office:value="0.9894214577856" calcext:value-type="float">
            <text:p>0.9894214577856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3.983347" calcext:value-type="float">
            <text:p>3.983347</text:p>
          </table:table-cell>
          <table:table-cell office:value-type="float" office:value="9.956765" calcext:value-type="float">
            <text:p>9.9567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201169319365145" calcext:value-type="float">
            <text:p>0.0201169319365145</text:p>
          </table:table-cell>
          <table:table-cell office:value-type="float" office:value="0.39661249992455" calcext:value-type="float">
            <text:p>0.39661249992455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3]*[.G73]/[.H73]" office:value-type="float" office:value="0.39661249992455" calcext:value-type="float">
            <text:p>0.39661249992455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3.955935" calcext:value-type="float">
            <text:p>3.955935</text:p>
          </table:table-cell>
          <table:table-cell office:value-type="float" office:value="2.002133" calcext:value-type="float">
            <text:p>2.00213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47129448245491" calcext:value-type="float">
            <text:p>0.0147129448245491</text:p>
          </table:table-cell>
          <table:table-cell office:value-type="float" office:value="0.0550021389538542" calcext:value-type="float">
            <text:p>0.0550021389538542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4]*[.G74]/[.H74]" office:value-type="float" office:value="0.0550021389538542" calcext:value-type="float">
            <text:p>0.0550021389538542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3.951489" calcext:value-type="float">
            <text:p>3.951489</text:p>
          </table:table-cell>
          <table:table-cell office:value-type="float" office:value="3.018289" calcext:value-type="float">
            <text:p>3.01828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28531415338183" calcext:value-type="float">
            <text:p>0.0228531415338183</text:p>
          </table:table-cell>
          <table:table-cell office:value-type="float" office:value="0.0828245540438958" calcext:value-type="float">
            <text:p>0.0828245540438958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5]*[.G75]/[.H75]" office:value-type="float" office:value="0.0828245540438958" calcext:value-type="float">
            <text:p>0.0828245540438958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3.941421" calcext:value-type="float">
            <text:p>3.941421</text:p>
          </table:table-cell>
          <table:table-cell office:value-type="float" office:value="3.010982" calcext:value-type="float">
            <text:p>3.010982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.000001" calcext:value-type="float">
            <text:p>1.00E-06</text:p>
          </table:table-cell>
          <table:table-cell table:style-name="ce9" office:value-type="float" office:value="1.33237984550864E-085" calcext:value-type="float">
            <text:p>1.33E-85</text:p>
          </table:table-cell>
          <table:table-cell office:value-type="float" office:value="0.370860865169438" calcext:value-type="float">
            <text:p>0.370860865169438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6]*[.G76]/[.H76]" office:value-type="float" office:value="0.370860865169438" calcext:value-type="float">
            <text:p>0.370860865169438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3.960839" calcext:value-type="float">
            <text:p>3.960839</text:p>
          </table:table-cell>
          <table:table-cell office:value-type="float" office:value="6.941445" calcext:value-type="float">
            <text:p>6.94144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704671918448652" calcext:value-type="float">
            <text:p>0.0704671918448652</text:p>
          </table:table-cell>
          <table:table-cell office:value-type="float" office:value="0.218205921209167" calcext:value-type="float">
            <text:p>0.218205921209167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7]*[.G77]/[.H77]" office:value-type="float" office:value="0.218205921209167" calcext:value-type="float">
            <text:p>0.218205921209167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3.954967" calcext:value-type="float">
            <text:p>3.954967</text:p>
          </table:table-cell>
          <table:table-cell office:value-type="float" office:value="2.988172" calcext:value-type="float">
            <text:p>2.9881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676334305289199" calcext:value-type="float">
            <text:p>0.0676334305289199</text:p>
          </table:table-cell>
          <table:table-cell office:value-type="float" office:value="0.211037886612929" calcext:value-type="float">
            <text:p>0.211037886612929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8]*[.G78]/[.H78]" office:value-type="float" office:value="0.211037886612929" calcext:value-type="float">
            <text:p>0.211037886612929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3.950291" calcext:value-type="float">
            <text:p>3.950291</text:p>
          </table:table-cell>
          <table:table-cell office:value-type="float" office:value="7.135711" calcext:value-type="float">
            <text:p>7.13571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0368177201011967" calcext:value-type="float">
            <text:p>0.0368177201011967</text:p>
          </table:table-cell>
          <table:table-cell office:value-type="float" office:value="0.126973580819374" calcext:value-type="float">
            <text:p>0.126973580819374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79]*[.G79]/[.H79]" office:value-type="float" office:value="0.126973580819374" calcext:value-type="float">
            <text:p>0.126973580819374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3.948982" calcext:value-type="float">
            <text:p>3.948982</text:p>
          </table:table-cell>
          <table:table-cell office:value-type="float" office:value="12.070904" calcext:value-type="float">
            <text:p>12.070904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0.0307670475817696" calcext:value-type="float">
            <text:p>0.0307670475817696</text:p>
          </table:table-cell>
          <table:table-cell office:value-type="float" office:value="0.108335869590291" calcext:value-type="float">
            <text:p>0.108335869590291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0]*[.G80]/[.H80]" office:value-type="float" office:value="0.108335869590291" calcext:value-type="float">
            <text:p>0.108335869590291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3.945068" calcext:value-type="float">
            <text:p>3.945068</text:p>
          </table:table-cell>
          <table:table-cell office:value-type="float" office:value="2.967655" calcext:value-type="float">
            <text:p>2.967655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256957908681" calcext:value-type="float">
            <text:p>0.0203256957908681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1]*[.G81]/[.H81]" office:value-type="float" office:value="0.0203256957908681" calcext:value-type="float">
            <text:p>0.0203256957908681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3.951303" calcext:value-type="float">
            <text:p>3.951303</text:p>
          </table:table-cell>
          <table:table-cell office:value-type="float" office:value="5.017188" calcext:value-type="float">
            <text:p>5.017188</text:p>
          </table:table-cell>
          <table:table-cell office:value-type="float" office:value="45" calcext:value-type="float">
            <text:p>45</text:p>
          </table:table-cell>
          <table:table-cell office:value-type="float" office:value="0.000628" calcext:value-type="float">
            <text:p>0.000628</text:p>
          </table:table-cell>
          <table:table-cell table:style-name="ce9" office:value-type="float" office:value="4.58770076663534E-251" calcext:value-type="float">
            <text:p>4.59E-251</text:p>
          </table:table-cell>
          <table:table-cell office:value-type="float" office:value="0.4405428887992" calcext:value-type="float">
            <text:p>0.4405428887992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2]*[.G82]/[.H82]" office:value-type="float" office:value="0.4405428887992" calcext:value-type="float">
            <text:p>0.4405428887992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3.949075" calcext:value-type="float">
            <text:p>3.949075</text:p>
          </table:table-cell>
          <table:table-cell office:value-type="float" office:value="2.008882" calcext:value-type="float">
            <text:p>2.0088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358301690174477" calcext:value-type="float">
            <text:p>0.0358301690174477</text:p>
          </table:table-cell>
          <table:table-cell office:value-type="float" office:value="0.123956651314844" calcext:value-type="float">
            <text:p>0.123956651314844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3]*[.G83]/[.H83]" office:value-type="float" office:value="0.123956651314844" calcext:value-type="float">
            <text:p>0.123956651314844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3.962044" calcext:value-type="float">
            <text:p>3.962044</text:p>
          </table:table-cell>
          <table:table-cell office:value-type="float" office:value="4.053651" calcext:value-type="float">
            <text:p>4.0536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.71017116640125E-159" calcext:value-type="float">
            <text:p>1.71E-159</text:p>
          </table:table-cell>
          <table:table-cell office:value-type="float" office:value="0.33459882547175" calcext:value-type="float">
            <text:p>0.33459882547175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4]*[.G84]/[.H84]" office:value-type="float" office:value="0.33459882547175" calcext:value-type="float">
            <text:p>0.33459882547175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3.965928" calcext:value-type="float">
            <text:p>3.965928</text:p>
          </table:table-cell>
          <table:table-cell office:value-type="float" office:value="9.180392" calcext:value-type="float">
            <text:p>9.18039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.84955747584428E-088" calcext:value-type="float">
            <text:p>7.85E-88</text:p>
          </table:table-cell>
          <table:table-cell office:value-type="float" office:value="0.233389574896" calcext:value-type="float">
            <text:p>0.233389574896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5]*[.G85]/[.H85]" office:value-type="float" office:value="0.233389574896" calcext:value-type="float">
            <text:p>0.233389574896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3.963782" calcext:value-type="float">
            <text:p>3.963782</text:p>
          </table:table-cell>
          <table:table-cell office:value-type="float" office:value="3.970197" calcext:value-type="float">
            <text:p>3.97019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0412432275172143" calcext:value-type="float">
            <text:p>0.0412432275172143</text:p>
          </table:table-cell>
          <table:table-cell office:value-type="float" office:value="0.140508887545125" calcext:value-type="float">
            <text:p>0.140508887545125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6]*[.G86]/[.H86]" office:value-type="float" office:value="0.140508887545125" calcext:value-type="float">
            <text:p>0.140508887545125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3.957808" calcext:value-type="float">
            <text:p>3.957808</text:p>
          </table:table-cell>
          <table:table-cell office:value-type="float" office:value="2.013468" calcext:value-type="float">
            <text:p>2.01346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314451668220308" calcext:value-type="float">
            <text:p>0.0314451668220308</text:p>
          </table:table-cell>
          <table:table-cell office:value-type="float" office:value="0.110679441085333" calcext:value-type="float">
            <text:p>0.110679441085333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7]*[.G87]/[.H87]" office:value-type="float" office:value="0.110679441085333" calcext:value-type="float">
            <text:p>0.110679441085333</text:p>
          </table:table-cell>
          <table:table-cell table:number-columns-repeated="573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3.942457" calcext:value-type="float">
            <text:p>3.942457</text:p>
          </table:table-cell>
          <table:table-cell office:value-type="float" office:value="3.065824" calcext:value-type="float">
            <text:p>3.06582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768124352450968" calcext:value-type="float">
            <text:p>0.0768124352450968</text:p>
          </table:table-cell>
          <table:table-cell office:value-type="float" office:value="0.232439986337846" calcext:value-type="float">
            <text:p>0.232439986337846</text:p>
          </table:table-cell>
          <table:table-cell table:style-name="ce8" office:value-type="string" calcext:value-type="string">
            <text:p><text:s/>True</text:p>
          </table:table-cell>
          <table:table-cell/>
          <table:table-cell table:formula="of:=[.F88]*[.G88]/[.H88]" office:value-type="float" office:value="0.232439986337846" calcext:value-type="float">
            <text:p>0.232439986337846</text:p>
          </table:table-cell>
          <table:table-cell table:number-columns-repeated="573"/>
        </table:table-row>
        <table:table-row table:style-name="ro1" table:number-rows-repeated="15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jackson</text:p>
          </table:table-cell>
          <table:table-cell table:number-columns-repeated="584"/>
        </table:table-row>
        <table:table-row table:style-name="ro1"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office:value-type="string" calcext:value-type="string">
            <text:p>Theoretical lambdas</text:p>
          </table:table-cell>
          <table:table-cell office:value-type="string" calcext:value-type="string">
            <text:p>rhos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The Royal Reception Hall</text:p>
          </table:table-cell>
          <table:table-cell office:value-type="float" office:value="0.533358" calcext:value-type="float">
            <text:p>0.53335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74" calcext:value-type="float">
            <text:p>0.01777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14487" calcext:value-type="float">
            <text:p>5.0144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07]*[.J107]" office:value-type="float" office:value="0.089127491938" calcext:value-type="float">
            <text:p>0.08912749193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570"/>
        </table:table-row>
        <table:table-row table:style-name="ro1">
          <table:table-cell table:number-columns-repeated="3"/>
          <table:table-cell office:value-type="string" calcext:value-type="string">
            <text:p>Toy Soldier Parachute Drop</text:p>
          </table:table-cell>
          <table:table-cell office:value-type="float" office:value="0.076608" calcext:value-type="float">
            <text:p>0.07660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979" calcext:value-type="float">
            <text:p>0.017979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2444" calcext:value-type="float">
            <text:p>2.002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08]*[.J108]" office:value-type="float" office:value="0.036001940676" calcext:value-type="float">
            <text:p>0.036001940676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Duffy And Friends Play House</text:p>
          </table:table-cell>
          <table:table-cell office:value-type="float" office:value="2.202652" calcext:value-type="float">
            <text:p>2.202652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692" calcext:value-type="float">
            <text:p>0.017692</text:p>
          </table:table-cell>
          <table:table-cell office:value-type="string" calcext:value-type="string">
            <text:p><text:s text:c="3"/>-nan</text:p>
          </table:table-cell>
          <table:table-cell office:value-type="float" office:value="9.948846" calcext:value-type="float">
            <text:p>9.948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09]*[.J109]" office:value-type="float" office:value="0.176014983432" calcext:value-type="float">
            <text:p>0.17601498343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RC Racer</text:p>
          </table:table-cell>
          <table:table-cell office:value-type="float" office:value="0.478106" calcext:value-type="float">
            <text:p>0.478106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84" calcext:value-type="float">
            <text:p>0.0178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39545" calcext:value-type="float">
            <text:p>5.039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0]*[.J110]" office:value-type="float" office:value="0.0899054828" calcext:value-type="float">
            <text:p>0.0899054828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Iron Man Tech Showcase</text:p>
          </table:table-cell>
          <table:table-cell office:value-type="float" office:value="2.325861" calcext:value-type="float">
            <text:p>2.32586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99" calcext:value-type="float">
            <text:p>0.01799</text:p>
          </table:table-cell>
          <table:table-cell office:value-type="string" calcext:value-type="string">
            <text:p><text:s text:c="3"/>-nan</text:p>
          </table:table-cell>
          <table:table-cell office:value-type="float" office:value="9.844042" calcext:value-type="float">
            <text:p>9.844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1]*[.J111]" office:value-type="float" office:value="0.17709431558" calcext:value-type="float">
            <text:p>0.17709431558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Slinky Dog Spin</text:p>
          </table:table-cell>
          <table:table-cell office:value-type="float" office:value="0.064055" calcext:value-type="float">
            <text:p>0.06405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03" calcext:value-type="float">
            <text:p>0.017703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9578" calcext:value-type="float">
            <text:p>2.0095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2]*[.J112]" office:value-type="float" office:value="0.035575559334" calcext:value-type="float">
            <text:p>0.035575559334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Big Grizzly Mountain Runaway Mine Cars</text:p>
          </table:table-cell>
          <table:table-cell office:value-type="float" office:value="0.161977" calcext:value-type="float">
            <text:p>0.16197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623" calcext:value-type="float">
            <text:p>0.017623</text:p>
          </table:table-cell>
          <table:table-cell office:value-type="string" calcext:value-type="string">
            <text:p><text:s text:c="3"/>-nan</text:p>
          </table:table-cell>
          <table:table-cell office:value-type="float" office:value="3.037653" calcext:value-type="float">
            <text:p>3.0376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3]*[.J113]" office:value-type="float" office:value="0.053532558819" calcext:value-type="float">
            <text:p>0.053532558819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Dumbo The Flying Elephant</text:p>
          </table:table-cell>
          <table:table-cell office:value-type="float" office:value="0.175047" calcext:value-type="float">
            <text:p>0.17504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25" calcext:value-type="float">
            <text:p>0.01772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0392" calcext:value-type="float">
            <text:p>2.980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4]*[.J114]" office:value-type="float" office:value="0.0528274482" calcext:value-type="float">
            <text:p>0.052827448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Jungle River Cruise</text:p>
          </table:table-cell>
          <table:table-cell office:value-type="float" office:value="0.974073" calcext:value-type="float">
            <text:p>0.974073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668" calcext:value-type="float">
            <text:p>0.017668</text:p>
          </table:table-cell>
          <table:table-cell office:value-type="string" calcext:value-type="string">
            <text:p><text:s text:c="3"/>-nan</text:p>
          </table:table-cell>
          <table:table-cell office:value-type="float" office:value="6.983149" calcext:value-type="float">
            <text:p>6.983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5]*[.J115]" office:value-type="float" office:value="0.123378276532" calcext:value-type="float">
            <text:p>0.12337827653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The Many Adventures of Winnie the Pooh</text:p>
          </table:table-cell>
          <table:table-cell office:value-type="float" office:value="0.186183" calcext:value-type="float">
            <text:p>0.186183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904" calcext:value-type="float">
            <text:p>0.017904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9129" calcext:value-type="float">
            <text:p>2.979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6]*[.J116]" office:value-type="float" office:value="0.053338325616" calcext:value-type="float">
            <text:p>0.053338325616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Mystic Manor</text:p>
          </table:table-cell>
          <table:table-cell office:value-type="float" office:value="0.991365" calcext:value-type="float">
            <text:p>0.99136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6" calcext:value-type="float">
            <text:p>0.01776</text:p>
          </table:table-cell>
          <table:table-cell office:value-type="string" calcext:value-type="string">
            <text:p><text:s text:c="3"/>-nan</text:p>
          </table:table-cell>
          <table:table-cell office:value-type="float" office:value="6.927912" calcext:value-type="float">
            <text:p>6.927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7]*[.J117]" office:value-type="float" office:value="0.12303971712" calcext:value-type="float">
            <text:p>0.1230397171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Mickey's PhillarMagic</text:p>
          </table:table-cell>
          <table:table-cell office:value-type="float" office:value="3.45045" calcext:value-type="float">
            <text:p>3.4504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39" calcext:value-type="float">
            <text:p>0.017739</text:p>
          </table:table-cell>
          <table:table-cell office:value-type="string" calcext:value-type="string">
            <text:p><text:s text:c="3"/>-nan</text:p>
          </table:table-cell>
          <table:table-cell office:value-type="float" office:value="11.985633" calcext:value-type="float">
            <text:p>11.9856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8]*[.J118]" office:value-type="float" office:value="0.212613143787" calcext:value-type="float">
            <text:p>0.212613143787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Hyperspace Mountain</text:p>
          </table:table-cell>
          <table:table-cell office:value-type="float" office:value="0.171612" calcext:value-type="float">
            <text:p>0.171612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846" calcext:value-type="float">
            <text:p>0.017846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7471" calcext:value-type="float">
            <text:p>2.987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19]*[.J119]" office:value-type="float" office:value="0.053314407466" calcext:value-type="float">
            <text:p>0.053314407466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Iron Man Experience</text:p>
          </table:table-cell>
          <table:table-cell office:value-type="float" office:value="0.48185" calcext:value-type="float">
            <text:p>0.4818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548" calcext:value-type="float">
            <text:p>0.017548</text:p>
          </table:table-cell>
          <table:table-cell office:value-type="string" calcext:value-type="string">
            <text:p><text:s text:c="3"/>-nan</text:p>
          </table:table-cell>
          <table:table-cell office:value-type="float" office:value="5.004321" calcext:value-type="float">
            <text:p>5.0043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0]*[.J120]" office:value-type="float" office:value="0.087815824908" calcext:value-type="float">
            <text:p>0.087815824908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Orbitron</text:p>
          </table:table-cell>
          <table:table-cell office:value-type="float" office:value="0.065738" calcext:value-type="float">
            <text:p>0.06573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645" calcext:value-type="float">
            <text:p>0.017645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7336" calcext:value-type="float">
            <text:p>1.9973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1]*[.J121]" office:value-type="float" office:value="0.03524299372" calcext:value-type="float">
            <text:p>0.0352429937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Rafts To Tarzan's Treehouse</text:p>
          </table:table-cell>
          <table:table-cell office:value-type="float" office:value="0.31369" calcext:value-type="float">
            <text:p>0.3136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827" calcext:value-type="float">
            <text:p>0.017827</text:p>
          </table:table-cell>
          <table:table-cell office:value-type="string" calcext:value-type="string">
            <text:p><text:s text:c="3"/>-nan</text:p>
          </table:table-cell>
          <table:table-cell office:value-type="float" office:value="3.95779" calcext:value-type="float">
            <text:p>3.9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2]*[.J122]" office:value-type="float" office:value="0.07055552233" calcext:value-type="float">
            <text:p>0.07055552233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It's a Small World</text:p>
          </table:table-cell>
          <table:table-cell office:value-type="float" office:value="1.701306" calcext:value-type="float">
            <text:p>1.701306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88" calcext:value-type="float">
            <text:p>0.01788</text:p>
          </table:table-cell>
          <table:table-cell office:value-type="string" calcext:value-type="string">
            <text:p><text:s text:c="3"/>-nan</text:p>
          </table:table-cell>
          <table:table-cell office:value-type="float" office:value="9.117493" calcext:value-type="float">
            <text:p>9.117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3]*[.J123]" office:value-type="float" office:value="0.16302077484" calcext:value-type="float">
            <text:p>0.16302077484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Ant-Man and The Wasp</text:p>
          </table:table-cell>
          <table:table-cell office:value-type="float" office:value="0.304566" calcext:value-type="float">
            <text:p>0.304566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712" calcext:value-type="float">
            <text:p>0.017712</text:p>
          </table:table-cell>
          <table:table-cell office:value-type="string" calcext:value-type="string">
            <text:p><text:s text:c="3"/>-nan</text:p>
          </table:table-cell>
          <table:table-cell office:value-type="float" office:value="3.960471" calcext:value-type="float">
            <text:p>3.960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4]*[.J124]" office:value-type="float" office:value="0.070147862352" calcext:value-type="float">
            <text:p>0.070147862352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Mad Hatter Tea Cups</text:p>
          </table:table-cell>
          <table:table-cell office:value-type="float" office:value="0.08033" calcext:value-type="float">
            <text:p>0.08033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943" calcext:value-type="float">
            <text:p>0.017943</text:p>
          </table:table-cell>
          <table:table-cell office:value-type="string" calcext:value-type="string">
            <text:p><text:s text:c="3"/>-nan</text:p>
          </table:table-cell>
          <table:table-cell office:value-type="float" office:value="2.031148" calcext:value-type="float">
            <text:p>2.031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5]*[.J125]" office:value-type="float" office:value="0.036444888564" calcext:value-type="float">
            <text:p>0.036444888564</text:p>
          </table:table-cell>
          <table:table-cell table:number-columns-repeated="573"/>
        </table:table-row>
        <table:table-row table:style-name="ro1">
          <table:table-cell table:number-columns-repeated="3"/>
          <table:table-cell office:value-type="string" calcext:value-type="string">
            <text:p>Cinderella Carousel</text:p>
          </table:table-cell>
          <table:table-cell office:value-type="float" office:value="0.182027" calcext:value-type="float">
            <text:p>0.18202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17416" calcext:value-type="float">
            <text:p>0.017416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7043" calcext:value-type="float">
            <text:p>3.007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9985601151904" calcext:value-type="float">
            <text:p>0.0179985601151904</text:p>
          </table:table-cell>
          <table:table-cell table:formula="of:=[.G126]*[.J126]" office:value-type="float" office:value="0.052370660888" calcext:value-type="float">
            <text:p>0.052370660888</text:p>
          </table:table-cell>
          <table:table-cell table:number-columns-repeated="5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4:36:38.966633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43:26.045063343</meta:creation-date>
    <dc:date>2024-01-27T17:43:51.832008355</dc:date>
    <meta:editing-duration>PT19H3M13S</meta:editing-duration>
    <meta:editing-cycles>19</meta:editing-cycles>
    <meta:generator>LibreOffice/7.6.4.1$Linux_X86_64 LibreOffice_project/60$Build-1</meta:generator>
    <meta:document-statistic meta:table-count="4" meta:cell-count="4399" meta:object-count="0"/>
  </office:meta>
</office:document-meta>
</file>